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56" style:family="table">
      <style:table-properties style:width="6.866in" fo:margin-top="0in" fo:margin-bottom="0in" table:align="left" style:writing-mode="lr-tb"/>
    </style:style>
    <style:style style:name="Table156.A" style:family="table-column">
      <style:table-column-properties style:column-width="2in"/>
    </style:style>
    <style:style style:name="Table156.B" style:family="table-column">
      <style:table-column-properties style:column-width="4.866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59" style:family="table">
      <style:table-properties style:width="6.866in" fo:margin-top="0in" fo:margin-bottom="0in" table:align="left" style:writing-mode="lr-tb"/>
    </style:style>
    <style:style style:name="Table159.A" style:family="table-column">
      <style:table-column-properties style:column-width="2in"/>
    </style:style>
    <style:style style:name="Table159.B" style:family="table-column">
      <style:table-column-properties style:column-width="4.866in"/>
    </style:style>
    <style:style style:name="Table159.1" style:family="table-row">
      <style:table-row-properties fo:keep-together="always"/>
    </style:style>
    <style:style style:name="Table159.A1" style:family="table-cell">
      <style:table-cell-properties fo:padding="0in" fo:border-left="none" fo:border-right="none" fo:border-top="0.05pt solid #000001" fo:border-bottom="none"/>
    </style:style>
    <style:style style:name="Table159.A2" style:family="table-cell">
      <style:table-cell-properties fo:padding="0in" fo:border="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8" style:family="paragraph" style:parent-style-name="Body_20_first">
      <style:paragraph-properties fo:keep-together="always"/>
    </style:style>
    <style:style style:name="P109"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0" style:family="paragraph" style:parent-style-name="Example">
      <style:paragraph-properties style:line-height-at-least="0.1945in"/>
      <style:text-properties officeooo:paragraph-rsid="01571ef5"/>
    </style:style>
    <style:style style:name="P111" style:family="paragraph" style:parent-style-name="Example">
      <style:paragraph-properties style:line-height-at-least="0.1945in"/>
      <style:text-properties fo:font-style="italic" officeooo:paragraph-rsid="01571ef5" style:font-style-asian="italic"/>
    </style:style>
    <style:style style:name="P112" style:family="paragraph" style:parent-style-name="Example">
      <style:text-properties officeooo:paragraph-rsid="01571ef5"/>
    </style:style>
    <style:style style:name="P113" style:family="paragraph" style:parent-style-name="Example">
      <style:paragraph-properties style:line-height-at-least="0.1945in"/>
      <style:text-properties fo:font-style="normal" officeooo:paragraph-rsid="01571ef5" style:font-style-asian="normal" style:font-style-complex="normal"/>
    </style:style>
    <style:style style:name="P114" style:family="paragraph" style:parent-style-name="Example">
      <style:paragraph-properties style:line-height-at-least="0.1945in"/>
      <style:text-properties fo:font-style="italic" officeooo:paragraph-rsid="01571ef5" style:font-style-asian="italic" style:font-style-complex="italic"/>
    </style:style>
    <style:style style:name="P115" style:family="paragraph" style:parent-style-name="Text_20_body">
      <style:text-properties officeooo:paragraph-rsid="01571ef5"/>
    </style:style>
    <style:style style:name="P116" style:family="paragraph" style:parent-style-name="Example">
      <style:paragraph-properties style:line-height-at-least="0.1945in" fo:keep-with-next="always"/>
      <style:text-properties officeooo:paragraph-rsid="01571ef5"/>
    </style:style>
    <style:style style:name="P117" style:family="paragraph" style:parent-style-name="Body_20_first">
      <style:text-properties officeooo:paragraph-rsid="01571ef5"/>
    </style:style>
    <style:style style:name="P118" style:family="paragraph" style:parent-style-name="Body_20_first">
      <style:text-properties officeooo:paragraph-rsid="00900ef1"/>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fo:keep-with-next="always"/>
      <style:text-properties officeooo:paragraph-rsid="00a1c792"/>
    </style:style>
    <style:style style:name="P121" style:family="paragraph" style:parent-style-name="Example">
      <style:paragraph-properties style:line-height-at-least="0.1945in" fo:keep-with-next="always"/>
      <style:text-properties officeooo:paragraph-rsid="0094f32d"/>
    </style:style>
    <style:style style:name="P122" style:family="paragraph" style:parent-style-name="Example">
      <style:paragraph-properties style:line-height-at-least="0.1945in"/>
      <style:text-properties officeooo:paragraph-rsid="01458fa7"/>
    </style:style>
    <style:style style:name="P123" style:family="paragraph" style:parent-style-name="Example">
      <style:paragraph-properties style:line-height-at-least="0.1945in"/>
      <style:text-properties officeooo:paragraph-rsid="0149d1db"/>
    </style:style>
    <style:style style:name="P124" style:family="paragraph" style:parent-style-name="Example">
      <style:paragraph-properties style:line-height-at-least="0.1945in"/>
      <style:text-properties fo:font-style="italic" officeooo:paragraph-rsid="01458fa7" style:font-style-asian="italic"/>
    </style:style>
    <style:style style:name="P125" style:family="paragraph" style:parent-style-name="Example">
      <style:paragraph-properties style:line-height-at-least="0.1945in" fo:keep-with-next="always"/>
      <style:text-properties officeooo:paragraph-rsid="01458fa7"/>
    </style:style>
    <style:style style:name="P126"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7" style:family="paragraph" style:parent-style-name="Standard">
      <style:text-properties officeooo:rsid="01485f8e" officeooo:paragraph-rsid="01485f8e"/>
    </style:style>
    <style:style style:name="P128" style:family="paragraph" style:parent-style-name="Body_20_first">
      <style:text-properties officeooo:rsid="01458fa7" officeooo:paragraph-rsid="01458fa7"/>
    </style:style>
    <style:style style:name="P129" style:family="paragraph" style:parent-style-name="Example">
      <style:paragraph-properties style:line-height-at-least="0.1945in"/>
      <style:text-properties fo:font-style="italic" officeooo:paragraph-rsid="0094f32d" style:font-style-asian="italic" style:font-style-complex="italic"/>
    </style:style>
    <style:style style:name="P130" style:family="paragraph" style:parent-style-name="Example">
      <style:paragraph-properties style:line-height-at-least="0.1945in"/>
      <style:text-properties officeooo:paragraph-rsid="01485f8e"/>
    </style:style>
    <style:style style:name="P131" style:family="paragraph" style:parent-style-name="Example">
      <style:paragraph-properties style:line-height-at-least="0.1945in"/>
      <style:text-properties fo:font-style="italic" officeooo:paragraph-rsid="0096d787" style:font-style-asian="italic"/>
    </style:style>
    <style:style style:name="P132" style:family="paragraph" style:parent-style-name="Body_20_first">
      <style:text-properties officeooo:paragraph-rsid="00f175b2"/>
    </style:style>
    <style:style style:name="P133" style:family="paragraph" style:parent-style-name="Example">
      <style:paragraph-properties style:line-height-at-least="0.1945in"/>
      <style:text-properties officeooo:paragraph-rsid="00978cd4"/>
    </style:style>
    <style:style style:name="P134" style:family="paragraph" style:parent-style-name="Example">
      <style:paragraph-properties style:line-height-at-least="0.1945in" fo:keep-with-next="always"/>
      <style:text-properties officeooo:paragraph-rsid="00978cd4"/>
    </style:style>
    <style:style style:name="P135" style:family="paragraph" style:parent-style-name="Example">
      <style:text-properties officeooo:paragraph-rsid="0099b901"/>
    </style:style>
    <style:style style:name="P136" style:family="paragraph" style:parent-style-name="Example">
      <style:paragraph-properties style:line-height-at-least="0.1945in" fo:keep-with-next="always"/>
      <style:text-properties officeooo:rsid="00f49c88" officeooo:paragraph-rsid="00f49c88"/>
    </style:style>
    <style:style style:name="P137" style:family="paragraph" style:parent-style-name="Example">
      <style:paragraph-properties style:line-height-at-least="0.1945in"/>
      <style:text-properties officeooo:paragraph-rsid="009b488e"/>
    </style:style>
    <style:style style:name="P138" style:family="paragraph" style:parent-style-name="Example">
      <style:paragraph-properties style:line-height-at-least="0.1945in" fo:keep-with-next="always"/>
      <style:text-properties officeooo:paragraph-rsid="009b488e"/>
    </style:style>
    <style:style style:name="P139" style:family="paragraph" style:parent-style-name="Body_20_first">
      <style:text-properties officeooo:rsid="014345e2" officeooo:paragraph-rsid="014345e2"/>
    </style:style>
    <style:style style:name="P140" style:family="paragraph" style:parent-style-name="Example">
      <style:paragraph-properties style:line-height-at-least="0.1945in"/>
      <style:text-properties officeooo:paragraph-rsid="002d67a4"/>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officeooo:rsid="009d13c0" officeooo:paragraph-rsid="009d13c0"/>
    </style:style>
    <style:style style:name="P143" style:family="paragraph" style:parent-style-name="Body_20_first">
      <style:text-properties officeooo:rsid="002fef51" officeooo:paragraph-rsid="002fef51"/>
    </style:style>
    <style:style style:name="P144" style:family="paragraph" style:parent-style-name="Example">
      <style:paragraph-properties style:line-height-at-least="0.1945in"/>
      <style:text-properties fo:font-style="italic" officeooo:paragraph-rsid="009e51bd" style:font-style-asian="italic"/>
    </style:style>
    <style:style style:name="P145" style:family="paragraph" style:parent-style-name="Body_20_first">
      <style:text-properties officeooo:paragraph-rsid="003a3a41"/>
    </style:style>
    <style:style style:name="P146" style:family="paragraph" style:parent-style-name="Example">
      <style:paragraph-properties style:line-height-at-least="0.1945in" fo:keep-with-next="always"/>
      <style:text-properties officeooo:paragraph-rsid="00a2ae7c"/>
    </style:style>
    <style:style style:name="P147" style:family="paragraph" style:parent-style-name="Example">
      <style:paragraph-properties style:line-height-at-least="0.1945in"/>
      <style:text-properties officeooo:paragraph-rsid="013d0746"/>
    </style:style>
    <style:style style:name="P148" style:family="paragraph" style:parent-style-name="Example">
      <style:paragraph-properties style:line-height-at-least="0.1945in"/>
      <style:text-properties fo:font-style="italic" officeooo:paragraph-rsid="013d0746" style:font-style-asian="italic" style:font-style-complex="italic"/>
    </style:style>
    <style:style style:name="P149" style:family="paragraph" style:parent-style-name="Example">
      <style:text-properties officeooo:paragraph-rsid="013d0746"/>
    </style:style>
    <style:style style:name="P15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1" style:family="paragraph" style:parent-style-name="Body_20_first">
      <style:text-properties officeooo:rsid="013ed225" officeooo:paragraph-rsid="013ed225"/>
    </style:style>
    <style:style style:name="P152" style:family="paragraph" style:parent-style-name="Example">
      <style:paragraph-properties style:line-height-at-least="0.1945in" fo:keep-with-next="always"/>
      <style:text-properties officeooo:paragraph-rsid="00a5b2c4"/>
    </style:style>
    <style:style style:name="P153" style:family="paragraph" style:parent-style-name="Example">
      <style:paragraph-properties style:line-height-at-least="0.1945in"/>
      <style:text-properties officeooo:paragraph-rsid="00a55ed8"/>
    </style:style>
    <style:style style:name="P154" style:family="paragraph" style:parent-style-name="Body">
      <style:text-properties officeooo:rsid="011c56aa" officeooo:paragraph-rsid="011c56aa"/>
    </style:style>
    <style:style style:name="P155" style:family="paragraph" style:parent-style-name="Example">
      <style:paragraph-properties style:line-height-at-least="0.1945in" fo:keep-with-next="always"/>
      <style:text-properties officeooo:paragraph-rsid="00b0f943"/>
    </style:style>
    <style:style style:name="P156" style:family="paragraph" style:parent-style-name="Example">
      <style:paragraph-properties style:line-height-at-least="0.1945in"/>
      <style:text-properties officeooo:rsid="00246ffe" officeooo:paragraph-rsid="00246ffe"/>
    </style:style>
    <style:style style:name="P157" style:family="paragraph" style:parent-style-name="Example">
      <style:paragraph-properties style:line-height-at-least="0.1945in" fo:keep-with-next="always"/>
      <style:text-properties officeooo:paragraph-rsid="0025d086"/>
    </style:style>
    <style:style style:name="P158" style:family="paragraph" style:parent-style-name="Example">
      <style:paragraph-properties style:line-height-at-least="0.1945in" fo:keep-with-next="always"/>
      <style:text-properties fo:font-style="italic" style:font-style-asian="italic"/>
    </style:style>
    <style:style style:name="P159" style:family="paragraph" style:parent-style-name="Body_20_first">
      <style:text-properties officeooo:paragraph-rsid="0026a6ae"/>
    </style:style>
    <style:style style:name="P160" style:family="paragraph" style:parent-style-name="Example_20__20_indented">
      <style:text-properties officeooo:paragraph-rsid="0026a6ae"/>
    </style:style>
    <style:style style:name="P161" style:family="paragraph" style:parent-style-name="Body_20_first">
      <style:text-properties officeooo:paragraph-rsid="0027df4e"/>
    </style:style>
    <style:style style:name="P162" style:family="paragraph" style:parent-style-name="Example_20__20_indented">
      <style:text-properties officeooo:paragraph-rsid="0027df4e"/>
    </style:style>
    <style:style style:name="P163" style:family="paragraph" style:parent-style-name="Example">
      <style:paragraph-properties style:line-height-at-least="0.1945in"/>
      <style:text-properties style:font-name="Courier1"/>
    </style:style>
    <style:style style:name="P16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5" style:family="paragraph" style:parent-style-name="Example">
      <style:paragraph-properties style:line-height-at-least="0.1945in" fo:keep-with-next="always"/>
      <style:text-properties style:font-name="Courier1"/>
    </style:style>
    <style:style style:name="P166" style:family="paragraph" style:parent-style-name="Example">
      <style:paragraph-properties style:line-height-at-least="0.1945in"/>
      <style:text-properties officeooo:paragraph-rsid="00b21b30"/>
    </style:style>
    <style:style style:name="P167" style:family="paragraph" style:parent-style-name="Example">
      <style:paragraph-properties style:line-height-at-least="0.1945in"/>
      <style:text-properties fo:font-style="italic" officeooo:paragraph-rsid="00b21b30" style:font-style-asian="italic"/>
    </style:style>
    <style:style style:name="P168" style:family="paragraph" style:parent-style-name="Example">
      <style:paragraph-properties style:line-height-at-least="0.1945in" fo:keep-with-next="always"/>
      <style:text-properties fo:font-style="italic" officeooo:paragraph-rsid="00b21b30" style:font-style-asian="italic"/>
    </style:style>
    <style:style style:name="P169" style:family="paragraph" style:parent-style-name="Example">
      <style:paragraph-properties style:line-height-at-least="0.1945in"/>
      <style:text-properties fo:font-style="italic" officeooo:paragraph-rsid="00b23567" style:font-style-asian="italic"/>
    </style:style>
    <style:style style:name="P170" style:family="paragraph" style:parent-style-name="Example">
      <style:text-properties fo:font-style="italic" style:font-style-asian="italic"/>
    </style:style>
    <style:style style:name="P171" style:family="paragraph" style:parent-style-name="Example">
      <style:text-properties officeooo:paragraph-rsid="00b23567"/>
    </style:style>
    <style:style style:name="P172" style:family="paragraph" style:parent-style-name="Example">
      <style:paragraph-properties style:line-height-at-least="0.1945in" fo:keep-with-next="always"/>
      <style:text-properties officeooo:rsid="00b2d2ee" officeooo:paragraph-rsid="00b2d2ee"/>
    </style:style>
    <style:style style:name="P173" style:family="paragraph" style:parent-style-name="Example">
      <style:paragraph-properties style:line-height-at-least="0.1945in" fo:keep-with-next="always"/>
      <style:text-properties officeooo:paragraph-rsid="00b2d2ee"/>
    </style:style>
    <style:style style:name="P174" style:family="paragraph" style:parent-style-name="Example">
      <style:paragraph-properties style:line-height-at-least="0.1945in"/>
      <style:text-properties fo:font-style="italic" officeooo:paragraph-rsid="00b2d2ee" style:font-style-asian="italic"/>
    </style:style>
    <style:style style:name="P175" style:family="paragraph" style:parent-style-name="Example">
      <style:paragraph-properties style:line-height-at-least="0.1945in"/>
      <style:text-properties officeooo:paragraph-rsid="00b2d2ee"/>
    </style:style>
    <style:style style:name="P176" style:family="paragraph" style:parent-style-name="Example">
      <style:paragraph-properties style:line-height-at-least="0.1945in" fo:keep-with-next="always"/>
      <style:text-properties officeooo:paragraph-rsid="00f9bfbf"/>
    </style:style>
    <style:style style:name="P177" style:family="paragraph" style:parent-style-name="Example">
      <style:paragraph-properties style:line-height-at-least="0.1945in"/>
      <style:text-properties fo:font-style="italic" officeooo:paragraph-rsid="00b44d95" style:font-style-asian="italic"/>
    </style:style>
    <style:style style:name="P178" style:family="paragraph" style:parent-style-name="Example">
      <style:paragraph-properties style:line-height-at-least="0.1945in" fo:keep-with-next="always"/>
      <style:text-properties officeooo:paragraph-rsid="00d7f1a5"/>
    </style:style>
    <style:style style:name="P179" style:family="paragraph" style:parent-style-name="Example">
      <style:paragraph-properties style:line-height-at-least="0.1945in"/>
      <style:text-properties fo:font-style="italic" officeooo:paragraph-rsid="00b62da5" style:font-style-asian="italic"/>
    </style:style>
    <style:style style:name="P180" style:family="paragraph" style:parent-style-name="Example">
      <style:paragraph-properties style:line-height-at-least="0.1945in"/>
      <style:text-properties officeooo:paragraph-rsid="0106de7e"/>
    </style:style>
    <style:style style:name="P181" style:family="paragraph" style:parent-style-name="Example">
      <style:paragraph-properties style:line-height-at-least="0.1945in" fo:keep-with-next="always"/>
      <style:text-properties officeooo:paragraph-rsid="00b810ea"/>
    </style:style>
    <style:style style:name="P182" style:family="paragraph" style:parent-style-name="Body_20_first">
      <style:text-properties officeooo:paragraph-rsid="010a1f49"/>
    </style:style>
    <style:style style:name="P183" style:family="paragraph" style:parent-style-name="Example_20__20_indented">
      <style:text-properties officeooo:paragraph-rsid="010a1f49"/>
    </style:style>
    <style:style style:name="P184" style:family="paragraph" style:parent-style-name="Body">
      <style:text-properties officeooo:paragraph-rsid="010a1f49"/>
    </style:style>
    <style:style style:name="P185" style:family="paragraph" style:parent-style-name="Body">
      <style:text-properties officeooo:rsid="0030e942" officeooo:paragraph-rsid="0030e942"/>
    </style:style>
    <style:style style:name="P186" style:family="paragraph" style:parent-style-name="Example">
      <style:paragraph-properties style:line-height-at-least="0.1945in" fo:keep-with-next="always"/>
      <style:text-properties officeooo:paragraph-rsid="00b90643"/>
    </style:style>
    <style:style style:name="P187" style:family="paragraph" style:parent-style-name="Example">
      <style:text-properties officeooo:paragraph-rsid="0164dae5"/>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fo:margin-left="0.5in" fo:text-indent="0in" style:auto-text-indent="false"/>
      <style:text-properties officeooo:paragraph-rsid="0165c905"/>
    </style:style>
    <style:style style:name="P191" style:family="paragraph" style:parent-style-name="Body">
      <style:text-properties officeooo:paragraph-rsid="0022cf08"/>
    </style:style>
    <style:style style:name="P192" style:family="paragraph" style:parent-style-name="Body">
      <style:text-properties officeooo:paragraph-rsid="0023b8dc"/>
    </style:style>
    <style:style style:name="P193" style:family="paragraph" style:parent-style-name="Example">
      <style:text-properties officeooo:paragraph-rsid="00c6a255"/>
    </style:style>
    <style:style style:name="P194" style:family="paragraph" style:parent-style-name="Example">
      <style:paragraph-properties style:line-height-at-least="0.1945in"/>
      <style:text-properties officeooo:paragraph-rsid="00c170d4"/>
    </style:style>
    <style:style style:name="P195" style:family="paragraph" style:parent-style-name="Example">
      <style:paragraph-properties style:line-height-at-least="0.1945in" fo:keep-with-next="always"/>
      <style:text-properties officeooo:rsid="00c170d4" officeooo:paragraph-rsid="00c170d4"/>
    </style:style>
    <style:style style:name="P196" style:family="paragraph" style:parent-style-name="Example">
      <style:paragraph-properties style:line-height-at-least="0.1945in"/>
      <style:text-properties fo:font-style="italic" officeooo:rsid="00c209c6" officeooo:paragraph-rsid="00c209c6" style:font-style-asian="italic"/>
    </style:style>
    <style:style style:name="P197" style:family="paragraph" style:parent-style-name="Example">
      <style:text-properties officeooo:paragraph-rsid="00c2e1fb"/>
    </style:style>
    <style:style style:name="P198" style:family="paragraph" style:parent-style-name="CellBody">
      <style:paragraph-properties style:line-height-at-least="0.1945in"/>
    </style:style>
    <style:style style:name="P199" style:family="paragraph" style:parent-style-name="Example">
      <style:paragraph-properties style:line-height-at-least="0.1945in"/>
      <style:text-properties officeooo:paragraph-rsid="00cc8a87"/>
    </style:style>
    <style:style style:name="P200" style:family="paragraph" style:parent-style-name="CellBody">
      <style:paragraph-properties style:line-height-at-least="0.1945in"/>
      <style:text-properties officeooo:paragraph-rsid="00cc8a87"/>
    </style:style>
    <style:style style:name="P201" style:family="paragraph" style:parent-style-name="Example">
      <style:paragraph-properties style:line-height-at-least="0.1945in"/>
      <style:text-properties fo:font-style="italic" officeooo:paragraph-rsid="00cce8ff" style:font-style-asian="italic" style:font-style-complex="italic"/>
    </style:style>
    <style:style style:name="P202" style:family="paragraph" style:parent-style-name="Example">
      <style:paragraph-properties style:line-height-at-least="0.1945in" fo:keep-with-next="always"/>
      <style:text-properties officeooo:paragraph-rsid="00dac5c2"/>
    </style:style>
    <style:style style:name="P203" style:family="paragraph" style:parent-style-name="Example">
      <style:paragraph-properties style:line-height-at-least="0.1945in"/>
      <style:text-properties fo:font-style="italic" officeooo:paragraph-rsid="00d09572" style:font-style-asian="italic"/>
    </style:style>
    <style:style style:name="P204" style:family="paragraph" style:parent-style-name="Example">
      <style:paragraph-properties style:line-height-at-least="0.1945in" fo:keep-with-next="always"/>
      <style:text-properties officeooo:paragraph-rsid="00d94bcd"/>
    </style:style>
    <style:style style:name="P205" style:family="paragraph" style:parent-style-name="Example">
      <style:paragraph-properties style:line-height-at-least="0.1945in"/>
      <style:text-properties officeooo:paragraph-rsid="00dac5c2"/>
    </style:style>
    <style:style style:name="P206" style:family="paragraph" style:parent-style-name="Body">
      <style:text-properties officeooo:paragraph-rsid="00d9c110"/>
    </style:style>
    <style:style style:name="P207" style:family="paragraph" style:parent-style-name="Example">
      <style:paragraph-properties style:line-height-at-least="0.1945in"/>
      <style:text-properties officeooo:paragraph-rsid="00d17fac"/>
    </style:style>
    <style:style style:name="P208" style:family="paragraph" style:parent-style-name="Body_20_first">
      <style:text-properties officeooo:rsid="00d17fac" officeooo:paragraph-rsid="00d17fac"/>
    </style:style>
    <style:style style:name="P209" style:family="paragraph" style:parent-style-name="Body_20_first">
      <style:text-properties officeooo:paragraph-rsid="004411ee"/>
    </style:style>
    <style:style style:name="P210" style:family="paragraph" style:parent-style-name="Body_20_first">
      <style:text-properties officeooo:rsid="004547bf" officeooo:paragraph-rsid="0045324c"/>
    </style:style>
    <style:style style:name="P211" style:family="paragraph" style:parent-style-name="Example_20__20_indented">
      <style:text-properties officeooo:paragraph-rsid="0045324c"/>
    </style:style>
    <style:style style:name="P212" style:family="paragraph" style:parent-style-name="Example">
      <style:paragraph-properties style:line-height-at-least="0.1945in"/>
      <style:text-properties officeooo:paragraph-rsid="00d24c4e"/>
    </style:style>
    <style:style style:name="P213" style:family="paragraph" style:parent-style-name="Example">
      <style:paragraph-properties style:line-height-at-least="0.1945in"/>
      <style:text-properties officeooo:paragraph-rsid="010b460b"/>
    </style:style>
    <style:style style:name="P214" style:family="paragraph" style:parent-style-name="Example">
      <style:paragraph-properties style:line-height-at-least="0.1945in"/>
      <style:text-properties officeooo:rsid="010b460b" officeooo:paragraph-rsid="010b460b"/>
    </style:style>
    <style:style style:name="P215" style:family="paragraph" style:parent-style-name="Example">
      <style:paragraph-properties style:line-height-at-least="0.1945in"/>
      <style:text-properties officeooo:paragraph-rsid="00fbc558"/>
    </style:style>
    <style:style style:name="P216" style:family="paragraph" style:parent-style-name="Example">
      <style:paragraph-properties style:line-height-at-least="0.1945in"/>
      <style:text-properties officeooo:rsid="00fbc558" officeooo:paragraph-rsid="00fbc558"/>
    </style:style>
    <style:style style:name="P21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8" style:family="paragraph" style:parent-style-name="Body">
      <style:paragraph-properties fo:margin-left="0.5in" fo:margin-right="0in" fo:text-indent="0in" style:auto-text-indent="false"/>
    </style:style>
    <style:style style:name="P219" style:family="paragraph" style:parent-style-name="Body">
      <style:paragraph-properties fo:margin-left="0in" fo:margin-right="0in" fo:text-indent="0.5in" style:auto-text-indent="false"/>
    </style:style>
    <style:style style:name="P220" style:family="paragraph" style:parent-style-name="Example">
      <style:paragraph-properties style:line-height-at-least="0.1945in"/>
      <style:text-properties officeooo:paragraph-rsid="01017d14"/>
    </style:style>
    <style:style style:name="P221" style:family="paragraph" style:parent-style-name="Example">
      <style:paragraph-properties style:line-height-at-least="0.1945in"/>
      <style:text-properties officeooo:paragraph-rsid="0101d659"/>
    </style:style>
    <style:style style:name="P222" style:family="paragraph" style:parent-style-name="Example">
      <style:paragraph-properties style:line-height-at-least="0.1945in" fo:keep-with-next="always"/>
      <style:text-properties officeooo:rsid="0101d659" officeooo:paragraph-rsid="0101d659"/>
    </style:style>
    <style:style style:name="P223" style:family="paragraph" style:parent-style-name="Body_20_first">
      <style:text-properties officeooo:paragraph-rsid="0173772f"/>
    </style:style>
    <style:style style:name="P224" style:family="paragraph" style:parent-style-name="Example">
      <style:paragraph-properties style:line-height-at-least="0.1945in"/>
      <style:text-properties officeooo:paragraph-rsid="0173772f"/>
    </style:style>
    <style:style style:name="P225" style:family="paragraph" style:parent-style-name="Example">
      <style:paragraph-properties style:line-height-at-least="0.1945in" fo:keep-with-next="always"/>
      <style:text-properties officeooo:paragraph-rsid="0173772f"/>
    </style:style>
    <style:style style:name="P226" style:family="paragraph" style:parent-style-name="Example">
      <style:paragraph-properties style:line-height-at-least="0.1945in"/>
      <style:text-properties fo:font-style="italic" officeooo:paragraph-rsid="01052c6d" style:font-style-asian="italic"/>
    </style:style>
    <style:style style:name="P227" style:family="paragraph" style:parent-style-name="Example">
      <style:paragraph-properties style:line-height-at-least="0.1945in"/>
      <style:text-properties officeooo:paragraph-rsid="01052c6d"/>
    </style:style>
    <style:style style:name="P228" style:family="paragraph" style:parent-style-name="Example">
      <style:paragraph-properties style:line-height-at-least="0.1945in" fo:keep-with-next="always"/>
      <style:text-properties officeooo:paragraph-rsid="010d4549"/>
    </style:style>
    <style:style style:name="P229" style:family="paragraph" style:parent-style-name="Example">
      <style:paragraph-properties style:line-height-at-least="0.1945in"/>
      <style:text-properties officeooo:paragraph-rsid="010e418f"/>
    </style:style>
    <style:style style:name="P230" style:family="paragraph" style:parent-style-name="Example">
      <style:text-properties officeooo:paragraph-rsid="010e418f"/>
    </style:style>
    <style:style style:name="P231" style:family="paragraph" style:parent-style-name="Example">
      <style:paragraph-properties style:line-height-at-least="0.1945in"/>
      <style:text-properties fo:font-style="italic" officeooo:paragraph-rsid="010e418f" style:font-style-asian="italic"/>
    </style:style>
    <style:style style:name="P232" style:family="paragraph" style:parent-style-name="Standard">
      <style:text-properties style:font-name="Courier1"/>
    </style:style>
    <style:style style:name="P233" style:family="paragraph" style:parent-style-name="Standard">
      <style:paragraph-properties style:line-height-at-least="0.1945in"/>
      <style:text-properties style:font-name="Courier1"/>
    </style:style>
    <style:style style:name="P234" style:family="paragraph" style:parent-style-name="Standard">
      <style:paragraph-properties style:line-height-at-least="0.1945in"/>
      <style:text-properties style:font-name="Courier1" fo:font-style="italic" style:font-style-asian="italic" style:font-style-complex="italic"/>
    </style:style>
    <style:style style:name="P235" style:family="paragraph" style:parent-style-name="Example">
      <style:paragraph-properties style:line-height-at-least="0.1945in" fo:keep-with-next="always"/>
      <style:text-properties officeooo:paragraph-rsid="01416667"/>
    </style:style>
    <style:style style:name="P236" style:family="paragraph" style:parent-style-name="Standard">
      <style:text-properties style:font-name="Courier1" officeooo:paragraph-rsid="01363be5"/>
    </style:style>
    <style:style style:name="P237" style:family="paragraph" style:parent-style-name="Standard">
      <style:text-properties officeooo:rsid="0147e047" officeooo:paragraph-rsid="0147e047"/>
    </style:style>
    <style:style style:name="P238" style:family="paragraph" style:parent-style-name="Body_20_first">
      <style:text-properties officeooo:rsid="002ca1cb" officeooo:paragraph-rsid="002ca1cb"/>
    </style:style>
    <style:style style:name="P239" style:family="paragraph" style:parent-style-name="Example">
      <style:text-properties officeooo:paragraph-rsid="002ca1cb"/>
    </style:style>
    <style:style style:name="P240" style:family="paragraph" style:parent-style-name="Body">
      <style:text-properties officeooo:rsid="0147e047" officeooo:paragraph-rsid="0147e047"/>
    </style:style>
    <style:style style:name="P241" style:family="paragraph" style:parent-style-name="Example">
      <style:paragraph-properties style:line-height-at-least="0.1945in"/>
      <style:text-properties fo:font-style="italic" officeooo:paragraph-rsid="0110669e" style:font-style-asian="italic"/>
    </style:style>
    <style:style style:name="P242" style:family="paragraph" style:parent-style-name="Body_20_first">
      <style:text-properties officeooo:paragraph-rsid="0124b8b3"/>
    </style:style>
    <style:style style:name="P243" style:family="paragraph" style:parent-style-name="Example">
      <style:paragraph-properties style:line-height-at-least="0.1945in"/>
      <style:text-properties officeooo:paragraph-rsid="001ad9c2"/>
    </style:style>
    <style:style style:name="P244" style:family="paragraph" style:parent-style-name="Standard">
      <style:text-properties style:font-name="Courier1" officeooo:paragraph-rsid="002b921f"/>
    </style:style>
    <style:style style:name="P245" style:family="paragraph" style:parent-style-name="Standard">
      <style:text-properties style:font-name="Courier1" officeooo:paragraph-rsid="001b7e53"/>
    </style:style>
    <style:style style:name="P246" style:family="paragraph" style:parent-style-name="Standard">
      <style:paragraph-properties style:line-height-at-least="0.1945in"/>
      <style:text-properties style:font-name="Courier1" officeooo:paragraph-rsid="011192a8"/>
    </style:style>
    <style:style style:name="P247" style:family="paragraph" style:parent-style-name="Example">
      <style:paragraph-properties style:line-height-at-least="0.1945in"/>
      <style:text-properties officeooo:rsid="001ad9c2" officeooo:paragraph-rsid="002b921f"/>
    </style:style>
    <style:style style:name="P248" style:family="paragraph" style:parent-style-name="Example">
      <style:paragraph-properties style:line-height-at-least="0.1945in"/>
      <style:text-properties officeooo:rsid="001ad9c2" officeooo:paragraph-rsid="001cf89a"/>
    </style:style>
    <style:style style:name="P249"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50" style:family="paragraph" style:parent-style-name="Example">
      <style:paragraph-properties style:line-height-at-least="0.1945in" fo:keep-with-next="always"/>
      <style:text-properties officeooo:rsid="001ad9c2" officeooo:paragraph-rsid="001cf89a"/>
    </style:style>
    <style:style style:name="P25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52" style:family="paragraph" style:parent-style-name="Example">
      <style:paragraph-properties style:line-height-at-least="0.1945in" fo:keep-with-next="always"/>
      <style:text-properties officeooo:paragraph-rsid="001ad9c2"/>
    </style:style>
    <style:style style:name="P253" style:family="paragraph" style:parent-style-name="Body_20_first">
      <style:text-properties officeooo:paragraph-rsid="004911c2"/>
    </style:style>
    <style:style style:name="P254" style:family="paragraph" style:parent-style-name="Body">
      <style:text-properties officeooo:paragraph-rsid="00eff0d8"/>
    </style:style>
    <style:style style:name="P255" style:family="paragraph" style:parent-style-name="Body">
      <style:text-properties officeooo:rsid="0040c94b" officeooo:paragraph-rsid="0040c94b"/>
    </style:style>
    <style:style style:name="P256" style:family="paragraph" style:parent-style-name="Standard">
      <style:paragraph-properties style:line-height-at-least="0.1945in"/>
      <style:text-properties style:font-name="Courier1" fo:font-style="normal" style:font-style-asian="normal" style:font-style-complex="normal"/>
    </style:style>
    <style:style style:name="P25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8" style:family="paragraph" style:parent-style-name="Body_20_first">
      <style:text-properties officeooo:paragraph-rsid="011a6360"/>
    </style:style>
    <style:style style:name="P259" style:family="paragraph" style:parent-style-name="Body_20_first">
      <style:text-properties officeooo:rsid="011a6360" officeooo:paragraph-rsid="011a6360"/>
    </style:style>
    <style:style style:name="P260" style:family="paragraph" style:parent-style-name="Standard">
      <style:text-properties style:font-name="Courier1" fo:font-style="normal" officeooo:rsid="011b5c11" officeooo:paragraph-rsid="011b5c11" style:font-style-asian="normal" style:font-style-complex="normal"/>
    </style:style>
    <style:style style:name="P261" style:family="paragraph" style:parent-style-name="Standard">
      <style:text-properties style:font-name="Courier1" fo:font-style="normal" officeooo:rsid="011b5c11" officeooo:paragraph-rsid="01545460" style:font-style-asian="normal" style:font-style-complex="normal"/>
    </style:style>
    <style:style style:name="P262" style:family="paragraph" style:parent-style-name="Index_20_Heading">
      <style:paragraph-properties fo:break-before="page"/>
    </style:style>
    <style:style style:name="P263" style:family="paragraph" style:parent-style-name="Index_20_1">
      <style:paragraph-properties>
        <style:tab-stops>
          <style:tab-stop style:position="6.8693in" style:type="right" style:leader-style="dotted" style:leader-text="."/>
        </style:tab-stops>
      </style:paragraph-properties>
    </style:style>
    <style:style style:name="P264" style:family="paragraph" style:parent-style-name="Body">
      <style:paragraph-properties style:line-height-at-least="0.1945in" fo:keep-together="always"/>
    </style:style>
    <style:style style:name="P265"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697772"/>
    </style:style>
    <style:style style:name="T62" style:family="text">
      <style:text-properties officeooo:rsid="0154fd6b"/>
    </style:style>
    <style:style style:name="T63" style:family="text">
      <style:text-properties fo:font-style="italic" officeooo:rsid="0154fd6b" style:font-style-asian="italic" style:font-style-complex="italic"/>
    </style:style>
    <style:style style:name="T64" style:family="text">
      <style:text-properties fo:font-style="normal" officeooo:rsid="0154fd6b" style:font-style-asian="normal" style:font-style-complex="normal"/>
    </style:style>
    <style:style style:name="T65" style:family="text">
      <style:text-properties officeooo:rsid="007853e8"/>
    </style:style>
    <style:style style:name="T66" style:family="text">
      <style:text-properties fo:font-style="normal" officeooo:rsid="007853e8" style:font-style-asian="normal" style:font-style-complex="normal"/>
    </style:style>
    <style:style style:name="T67" style:family="text">
      <style:text-properties officeooo:rsid="00718222"/>
    </style:style>
    <style:style style:name="T68" style:family="text">
      <style:text-properties officeooo:rsid="0072f020"/>
    </style:style>
    <style:style style:name="T69" style:family="text">
      <style:text-properties officeooo:rsid="0073d4af"/>
    </style:style>
    <style:style style:name="T70" style:family="text">
      <style:text-properties officeooo:rsid="0073ea08"/>
    </style:style>
    <style:style style:name="T71" style:family="text">
      <style:text-properties officeooo:rsid="001279b8"/>
    </style:style>
    <style:style style:name="T72" style:family="text">
      <style:text-properties officeooo:rsid="0019cd6d"/>
    </style:style>
    <style:style style:name="T73" style:family="text">
      <style:text-properties officeooo:rsid="014bca61"/>
    </style:style>
    <style:style style:name="T74" style:family="text">
      <style:text-properties officeooo:rsid="0018ef7c"/>
    </style:style>
    <style:style style:name="T75" style:family="text">
      <style:text-properties officeooo:rsid="0016ec46"/>
    </style:style>
    <style:style style:name="T76" style:family="text">
      <style:text-properties officeooo:rsid="0088d7c4"/>
    </style:style>
    <style:style style:name="T77" style:family="text">
      <style:text-properties officeooo:rsid="0010eab8"/>
    </style:style>
    <style:style style:name="T78" style:family="text">
      <style:text-properties officeooo:rsid="01698ad0"/>
    </style:style>
    <style:style style:name="T79" style:family="text">
      <style:text-properties officeooo:rsid="0013fa0e"/>
    </style:style>
    <style:style style:name="T80" style:family="text">
      <style:text-properties officeooo:rsid="00bc96f0"/>
    </style:style>
    <style:style style:name="T81" style:family="text">
      <style:text-properties officeooo:rsid="0015556b"/>
    </style:style>
    <style:style style:name="T82" style:family="text">
      <style:text-properties fo:font-weight="normal" officeooo:rsid="0010eab8" style:font-weight-asian="normal" style:font-weight-complex="normal"/>
    </style:style>
    <style:style style:name="T83" style:family="text">
      <style:text-properties fo:font-weight="normal" officeooo:rsid="008aa77f" style:font-weight-asian="normal" style:font-weight-complex="normal"/>
    </style:style>
    <style:style style:name="T84" style:family="text">
      <style:text-properties officeooo:rsid="0017b7e3"/>
    </style:style>
    <style:style style:name="T85" style:family="text">
      <style:text-properties style:font-name="Helvetica2" officeooo:rsid="0171ebb2"/>
    </style:style>
    <style:style style:name="T86" style:family="text">
      <style:text-properties officeooo:rsid="00bbb02f"/>
    </style:style>
    <style:style style:name="T87" style:family="text">
      <style:text-properties officeooo:rsid="01239c35"/>
    </style:style>
    <style:style style:name="T88" style:family="text">
      <style:text-properties officeooo:rsid="00bc6c5b"/>
    </style:style>
    <style:style style:name="T89" style:family="text">
      <style:text-properties fo:font-style="normal" officeooo:rsid="0073f933" style:font-style-asian="normal" style:font-style-complex="normal"/>
    </style:style>
    <style:style style:name="T90" style:family="text">
      <style:text-properties fo:font-style="italic" officeooo:rsid="0073f933" style:font-style-asian="italic" style:font-style-complex="normal"/>
    </style:style>
    <style:style style:name="T91" style:family="text">
      <style:text-properties officeooo:rsid="0073f933"/>
    </style:style>
    <style:style style:name="T92" style:family="text">
      <style:text-properties fo:font-style="italic" style:font-style-asian="italic" style:font-style-complex="normal"/>
    </style:style>
    <style:style style:name="T93" style:family="text">
      <style:text-properties officeooo:rsid="00631d9e"/>
    </style:style>
    <style:style style:name="T94" style:family="text">
      <style:text-properties officeooo:rsid="0078fa56"/>
    </style:style>
    <style:style style:name="T95" style:family="text">
      <style:text-properties officeooo:rsid="014d752f"/>
    </style:style>
    <style:style style:name="T96" style:family="text">
      <style:text-properties style:font-name="Helvetica" fo:font-size="10pt" officeooo:rsid="014d752f"/>
    </style:style>
    <style:style style:name="T97" style:family="text">
      <style:text-properties style:font-name="Helvetica" fo:font-size="10pt"/>
    </style:style>
    <style:style style:name="T98" style:family="text">
      <style:text-properties officeooo:rsid="01268a87"/>
    </style:style>
    <style:style style:name="T99" style:family="text">
      <style:text-properties fo:font-style="normal" officeooo:rsid="007d7983" style:font-style-asian="normal" style:font-style-complex="normal"/>
    </style:style>
    <style:style style:name="T100" style:family="text">
      <style:text-properties officeooo:rsid="007d7983"/>
    </style:style>
    <style:style style:name="T101" style:family="text">
      <style:text-properties officeooo:rsid="01590e40"/>
    </style:style>
    <style:style style:name="T102" style:family="text">
      <style:text-properties fo:font-style="normal" officeooo:rsid="00422fb2" style:font-style-asian="normal" style:font-style-complex="normal"/>
    </style:style>
    <style:style style:name="T103" style:family="text">
      <style:text-properties fo:font-style="italic" officeooo:rsid="00422fb2" style:font-style-asian="italic" style:font-style-complex="italic"/>
    </style:style>
    <style:style style:name="T104" style:family="text">
      <style:text-properties officeooo:rsid="003771f5"/>
    </style:style>
    <style:style style:name="T105" style:family="text">
      <style:text-properties fo:font-weight="normal" officeooo:rsid="003771f5" style:font-weight-asian="normal" style:font-weight-complex="normal"/>
    </style:style>
    <style:style style:name="T106" style:family="text">
      <style:text-properties fo:font-weight="normal" officeooo:rsid="01590e40" style:font-weight-asian="normal" style:font-weight-complex="normal"/>
    </style:style>
    <style:style style:name="T107" style:family="text">
      <style:text-properties officeooo:rsid="007fa243"/>
    </style:style>
    <style:style style:name="T108" style:family="text">
      <style:text-properties officeooo:rsid="003eba94"/>
    </style:style>
    <style:style style:name="T109" style:family="text">
      <style:text-properties officeooo:rsid="00f5e90a"/>
    </style:style>
    <style:style style:name="T110" style:family="text">
      <style:text-properties style:font-name="Courier1" style:font-name-complex="Courier New1"/>
    </style:style>
    <style:style style:name="T111" style:family="text">
      <style:text-properties style:font-name="Courier1" fo:font-style="italic" style:font-style-asian="italic" style:font-name-complex="Courier New1"/>
    </style:style>
    <style:style style:name="T112" style:family="text">
      <style:text-properties officeooo:rsid="007ec192"/>
    </style:style>
    <style:style style:name="T113" style:family="text">
      <style:text-properties fo:font-style="normal" officeooo:rsid="007ec192" style:font-style-asian="normal" style:font-style-complex="italic"/>
    </style:style>
    <style:style style:name="T114" style:family="text">
      <style:text-properties fo:font-style="italic" officeooo:rsid="007ec192" style:font-style-asian="italic" style:font-style-complex="italic"/>
    </style:style>
    <style:style style:name="T115" style:family="text">
      <style:text-properties officeooo:rsid="007eea6f"/>
    </style:style>
    <style:style style:name="T116" style:family="text">
      <style:text-properties officeooo:rsid="014345e2"/>
    </style:style>
    <style:style style:name="T117" style:family="text">
      <style:text-properties officeooo:rsid="00360b87"/>
    </style:style>
    <style:style style:name="T118" style:family="text">
      <style:text-properties style:use-window-font-color="true" loext:opacity="0%" style:font-name="Helvetica1" officeooo:rsid="00360b87"/>
    </style:style>
    <style:style style:name="T119" style:family="text">
      <style:text-properties style:font-name="Courier" officeooo:rsid="00360b87"/>
    </style:style>
    <style:style style:name="T120" style:family="text">
      <style:text-properties officeooo:rsid="00335e54"/>
    </style:style>
    <style:style style:name="T121" style:family="text">
      <style:text-properties style:font-name="Courier" officeooo:rsid="00335e54"/>
    </style:style>
    <style:style style:name="T122" style:family="text">
      <style:text-properties style:font-name="Helvetica2"/>
    </style:style>
    <style:style style:name="T123" style:family="text">
      <style:text-properties officeooo:rsid="01451991"/>
    </style:style>
    <style:style style:name="T124" style:family="text">
      <style:text-properties officeooo:rsid="0143ed97"/>
    </style:style>
    <style:style style:name="T125" style:family="text">
      <style:text-properties officeooo:rsid="015dd42b"/>
    </style:style>
    <style:style style:name="T126" style:family="text">
      <style:text-properties fo:font-weight="normal" officeooo:rsid="015a7a53" style:font-weight-asian="normal" style:font-weight-complex="normal"/>
    </style:style>
    <style:style style:name="T127" style:family="text">
      <style:text-properties fo:font-weight="normal" style:font-weight-asian="normal" style:font-weight-complex="normal"/>
    </style:style>
    <style:style style:name="T128" style:family="text">
      <style:text-properties fo:font-style="italic" style:font-style-asian="italic" style:font-style-complex="italic" style:font-weight-complex="bold"/>
    </style:style>
    <style:style style:name="T129" style:family="text">
      <style:text-properties fo:font-weight="normal" style:font-weight-asian="normal"/>
    </style:style>
    <style:style style:name="T130" style:family="text">
      <style:text-properties style:font-name="Courier New" style:font-name-complex="Courier New1"/>
    </style:style>
    <style:style style:name="T131" style:family="text">
      <style:text-properties officeooo:rsid="010aee04"/>
    </style:style>
    <style:style style:name="T132" style:family="text">
      <style:text-properties style:font-name-complex="Courier New1"/>
    </style:style>
    <style:style style:name="T133" style:family="text">
      <style:text-properties fo:font-style="normal" officeooo:rsid="010aee04" style:font-style-asian="normal" style:font-style-complex="normal"/>
    </style:style>
    <style:style style:name="T134" style:family="text">
      <style:text-properties officeooo:rsid="00846b92"/>
    </style:style>
    <style:style style:name="T135" style:family="text">
      <style:text-properties fo:font-style="italic" officeooo:rsid="008daa0d" style:font-style-asian="italic"/>
    </style:style>
    <style:style style:name="T136" style:family="text">
      <style:text-properties officeooo:rsid="0156ee64"/>
    </style:style>
    <style:style style:name="T137" style:family="text">
      <style:text-properties fo:font-style="normal" officeooo:rsid="00946c82" style:font-style-asian="normal" style:font-style-complex="normal"/>
    </style:style>
    <style:style style:name="T138" style:family="text">
      <style:text-properties officeooo:rsid="00946c82"/>
    </style:style>
    <style:style style:name="T139" style:family="text">
      <style:text-properties officeooo:rsid="008bf7b7"/>
    </style:style>
    <style:style style:name="T140" style:family="text">
      <style:text-properties officeooo:rsid="008daa0d"/>
    </style:style>
    <style:style style:name="T141" style:family="text">
      <style:text-properties officeooo:rsid="015696e0"/>
    </style:style>
    <style:style style:name="T142" style:family="text">
      <style:text-properties style:font-name="Courier" fo:font-style="normal" officeooo:rsid="008daa0d" style:font-style-asian="normal" style:font-style-complex="normal"/>
    </style:style>
    <style:style style:name="T143" style:family="text">
      <style:text-properties style:font-name="Courier" fo:font-style="normal" style:font-style-asian="normal" style:font-style-complex="normal"/>
    </style:style>
    <style:style style:name="T144" style:family="text">
      <style:text-properties fo:font-style="normal" officeooo:rsid="008daa0d" style:font-style-asian="normal" style:font-style-complex="normal"/>
    </style:style>
    <style:style style:name="T145" style:family="text">
      <style:text-properties fo:font-style="normal" officeooo:rsid="0156ee64" style:font-style-asian="normal" style:font-style-complex="normal"/>
    </style:style>
    <style:style style:name="T146" style:family="text">
      <style:text-properties style:font-name="Courier" officeooo:rsid="016f5829"/>
    </style:style>
    <style:style style:name="T147" style:family="text">
      <style:text-properties style:font-name="Courier" officeooo:rsid="01612b0a"/>
    </style:style>
    <style:style style:name="T148" style:family="text">
      <style:text-properties officeooo:rsid="00916107"/>
    </style:style>
    <style:style style:name="T149" style:family="text">
      <style:text-properties fo:font-style="normal" style:font-style-asian="normal" style:font-style-complex="italic"/>
    </style:style>
    <style:style style:name="T150" style:family="text">
      <style:text-properties officeooo:rsid="0094f32d"/>
    </style:style>
    <style:style style:name="T151" style:family="text">
      <style:text-properties officeooo:rsid="01458fa7"/>
    </style:style>
    <style:style style:name="T152" style:family="text">
      <style:text-properties officeooo:rsid="0149d1db"/>
    </style:style>
    <style:style style:name="T153" style:family="text">
      <style:text-properties fo:font-style="normal" officeooo:rsid="01485f8e" style:font-style-asian="normal" style:font-style-complex="normal"/>
    </style:style>
    <style:style style:name="T154" style:family="text">
      <style:text-properties fo:font-style="normal" officeooo:rsid="0149d1db" style:font-style-asian="normal" style:font-style-complex="normal"/>
    </style:style>
    <style:style style:name="T155" style:family="text">
      <style:text-properties fo:font-style="italic" officeooo:rsid="01485f8e" style:font-style-asian="italic"/>
    </style:style>
    <style:style style:name="T156" style:family="text">
      <style:text-properties officeooo:rsid="00f32e11"/>
    </style:style>
    <style:style style:name="T157" style:family="text">
      <style:text-properties officeooo:rsid="00f49c88"/>
    </style:style>
    <style:style style:name="T158" style:family="text">
      <style:text-properties officeooo:rsid="00978cd4"/>
    </style:style>
    <style:style style:name="T159" style:family="text">
      <style:text-properties fo:font-style="normal" officeooo:rsid="00978cd4" style:font-style-asian="normal" style:font-style-complex="normal"/>
    </style:style>
    <style:style style:name="T160" style:family="text">
      <style:text-properties officeooo:rsid="0099b901"/>
    </style:style>
    <style:style style:name="T161" style:family="text">
      <style:text-properties officeooo:rsid="000f7126"/>
    </style:style>
    <style:style style:name="T162" style:family="text">
      <style:text-properties officeooo:rsid="002d67a4"/>
    </style:style>
    <style:style style:name="T163" style:family="text">
      <style:text-properties fo:font-style="normal" officeooo:rsid="002d67a4" style:font-style-asian="normal" style:font-style-complex="normal"/>
    </style:style>
    <style:style style:name="T164" style:family="text">
      <style:text-properties officeooo:rsid="01178187"/>
    </style:style>
    <style:style style:name="T165" style:family="text">
      <style:text-properties fo:font-style="normal" officeooo:rsid="009e51bd" style:font-style-asian="normal" style:font-style-complex="normal"/>
    </style:style>
    <style:style style:name="T166" style:family="text">
      <style:text-properties officeooo:rsid="003a3a41"/>
    </style:style>
    <style:style style:name="T167" style:family="text">
      <style:text-properties fo:font-weight="normal" officeooo:rsid="003a3a41" style:font-weight-asian="normal" style:font-weight-complex="normal"/>
    </style:style>
    <style:style style:name="T168" style:family="text">
      <style:text-properties style:font-name="Helvetica2" fo:font-weight="normal" officeooo:rsid="003a3a41" style:font-weight-asian="normal" style:font-weight-complex="normal"/>
    </style:style>
    <style:style style:name="T169" style:family="text">
      <style:text-properties style:font-name="Helvetica2" fo:font-weight="normal" officeooo:rsid="003771f5" style:font-weight-asian="normal" style:font-weight-complex="normal"/>
    </style:style>
    <style:style style:name="T170" style:family="text">
      <style:text-properties fo:font-weight="normal" officeooo:rsid="015f5ddf" style:font-weight-asian="normal" style:font-weight-complex="normal"/>
    </style:style>
    <style:style style:name="T171" style:family="text">
      <style:text-properties style:font-name="Helvetica2" fo:font-weight="normal" officeooo:rsid="015f5ddf" style:font-weight-asian="normal" style:font-weight-complex="normal"/>
    </style:style>
    <style:style style:name="T172" style:family="text">
      <style:text-properties style:font-name="Helvetica2" fo:font-weight="normal" officeooo:rsid="003cce0d" style:font-weight-asian="normal" style:font-weight-complex="normal"/>
    </style:style>
    <style:style style:name="T173" style:family="text">
      <style:text-properties style:font-name="Helvetica2" fo:font-weight="normal" officeooo:rsid="003bb614" style:font-weight-asian="normal" style:font-weight-complex="normal"/>
    </style:style>
    <style:style style:name="T174" style:family="text">
      <style:text-properties style:font-name="Helvetica2" fo:font-weight="normal" style:font-weight-asian="normal" style:font-weight-complex="normal"/>
    </style:style>
    <style:style style:name="T175" style:family="text">
      <style:text-properties style:font-name="Helvetica2" fo:font-weight="normal" officeooo:rsid="004547bf" style:font-weight-asian="normal" style:font-weight-complex="normal"/>
    </style:style>
    <style:style style:name="T176" style:family="text">
      <style:text-properties style:font-name="Helvetica2" fo:font-weight="normal" officeooo:rsid="00465a6e" style:font-weight-asian="normal" style:font-weight-complex="normal"/>
    </style:style>
    <style:style style:name="T177" style:family="text">
      <style:text-properties style:font-name="Helvetica2" fo:font-weight="normal" officeooo:rsid="003e26a8" style:font-weight-asian="normal" style:font-weight-complex="normal"/>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0a2ae7c" style:font-style-asian="normal" style:font-weight-asian="normal" style:font-style-complex="normal" style:font-weight-complex="normal"/>
    </style:style>
    <style:style style:name="T180" style:family="text">
      <style:text-properties officeooo:rsid="013d0746"/>
    </style:style>
    <style:style style:name="T181" style:family="text">
      <style:text-properties officeooo:rsid="00a2dc73"/>
    </style:style>
    <style:style style:name="T182" style:family="text">
      <style:text-properties officeooo:rsid="00a4b677"/>
    </style:style>
    <style:style style:name="T183" style:family="text">
      <style:text-properties fo:font-style="normal" officeooo:rsid="00a5b2c4" style:font-style-asian="normal" style:font-style-complex="normal"/>
    </style:style>
    <style:style style:name="T184" style:family="text">
      <style:text-properties fo:font-style="normal" officeooo:rsid="00a55ed8" style:font-style-asian="normal" style:font-style-complex="normal"/>
    </style:style>
    <style:style style:name="T185" style:family="text">
      <style:text-properties officeooo:rsid="00a55ed8"/>
    </style:style>
    <style:style style:name="T186" style:family="text">
      <style:text-properties fo:font-style="normal" officeooo:rsid="00a6c13a" style:font-style-asian="normal" style:font-style-complex="normal"/>
    </style:style>
    <style:style style:name="T187" style:family="text">
      <style:text-properties officeooo:rsid="00aee862"/>
    </style:style>
    <style:style style:name="T188" style:family="text">
      <style:text-properties fo:font-style="normal" officeooo:rsid="00b098c9" style:font-style-asian="normal" style:font-style-complex="normal"/>
    </style:style>
    <style:style style:name="T189" style:family="text">
      <style:text-properties fo:font-style="normal" officeooo:rsid="00aa946c" style:font-style-asian="normal" style:font-style-complex="normal"/>
    </style:style>
    <style:style style:name="T190" style:family="text">
      <style:text-properties fo:font-style="italic" fo:font-weight="normal" style:font-style-asian="italic" style:font-weight-asian="normal" style:font-style-complex="normal"/>
    </style:style>
    <style:style style:name="T191" style:family="text">
      <style:text-properties fo:font-style="normal" fo:font-weight="normal" officeooo:rsid="00aa946c" style:font-style-asian="normal" style:font-weight-asian="normal" style:font-style-complex="normal"/>
    </style:style>
    <style:style style:name="T192" style:family="text">
      <style:text-properties fo:font-style="italic" fo:font-weight="normal" officeooo:rsid="00aa946c" style:font-style-asian="italic" style:font-weight-asian="normal" style:font-style-complex="normal"/>
    </style:style>
    <style:style style:name="T193" style:family="text">
      <style:text-properties fo:font-style="italic" fo:font-weight="normal" style:font-style-asian="italic" style:font-weight-asian="normal"/>
    </style:style>
    <style:style style:name="T194" style:family="text">
      <style:text-properties fo:font-style="normal" officeooo:rsid="00b0f943" style:font-style-asian="normal" style:font-style-complex="normal"/>
    </style:style>
    <style:style style:name="T195" style:family="text">
      <style:text-properties fo:font-style="normal" officeooo:rsid="00acadbc" style:font-style-asian="normal" style:font-style-complex="normal"/>
    </style:style>
    <style:style style:name="T196" style:family="text">
      <style:text-properties officeooo:rsid="00256b5c"/>
    </style:style>
    <style:style style:name="T197" style:family="text">
      <style:text-properties fo:language="zxx" fo:country="none" officeooo:rsid="00256b5c"/>
    </style:style>
    <style:style style:name="T198" style:family="text">
      <style:text-properties officeooo:rsid="0025d086"/>
    </style:style>
    <style:style style:name="T199" style:family="text">
      <style:text-properties officeooo:rsid="00246ffe"/>
    </style:style>
    <style:style style:name="T200" style:family="text">
      <style:text-properties officeooo:rsid="0026a6ae"/>
    </style:style>
    <style:style style:name="T201" style:family="text">
      <style:text-properties officeooo:rsid="0027df4e"/>
    </style:style>
    <style:style style:name="T202" style:family="text">
      <style:text-properties style:font-name="Helvetica2" officeooo:rsid="0027df4e"/>
    </style:style>
    <style:style style:name="T203" style:family="text">
      <style:text-properties fo:font-style="italic" style:font-style-asian="italic" style:font-name-complex="Courier New1"/>
    </style:style>
    <style:style style:name="T204" style:family="text">
      <style:text-properties fo:font-style="italic" style:font-style-asian="italic" style:font-name-complex="Courier New1" style:font-style-complex="italic"/>
    </style:style>
    <style:style style:name="T205" style:family="text">
      <style:text-properties fo:font-weight="bold" style:font-weight-asian="bold" style:font-weight-complex="bold"/>
    </style:style>
    <style:style style:name="T206" style:family="text">
      <style:text-properties officeooo:rsid="00b21b30"/>
    </style:style>
    <style:style style:name="T207" style:family="text">
      <style:text-properties fo:font-style="italic" officeooo:rsid="00b23567" style:font-style-asian="italic"/>
    </style:style>
    <style:style style:name="T208" style:family="text">
      <style:text-properties officeooo:rsid="00b23567"/>
    </style:style>
    <style:style style:name="T209" style:family="text">
      <style:text-properties officeooo:rsid="00b2d2ee"/>
    </style:style>
    <style:style style:name="T210" style:family="text">
      <style:text-properties fo:font-style="italic" officeooo:rsid="00b2d2ee" style:font-style-asian="italic"/>
    </style:style>
    <style:style style:name="T211" style:family="text">
      <style:text-properties officeooo:rsid="00f9bfbf"/>
    </style:style>
    <style:style style:name="T212" style:family="text">
      <style:text-properties fo:font-style="normal" officeooo:rsid="00b2d2ee" style:font-style-asian="normal" style:font-style-complex="normal"/>
    </style:style>
    <style:style style:name="T213" style:family="text">
      <style:text-properties officeooo:rsid="00b62da5"/>
    </style:style>
    <style:style style:name="T214" style:family="text">
      <style:text-properties officeooo:rsid="00b810ea"/>
    </style:style>
    <style:style style:name="T215" style:family="text">
      <style:text-properties officeooo:rsid="010a1f49"/>
    </style:style>
    <style:style style:name="T216" style:family="text">
      <style:text-properties style:font-name="Courier" fo:font-weight="normal" style:font-weight-asian="normal" style:font-weight-complex="normal"/>
    </style:style>
    <style:style style:name="T217" style:family="text">
      <style:text-properties officeooo:rsid="00b90643"/>
    </style:style>
    <style:style style:name="T218" style:family="text">
      <style:text-properties officeooo:rsid="00bf4ff1"/>
    </style:style>
    <style:style style:name="T219" style:family="text">
      <style:text-properties officeooo:rsid="0164dae5"/>
    </style:style>
    <style:style style:name="T220" style:family="text">
      <style:text-properties officeooo:rsid="00c08863"/>
    </style:style>
    <style:style style:name="T221" style:family="text">
      <style:text-properties officeooo:rsid="0167e5af"/>
    </style:style>
    <style:style style:name="T222" style:family="text">
      <style:text-properties officeooo:rsid="0168cc6d"/>
    </style:style>
    <style:style style:name="T223" style:family="text">
      <style:text-properties style:font-name="Courier" officeooo:rsid="0164dae5"/>
    </style:style>
    <style:style style:name="T224" style:family="text">
      <style:text-properties officeooo:rsid="0165c905"/>
    </style:style>
    <style:style style:name="T225" style:family="text">
      <style:text-properties officeooo:rsid="0023b8dc"/>
    </style:style>
    <style:style style:name="T226" style:family="text">
      <style:text-properties officeooo:rsid="0022cf08"/>
    </style:style>
    <style:style style:name="T227" style:family="text">
      <style:text-properties officeooo:rsid="00c6a255"/>
    </style:style>
    <style:style style:name="T228" style:family="text">
      <style:text-properties officeooo:rsid="00c0ee78"/>
    </style:style>
    <style:style style:name="T229" style:family="text">
      <style:text-properties fo:font-style="normal" officeooo:rsid="00c0b43d" style:font-style-asian="normal" style:font-style-complex="normal"/>
    </style:style>
    <style:style style:name="T230" style:family="text">
      <style:text-properties officeooo:rsid="00c170d4"/>
    </style:style>
    <style:style style:name="T231" style:family="text">
      <style:text-properties officeooo:rsid="012ea51f"/>
    </style:style>
    <style:style style:name="T232" style:family="text">
      <style:text-properties officeooo:rsid="00c2e1fb"/>
    </style:style>
    <style:style style:name="T233" style:family="text">
      <style:text-properties fo:font-style="normal" officeooo:rsid="00cec9a0" style:font-style-asian="normal" style:font-style-complex="normal"/>
    </style:style>
    <style:style style:name="T234" style:family="text">
      <style:text-properties fo:font-style="normal" officeooo:rsid="00cce8ff" style:font-style-asian="normal" style:font-style-complex="normal"/>
    </style:style>
    <style:style style:name="T235" style:family="text">
      <style:text-properties officeooo:rsid="00dac5c2"/>
    </style:style>
    <style:style style:name="T236" style:family="text">
      <style:text-properties officeooo:rsid="00d94bcd"/>
    </style:style>
    <style:style style:name="T237" style:family="text">
      <style:text-properties officeooo:rsid="00d94bcd" style:font-style-complex="normal"/>
    </style:style>
    <style:style style:name="T238" style:family="text">
      <style:text-properties officeooo:rsid="00dac5c2" style:font-style-complex="normal"/>
    </style:style>
    <style:style style:name="T239" style:family="text">
      <style:text-properties fo:font-style="normal" officeooo:rsid="00dac5c2" style:font-style-asian="normal" style:font-style-complex="normal"/>
    </style:style>
    <style:style style:name="T240" style:family="text">
      <style:text-properties fo:font-style="normal" officeooo:rsid="00dc16b8" style:font-style-asian="normal" style:font-style-complex="normal"/>
    </style:style>
    <style:style style:name="T241" style:family="text">
      <style:text-properties officeooo:rsid="00d7ff06"/>
    </style:style>
    <style:style style:name="T242" style:family="text">
      <style:text-properties officeooo:rsid="00d9c110"/>
    </style:style>
    <style:style style:name="T243" style:family="text">
      <style:text-properties officeooo:rsid="00dc16b8"/>
    </style:style>
    <style:style style:name="T244" style:family="text">
      <style:text-properties fo:language="fr" fo:country="FR" fo:font-style="normal" style:font-style-asian="normal"/>
    </style:style>
    <style:style style:name="T245" style:family="text">
      <style:text-properties fo:language="fr" fo:country="FR"/>
    </style:style>
    <style:style style:name="T246" style:family="text">
      <style:text-properties fo:language="fr" fo:country="FR" officeooo:rsid="00d17fac"/>
    </style:style>
    <style:style style:name="T247" style:family="text">
      <style:text-properties officeooo:rsid="00d17fac"/>
    </style:style>
    <style:style style:name="T248" style:family="text">
      <style:text-properties style:text-underline-style="none"/>
    </style:style>
    <style:style style:name="T249" style:family="text">
      <style:text-properties fo:language="fr" fo:country="FR" fo:font-style="italic" style:font-style-asian="italic" style:font-style-complex="italic"/>
    </style:style>
    <style:style style:name="T250" style:family="text">
      <style:text-properties fo:language="fr" fo:country="FR" fo:font-style="normal" style:font-style-asian="normal" style:font-style-complex="normal"/>
    </style:style>
    <style:style style:name="T251" style:family="text">
      <style:text-properties fo:font-style="normal" officeooo:rsid="00d24c4e" style:font-style-asian="normal" style:font-style-complex="normal"/>
    </style:style>
    <style:style style:name="T252" style:family="text">
      <style:text-properties fo:language="fr" fo:country="FR" fo:font-style="normal" officeooo:rsid="00d17fac" style:font-style-asian="normal" style:font-style-complex="normal"/>
    </style:style>
    <style:style style:name="T253" style:family="text">
      <style:text-properties fo:language="fr" fo:country="FR" fo:font-style="italic" officeooo:rsid="00d17fac" style:font-style-asian="italic" style:font-style-complex="italic"/>
    </style:style>
    <style:style style:name="T254" style:family="text">
      <style:text-properties officeooo:rsid="0170d389"/>
    </style:style>
    <style:style style:name="T255" style:family="text">
      <style:text-properties officeooo:rsid="00465a6e"/>
    </style:style>
    <style:style style:name="T256" style:family="text">
      <style:text-properties officeooo:rsid="00d24c4e"/>
    </style:style>
    <style:style style:name="T257" style:family="text">
      <style:text-properties fo:font-style="normal" officeooo:rsid="00d7764a" style:font-style-asian="normal"/>
    </style:style>
    <style:style style:name="T258" style:family="text">
      <style:text-properties officeooo:rsid="010b6fdf"/>
    </style:style>
    <style:style style:name="T259" style:family="text">
      <style:text-properties officeooo:rsid="00fbc558"/>
    </style:style>
    <style:style style:name="T260" style:family="text">
      <style:text-properties officeooo:rsid="0029cce2"/>
    </style:style>
    <style:style style:name="T261" style:family="text">
      <style:text-properties fo:font-style="italic" officeooo:rsid="00fcb8ea" style:font-style-asian="italic"/>
    </style:style>
    <style:style style:name="T262" style:family="text">
      <style:text-properties officeooo:rsid="00fcb8ea"/>
    </style:style>
    <style:style style:name="T263" style:family="text">
      <style:text-properties officeooo:rsid="0101d659"/>
    </style:style>
    <style:style style:name="T264" style:family="text">
      <style:text-properties officeooo:rsid="0173772f"/>
    </style:style>
    <style:style style:name="T265" style:family="text">
      <style:text-properties officeooo:rsid="01708355"/>
    </style:style>
    <style:style style:name="T266" style:family="text">
      <style:text-properties officeooo:rsid="0170679d"/>
    </style:style>
    <style:style style:name="T267" style:family="text">
      <style:text-properties style:font-name="Helvetica2" officeooo:rsid="0170679d"/>
    </style:style>
    <style:style style:name="T268" style:family="text">
      <style:text-properties officeooo:rsid="01052c6d"/>
    </style:style>
    <style:style style:name="T269" style:family="text">
      <style:text-properties officeooo:rsid="010d4549"/>
    </style:style>
    <style:style style:name="T270" style:family="text">
      <style:text-properties officeooo:rsid="010e418f"/>
    </style:style>
    <style:style style:name="T271" style:family="text">
      <style:text-properties fo:font-style="normal" officeooo:rsid="010e418f" style:font-style-asian="normal" style:font-style-complex="normal"/>
    </style:style>
    <style:style style:name="T272" style:family="text">
      <style:text-properties fo:font-style="normal" officeooo:rsid="01363be5" style:font-style-asian="normal" style:font-style-complex="normal"/>
    </style:style>
    <style:style style:name="T273" style:family="text">
      <style:text-properties fo:font-style="normal" officeooo:rsid="0147e047" style:font-style-asian="normal" style:font-style-complex="normal"/>
    </style:style>
    <style:style style:name="T274" style:family="text">
      <style:text-properties officeooo:rsid="01416667"/>
    </style:style>
    <style:style style:name="T275" style:family="text">
      <style:text-properties officeooo:rsid="0142e1d2"/>
    </style:style>
    <style:style style:name="T276" style:family="text">
      <style:text-properties officeooo:rsid="010fd4d2"/>
    </style:style>
    <style:style style:name="T277" style:family="text">
      <style:text-properties officeooo:rsid="010fd913"/>
    </style:style>
    <style:style style:name="T278" style:family="text">
      <style:text-properties fo:font-style="normal" officeooo:rsid="0110669e" style:font-style-asian="normal" style:font-style-complex="normal"/>
    </style:style>
    <style:style style:name="T279" style:family="text">
      <style:text-properties officeooo:rsid="0124b8b3"/>
    </style:style>
    <style:style style:name="T280" style:family="text">
      <style:text-properties fo:font-style="italic" officeooo:rsid="0124b8b3" style:font-style-asian="italic" style:font-style-complex="italic"/>
    </style:style>
    <style:style style:name="T281" style:family="text">
      <style:text-properties officeooo:rsid="001ad9c2"/>
    </style:style>
    <style:style style:name="T282" style:family="text">
      <style:text-properties officeooo:rsid="001b7e53"/>
    </style:style>
    <style:style style:name="T283" style:family="text">
      <style:text-properties officeooo:rsid="002b921f"/>
    </style:style>
    <style:style style:name="T284" style:family="text">
      <style:text-properties fo:font-style="italic" officeooo:rsid="002b921f" style:font-style-asian="italic" style:font-style-complex="italic"/>
    </style:style>
    <style:style style:name="T285" style:family="text">
      <style:text-properties fo:font-style="italic" officeooo:rsid="001ad9c2" style:font-style-asian="italic" style:font-style-complex="italic"/>
    </style:style>
    <style:style style:name="T286" style:family="text">
      <style:text-properties fo:font-style="normal" officeooo:rsid="001b7e53" style:font-style-asian="normal" style:font-style-complex="normal"/>
    </style:style>
    <style:style style:name="T287" style:family="text">
      <style:text-properties fo:font-style="normal" officeooo:rsid="002b921f" style:font-style-asian="normal" style:font-style-complex="normal"/>
    </style:style>
    <style:style style:name="T288" style:family="text">
      <style:text-properties style:font-name="Courier1" fo:font-style="normal" officeooo:rsid="001b7e53" style:font-style-asian="normal" style:font-style-complex="normal"/>
    </style:style>
    <style:style style:name="T289" style:family="text">
      <style:text-properties style:font-name="Courier1" fo:font-style="italic" officeooo:rsid="001ad9c2" style:font-style-asian="italic" style:font-style-complex="italic"/>
    </style:style>
    <style:style style:name="T290" style:family="text">
      <style:text-properties style:font-name="Courier1" fo:font-style="normal" style:font-style-asian="normal" style:font-style-complex="normal"/>
    </style:style>
    <style:style style:name="T291" style:family="text">
      <style:text-properties style:font-name="Courier1" fo:font-style="italic" style:font-style-asian="italic"/>
    </style:style>
    <style:style style:name="T292" style:family="text">
      <style:text-properties officeooo:rsid="011192a8"/>
    </style:style>
    <style:style style:name="T293" style:family="text">
      <style:text-properties fo:font-weight="normal" officeooo:rsid="001ad9c2" style:font-weight-asian="normal" style:font-weight-complex="normal"/>
    </style:style>
    <style:style style:name="T294" style:family="text">
      <style:text-properties fo:font-style="italic" officeooo:rsid="001e1c8c" style:font-style-asian="italic" style:font-style-complex="italic"/>
    </style:style>
    <style:style style:name="T295" style:family="text">
      <style:text-properties officeooo:rsid="001e1c8c"/>
    </style:style>
    <style:style style:name="T296" style:family="text">
      <style:text-properties officeooo:rsid="001fa067"/>
    </style:style>
    <style:style style:name="T297" style:family="text">
      <style:text-properties officeooo:rsid="00ee37a1"/>
    </style:style>
    <style:style style:name="T298" style:family="text">
      <style:text-properties style:font-name="Courier1" officeooo:rsid="001adaad"/>
    </style:style>
    <style:style style:name="T299" style:family="text">
      <style:text-properties style:font-name="Courier1" officeooo:rsid="004a3f92"/>
    </style:style>
    <style:style style:name="T300" style:family="text">
      <style:text-properties officeooo:rsid="004a3f92"/>
    </style:style>
    <style:style style:name="T301" style:family="text">
      <style:text-properties officeooo:rsid="00eff0d8"/>
    </style:style>
    <style:style style:name="T302" style:family="text">
      <style:text-properties officeooo:rsid="00ed9341"/>
    </style:style>
    <style:style style:name="T303" style:family="text">
      <style:text-properties style:font-name="Courier1" officeooo:rsid="002059c9"/>
    </style:style>
    <style:style style:name="T304" style:family="text">
      <style:text-properties officeooo:rsid="00216b71"/>
    </style:style>
    <style:style style:name="T305" style:family="text">
      <style:text-properties style:font-name="Courier1" officeooo:rsid="00216b71"/>
    </style:style>
    <style:style style:name="T306" style:family="text">
      <style:text-properties officeooo:rsid="001adaad"/>
    </style:style>
    <style:style style:name="T307" style:family="text">
      <style:text-properties officeooo:rsid="0111f81b"/>
    </style:style>
    <style:style style:name="T308" style:family="text">
      <style:text-properties officeooo:rsid="0155630a"/>
    </style:style>
    <style:style style:name="T309" style:family="text">
      <style:text-properties fo:font-style="italic" officeooo:rsid="011a6360" style:font-style-asian="italic" style:font-style-complex="italic"/>
    </style:style>
    <style:style style:name="T310" style:family="text">
      <style:text-properties fo:font-style="normal" officeooo:rsid="01190d55" style:font-style-asian="normal" style:font-style-complex="normal"/>
    </style:style>
    <style:style style:name="T311" style:family="text">
      <style:text-properties fo:font-style="normal" officeooo:rsid="01545460" style:font-style-asian="normal" style:font-style-complex="normal"/>
    </style:style>
    <style:style style:name="T312" style:family="text">
      <style:text-properties officeooo:rsid="01545460"/>
    </style:style>
    <style:style style:name="T313" style:family="text">
      <style:text-properties fo:font-style="italic" officeooo:rsid="011a6360" style:font-style-asian="italic"/>
    </style:style>
    <style:style style:name="T314" style:family="text">
      <style:text-properties fo:font-style="normal" officeooo:rsid="011a6360" style:font-style-asian="normal" style:font-style-complex="normal"/>
    </style:style>
    <style:style style:name="T315" style:family="text">
      <style:text-properties fo:font-style="italic" officeooo:rsid="011a6360" style:font-style-asian="italic" style:font-style-complex="normal"/>
    </style:style>
    <style:style style:name="T316" style:family="text">
      <style:text-properties officeooo:rsid="0152d532"/>
    </style:style>
    <style:style style:name="T317" style:family="text">
      <style:text-properties fo:font-style="normal" fo:font-weight="bold" style:font-style-asian="normal" style:font-weight-asian="bold" style:font-weight-complex="bold"/>
    </style:style>
    <style:style style:name="T318" style:family="text">
      <style:text-properties officeooo:rsid="015c4d1b"/>
    </style:style>
    <style:style style:name="T319"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9082312560"/><text:alphabetical-index-mark-start text:id="IMark19082316208"/><text:alphabetical-index-mark-start text:id="IMark19082317424"/><text:alphabetical-index-mark-start text:id="IMark19082318640"/>Command Line Arguments<text:bookmark-end text:name="__RefHeading___Toc42579_2528141652"/><text:alphabetical-index-mark-end text:id="IMark19082318640"/><text:alphabetical-index-mark-end text:id="IMark19082317424"/><text:alphabetical-index-mark-end text:id="IMark19082316208"/><text:alphabetical-index-mark-end text:id="IMark19082312560"/></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9082315104"/>Example Command Scripts<text:bookmark-end text:name="__RefHeading___Toc42581_2528141652"/><text:alphabetical-index-mark-end text:id="IMark19082315104"/></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9082315440"/>Timing Analysis <text:span text:style-name="T6">using SDF</text:span><text:bookmark-end text:name="__RefHeading___Toc42599_2528141652"/><text:alphabetical-index-mark-end text:id="IMark19082315440"/></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9082315776"/><text:span text:style-name="T2">Timing Analysis </text:span><text:span text:style-name="T6">with Multiple Process Corners</text:span><text:bookmark-end text:name="__RefHeading___Toc42601_2528141652"/><text:alphabetical-index-mark-end text:id="IMark19082315776"/></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9082315104"/>Power Analysis<text:bookmark-end text:name="__RefHeading___Toc42583_2528141652"/><text:alphabetical-index-mark-end text:id="IMark19082315104"/></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9082318816"/>TCL Interpreter<text:bookmark-end text:name="__RefHeading___Toc42585_2528141652"/><text:alphabetical-index-mark-end text:id="IMark19082318816"/></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9082316320"/><text:span text:style-name="Default_20_Paragraph_20_Font"><text:span text:style-name="T17">redirection</text:span></text:span><text:alphabetical-index-mark-end text:id="IMark19082316320"/><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9082314720"/>Commands<text:bookmark-end text:name="__RefHeading___Toc42587_2528141652"/><text:alphabetical-index-mark-end text:id="IMark1908231472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9082319904"/><text:span text:style-name="Command_20_Heading">all_clocks</text:span><text:alphabetical-index-mark-end text:id="IMark19082319904"/></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9082319856"/><text:span text:style-name="Command_20_Heading">all_inputs</text:span><text:alphabetical-index-mark-end text:id="IMark19082319856"/></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9697150800"/><text:span text:style-name="Command_20_Heading">all_outputs</text:span><text:alphabetical-index-mark-end text:id="IMark19697150800"/></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9082318304"/><text:span text:style-name="Command_20_Heading">all_registers</text:span><text:alphabetical-index-mark-end text:id="IMark19082318304"/></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9082316752"/><text:span text:style-name="Command_20_Heading">check_setup</text:span><text:alphabetical-index-mark-end text:id="IMark19082316752"/></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9082316672"/><text:span text:style-name="Command_20_Heading">connect_pin</text:span><text:alphabetical-index-mark-end text:id="IMark19082316672"/></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9082321744"/><text:span text:style-name="Command_20_Heading">create_generated_clock</text:span><text:alphabetical-index-mark-end text:id="IMark19082321744"/></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9082322608"/><text:span text:style-name="Command_20_Heading">create_voltage_area</text:span><text:alphabetical-index-mark-end text:id="IMark19082322608"/></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9697145504"/><text:span text:style-name="Command_20_Heading">current_design</text:span><text:alphabetical-index-mark-end text:id="IMark19697145504"/></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9697146624"/><text:span text:style-name="Command_20_Heading">current_instance</text:span><text:alphabetical-index-mark-end text:id="IMark19697146624"/></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9697146624"/><text:span text:style-name="Command_20_Heading">define_corners</text:span><text:alphabetical-index-mark-end text:id="IMark19697146624"/></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9697147808"/><text:span text:style-name="Command_20_Heading">delete_clock</text:span><text:alphabetical-index-mark-end text:id="IMark19697147808"/></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9082317440"/><text:span text:style-name="Command_20_Heading">delete_from_list</text:span><text:alphabetical-index-mark-end text:id="IMark19082317440"/></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9697148336"/><text:span text:style-name="Command_20_Heading">delete_generated_clock</text:span><text:alphabetical-index-mark-end text:id="IMark19697148336"/></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9697148336"/><text:span text:style-name="Command_20_Heading">delete_instance</text:span><text:alphabetical-index-mark-end text:id="IMark19697148336"/></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9697148336"/><text:span text:style-name="Command_20_Heading">delete_net</text:span><text:alphabetical-index-mark-end text:id="IMark19697148336"/></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9697127696"/><text:span text:style-name="Command_20_Heading">disconnect_pin</text:span><text:alphabetical-index-mark-end text:id="IMark19697127696"/></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9697127696"/><text:span text:style-name="Command_20_Heading">elapsed_run_time</text:span><text:alphabetical-index-mark-end text:id="IMark19697127696"/></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9697127696"/><text:span text:style-name="Command_20_Heading">find_timing_paths</text:span><text:alphabetical-index-mark-end text:id="IMark19697127696"/></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9697127696"/><text:span text:style-name="Command_20_Heading">get_cells</text:span><text:alphabetical-index-mark-end text:id="IMark19697127696"/></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9697127696"/><text:span text:style-name="Command_20_Heading">get_clocks</text:span><text:alphabetical-index-mark-end text:id="IMark19697127696"/></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9697127696"/><text:span text:style-name="Command_20_Heading">get_fanin</text:span><text:alphabetical-index-mark-end text:id="IMark19697127696"/></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9697127696"/><text:span text:style-name="Command_20_Heading">get_fanout</text:span><text:alphabetical-index-mark-end text:id="IMark19697127696"/></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9697127696"/><text:span text:style-name="Command_20_Heading">get_full_name</text:span><text:alphabetical-index-mark-end text:id="IMark19697127696"/></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9697127696"/><text:span text:style-name="Command_20_Heading">get_lib_pins</text:span><text:alphabetical-index-mark-end text:id="IMark19697127696"/></text:p>
          </table:table-cell>
          <table:table-cell table:style-name="Table24.A1" office:value-type="string">
            <text:p text:style-name="P62"><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2">-of_objects </text:span></text:span><text:span text:style-name="Command_20_Argument"><text:span text:style-name="T32">objects</text:span></text:span></text:p>
          </table:table-cell>
          <table:table-cell table:style-name="Table24.A2" office:value-type="string">
            <text:p text:style-name="P29"><text:span text:style-name="Default_20_Paragraph_20_Font">A list of </text:span><text:span text:style-name="Default_20_Paragraph_20_Font"><text:span text:style-name="T61">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9696705200"/><text:span text:style-name="Command_20_Heading">get_libs</text:span><text:alphabetical-index-mark-end text:id="IMark19696705200"/></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9696705200"/><text:span text:style-name="Command_20_Heading">get_nets</text:span><text:alphabetical-index-mark-end text:id="IMark19696705200"/></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2">[-filter </text:span></text:span><text:span text:style-name="Command"><text:span text:style-name="T63">expr</text:span></text:span><text:span text:style-name="Command"><text:span text:style-name="T64">]</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5">[</text:span></text:span><text:span text:style-name="Command_20_Argument">patterns</text:span><text:span text:style-name="Command_20_Argument"><text:span text:style-name="T66">]</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9082321792"/><text:span text:style-name="Command_20_Heading">get_name</text:span><text:alphabetical-index-mark-end text:id="IMark19082321792"/></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9696705200"/><text:span text:style-name="Command_20_Heading">get_pins</text:span><text:alphabetical-index-mark-end text:id="IMark19696705200"/></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7">net</text:span></text:span><text:span text:style-name="Default_20_Paragraph_20_Font"> or instance, a list of </text:span><text:span text:style-name="Default_20_Paragraph_20_Font"><text:span text:style-name="T67">nets</text:span></text:span><text:span text:style-name="Default_20_Paragraph_20_Font"> returned by </text:span><text:span text:style-name="Command">get_</text:span><text:span text:style-name="Command"><text:span text:style-name="T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9696705200"/><text:span text:style-name="Command_20_Heading">get_ports</text:span><text:alphabetical-index-mark-end text:id="IMark19696705200"/></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9082321792"/><text:span text:style-name="Command_20_Heading">get_property</text:span><text:alphabetical-index-mark-end text:id="IMark19082321792"/></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3">-object_type object_type</text:span></text:span></text:p>
          </table:table-cell>
          <table:table-cell table:style-name="Table108.A2" office:value-type="string">
            <text:p text:style-name="P29"><text:span text:style-name="Default_20_Paragraph_20_Font"><text:span text:style-name="T69">The type of </text:span></text:span><text:span text:style-name="Command_20_Argument"><text:span text:style-name="T69">object</text:span></text:span><text:span text:style-name="Default_20_Paragraph_20_Font"><text:span text:style-name="T69"> when it is specified as a name.</text:span></text:span><text:span text:style-name="Command"><text:span text:style-name="T69"><text:line-break/></text:span></text:span><text:span text:style-name="Command">cell|pin|net|port|clock|</text:span><text:span text:style-name="Command"><text:span text:style-name="T70">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9">returned by </text:span></text:span><text:span text:style-name="Command"><text:span text:style-name="T69">get_cells, get_pins, get_nets, get_ports, get_clocks, </text:span></text:span><text:span text:style-name="Command"><text:span text:style-name="T70">get_libs, get_lib_cells, get_lib_pins,</text:span></text:span><text:span text:style-name="Command"><text:span text:style-name="T69"> or get_timing_arcs</text:span></text:span><text:span text:style-name="Default_20_Paragraph_20_Font"><text:span text:style-name="T69">,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1">base_name<text:line-break/>filename<text:line-break/></text:span><text:soft-page-break/><text:span text:style-name="T71">full_name<text:line-break/>library<text:line-break/></text:span>name</text:p>
      <text:p text:style-name="P69">clock</text:p>
      <text:p text:style-name="P70"><text:span text:style-name="T72">full_name<text:line-break/></text:span>is_generated<text:line-break/><text:span text:style-name="T73">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4">full_name<text:line-break/>from_pin<text:line-break/>sense<text:line-break/>to_pin</text:span></text:p>
      <text:p text:style-name="P72">instance (<text:span text:style-name="T75">SDC </text:span>cell)</text:p>
      <text:p text:style-name="P73"><text:span text:style-name="T75">cell<text:line-break/></text:span>full_name<text:line-break/><text:span text:style-name="T73">is_buffer<text:line-break/>is_clock_gate<text:line-break/>is_hierarchical<text:line-break/>is_inverter<text:line-break/>is_macro<text:line-break/>is_memory</text:span><text:line-break/><text:span text:style-name="T75">liberty_cell</text:span><text:line-break/><text:span text:style-name="T75">name<text:line-break/>ref_name</text:span></text:p>
      <text:p text:style-name="P69">liberty_cell <text:span text:style-name="T76">(SDC lib_cell)</text:span></text:p>
      <text:p text:style-name="P73"><text:span text:style-name="T71">area<text:line-break/></text:span>base_name<text:line-break/><text:span text:style-name="T71">dont_use</text:span><text:line-break/><text:span text:style-name="T77">filename</text:span><text:line-break/>full_name<text:line-break/><text:span text:style-name="T71">is_buffer<text:line-break/>is_inverter<text:line-break/></text:span><text:span text:style-name="T78">is_memory</text:span><text:line-break/><text:span text:style-name="T71">library</text:span><text:line-break/><text:span text:style-name="T71">name</text:span></text:p>
      <text:p text:style-name="P69">liberty_port <text:span text:style-name="T76">(SDC lib_pin)</text:span></text:p>
      <text:p text:style-name="P74"><text:soft-page-break/><text:span text:style-name="T79">capacitance<text:line-break/></text:span>direction<text:line-break/><text:span text:style-name="T79">drive_resistance<text:line-break/>drive_resistance_</text:span><text:span text:style-name="T80">max_fall</text:span><text:span text:style-name="T79"><text:line-break/>drive_resistance_</text:span><text:span text:style-name="T80">max_rise</text:span><text:span text:style-name="T79"><text:line-break/>drive_resistance_</text:span><text:span text:style-name="T80">min_fall</text:span><text:span text:style-name="T79"><text:line-break/>drive_resistance_</text:span><text:span text:style-name="T80">min_rise</text:span><text:line-break/>full_name<text:line-break/><text:span text:style-name="T81">intrinsic_delay<text:line-break/>intrinsic_delay_max_</text:span><text:span text:style-name="T80">fall</text:span><text:span text:style-name="T81"><text:line-break/>intrinsic_delay_</text:span><text:span text:style-name="T80">max_rise</text:span><text:span text:style-name="T81"><text:line-break/>intrinsic_delay_</text:span><text:span text:style-name="T80">min_fall</text:span><text:span text:style-name="T81"><text:line-break/>intrinsic_delay_</text:span><text:span text:style-name="T80">min_rise</text:span><text:line-break/><text:span text:style-name="T79">is_register_clock<text:line-break/>lib_cell</text:span><text:line-break/><text:span text:style-name="T79">name</text:span></text:p>
      <text:p text:style-name="P69">library</text:p>
      <text:p text:style-name="P75"><text:span text:style-name="T82">filename</text:span><text:span text:style-name="Default_20_Paragraph_20_Font"><text:span text:style-name="T82"> </text:span></text:span><text:span text:style-name="Default_20_Paragraph_20_Font"><text:span text:style-name="T83">(Liberty library only)</text:span></text:span><text:span text:style-name="T82"><text:line-break/></text:span>name<text:line-break/><text:span text:style-name="T71">full_name</text:span></text:p>
      <text:p text:style-name="P69">net</text:p>
      <text:p text:style-name="P68">full_name<text:line-break/><text:span text:style-name="T7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4">activity </text:span><text:span text:style-name="T85">(activity in transitions per second, duty cycle, origin)</text:span><text:span text:style-name="T84"><text:line-break/></text:span><text:span text:style-name="T86">slew_max_</text:span><text:span text:style-name="T84">fall<text:line-break/></text:span><text:span text:style-name="T86">slew_max_rise</text:span><text:span text:style-name="T84"><text:line-break/></text:span><text:span text:style-name="T86">slew_min_fall<text:line-break/>slew_min_rise</text:span><text:line-break/>clocks<text:line-break/><text:span text:style-name="T87">clock_domains</text:span><text:line-break/>direction<text:line-break/>full_name<text:line-break/><text:span text:style-name="T73">is_hierarchical<text:line-break/>is_port</text:span><text:line-break/>is_register_clock<text:line-break/>lib_pin_name<text:line-break/><text:span text:style-name="T86">name</text:span><text:line-break/><text:span text:style-name="T86">slack_max<text:line-break/></text:span><text:soft-page-break/><text:span text:style-name="T86">slack_</text:span>max_fall<text:line-break/><text:span text:style-name="T86">slack_</text:span>max_rise<text:line-break/><text:span text:style-name="T86">slack_min<text:line-break/>slack_</text:span>min_fall<text:line-break/><text:span text:style-name="T86">slack_</text:span>min_rise</text:p>
      <text:p text:style-name="P69">port</text:p>
      <text:p text:style-name="P77"><text:span text:style-name="T71">activity<text:line-break/></text:span><text:span text:style-name="T86">slew_max_</text:span><text:span text:style-name="T84">fall<text:line-break/></text:span><text:span text:style-name="T86">slew_max_rise</text:span><text:span text:style-name="T84"><text:line-break/></text:span><text:span text:style-name="T86">slew_min_fall<text:line-break/>slew_min_rise</text:span><text:line-break/>direction<text:line-break/>full_name<text:line-break/><text:span text:style-name="T71">liberty_port<text:line-break/></text:span><text:span text:style-name="T88">name</text:span><text:span text:style-name="T71"><text:line-break/></text:span><text:span text:style-name="T86">slack_max<text:line-break/>slack_</text:span><text:span text:style-name="T71">max_fall<text:line-break/></text:span><text:span text:style-name="T86">slack_</text:span><text:span text:style-name="T71">max_rise<text:line-break/></text:span><text:span text:style-name="T86">slack_min<text:line-break/>slack_</text:span><text:span text:style-name="T71">min_fall<text:line-break/></text:span><text:span text:style-name="T86">slack_</text:span><text:span text:style-name="T71">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9696705200"/><text:span text:style-name="Command_20_Heading">get_timing_edges</text:span><text:alphabetical-index-mark-end text:id="IMark19696705200"/></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9">f</text:span></text:span><text:span text:style-name="Command"><text:span text:style-name="T90">ro</text:span></text:span><text:span text:style-name="Command"><text:span text:style-name="T89">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91">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9">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91">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9">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1">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2">-</text:span></text:span><text:span text:style-name="Command"><text:span text:style-name="T90">filte</text:span></text:span><text:span text:style-name="Command"><text:span text:style-name="T89">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ext:soft-page-break/>The <text:span text:style-name="Command">get_timing_edges</text:span> command returns a <text:span text:style-name="T91">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9082321792"/><text:span text:style-name="Command_20_Heading">group_path</text:span><text:alphabetical-index-mark-end text:id="IMark19082321792"/></text:p>
          </table:table-cell>
          <table:table-cell table:style-name="Table30.A1" office:value-type="string">
            <text:p text:style-name="P79">-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3">[</text:span>-rise_through <text:span text:style-name="T23">through_list</text:span><text:span text:style-name="T43">]</text:span><text:line-break/><text:span text:style-name="T93">[</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9">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9">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9">-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4">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4">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4">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80"><text:span text:style-name="Default_20_Paragraph_20_Font"><text:span text:style-name="T94">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80"><text:span text:style-name="Default_20_Paragraph_20_Font"><text:span text:style-name="T94">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80"><text:span text:style-name="Default_20_Paragraph_20_Font"><text:span text:style-name="T94">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9696705200"/><text:span text:style-name="Command_20_Heading">link_design</text:span><text:alphabetical-index-mark-end text:id="IMark19696705200"/></text:p>
          </table:table-cell>
          <table:table-cell table:style-name="Table33.A1" office:value-type="string">
            <text:p text:style-name="P29"><text:span text:style-name="Command"><text:span text:style-name="T95">[-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81"><text:span text:style-name="Command"><text:span text:style-name="T95">-no_black_boxes</text:span></text:span></text:p>
          </table:table-cell>
          <table:table-cell table:style-name="Table33.A2" office:value-type="string">
            <text:p text:style-name="P82"><text:span text:style-name="T96">Do not </text:span><text:span text:style-name="T97">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3">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9697127696"/><text:span text:style-name="Command_20_Heading">make_instance</text:span><text:alphabetical-index-mark-end text:id="IMark19697127696"/></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9082321792"/><text:span text:style-name="Command_20_Heading">make_net</text:span><text:alphabetical-index-mark-end text:id="IMark19082321792"/></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9697148336"/><text:span text:style-name="Command_20_Heading">read_liberty</text:span><text:alphabetical-index-mark-end text:id="IMark19697148336"/></text:p>
          </table:table-cell>
          <table:table-cell table:style-name="Table36.A1" office:value-type="string">
            <text:p text:style-name="P86">[-corner <text:span text:style-name="T1">corner</text:span>]<text:line-break/>[-min]<text:line-break/>[-max]<text:line-break/>[-infer_latch<text:span text:style-name="T98">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9">corner </text:span>corner</text:p>
          </table:table-cell>
          <table:table-cell table:style-name="Table36.A2" office:value-type="string">
            <text:p text:style-name="P40"><text:span text:style-name="Default_20_Paragraph_20_Font">Use </text:span><text:span text:style-name="Default_20_Paragraph_20_Font"><text:span text:style-name="T100">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100">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8">Some Liberty libraries do not include </text:span><text:span text:style-name="Example"><text:span text:style-name="T98">latch</text:span></text:span><text:span text:style-name="T98"> groups for cells that are describe transparent latches. In that situation the </text:span><text:span text:style-name="Example"><text:span text:style-name="T98">-infer_latches</text:span></text:span><text:span text:style-name="T98">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9696879584"/><text:span text:style-name="Command_20_Heading">read_</text:span><text:span text:style-name="Command_20_Heading"><text:span text:style-name="T101">saif</text:span></text:span><text:alphabetical-index-mark-end text:id="IMark19696879584"/></text:p>
          </table:table-cell>
          <table:table-cell table:style-name="Table131.A1" office:value-type="string">
            <text:p text:style-name="P88"><text:span text:style-name="Command_20_Argument"><text:span text:style-name="T102">[-scope </text:span></text:span><text:span text:style-name="Command_20_Argument"><text:span text:style-name="T103">scope</text:span></text:span><text:span text:style-name="Command_20_Argument"><text:span text:style-name="T102">]<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3">scope</text:span></text:span></text:p>
          </table:table-cell>
          <table:table-cell table:style-name="Table131.A2" office:value-type="string">
            <text:p text:style-name="P89">T<text:span text:style-name="Default_20_Paragraph_20_Font">he </text:span><text:span text:style-name="Default_20_Paragraph_20_Font"><text:span text:style-name="T101">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1">SAIF</text:span></text:span><text:span text:style-name="Default_20_Paragraph_20_Font"> file to read.</text:span></text:p>
          </table:table-cell>
        </table:table-row>
      </table:table>
      <text:p text:style-name="P91"><text:soft-page-break/><text:span text:style-name="T104">The </text:span><text:span text:style-name="Command_20_Heading"><text:span text:style-name="T105">read_</text:span></text:span><text:span text:style-name="Command_20_Heading"><text:span text:style-name="T106">saif</text:span></text:span><text:span text:style-name="T104"> command reads a </text:span><text:span text:style-name="T101">SAIF</text:span><text:span text:style-name="T104"> (Switching Activity Interchange Format) file from a Verilog simulat</text:span><text:span text:style-name="T107">ion</text:span><text:span text:style-name="T104"> and extracts pin activities and duty cycles for use in power estimation. </text:span><text:span text:style-name="T108">Files compressed with gzip are supported. </text:span><text:span text:style-name="T109">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9082317440"/><text:span text:style-name="Command_20_Heading">read_sdc</text:span><text:alphabetical-index-mark-end text:id="IMark19082317440"/></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9082317440"/><text:span text:style-name="Command_20_Heading">read_sdf</text:span><text:alphabetical-index-mark-end text:id="IMark19082317440"/></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9">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100">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9696673648"/><text:span text:style-name="Command_20_Heading">read_spef</text:span><text:alphabetical-index-mark-end text:id="IMark19696673648"/></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10">[-keep_capacitive_coupling]<text:line-break/>[-coupling_reduction_factor </text:span><text:span text:style-name="T111">factor</text:span><text:span text:style-name="T110">]</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2">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2">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2">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3">-corner</text:span></text:span><text:span text:style-name="Command"><text:span text:style-name="T114"> </text:span></text:span><text:span text:style-name="Command"><text:span text:style-name="T23">corner</text:span></text:span></text:p>
          </table:table-cell>
          <table:table-cell table:style-name="Table146.A2" office:value-type="string">
            <text:p text:style-name="P40"><text:span text:style-name="Default_20_Paragraph_20_Font"><text:span text:style-name="T112">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5">The default value is 1.0.</text:span></text:span></text:p>
          </table:table-cell>
        </table:table-row>
        <table:table-row table:style-name="Table146.1">
          <table:table-cell table:style-name="Table146.A2" office:value-type="string">
            <text:p text:style-name="P96"><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6">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9697147808"/>SPEF<text:alphabetical-index-mark-end text:id="IMark19697147808"/> format. <text:span text:style-name="T117">Use the </text:span><text:span text:style-name="T118">‑</text:span><text:span text:style-name="T119">report_parasitic_annotation</text:span><text:span text:style-name="T117"> command to check for nets that are not annotated.</text:span></text:p>
      <text:p text:style-name="Body">Files compressed with gzip are automatically uncompressed.</text:p>
      <text:p text:style-name="P97">Separate parasitics can be annotated for <text:span text:style-name="T120">corners and </text:span>min and max paths using the <text:span text:style-name="T49">-</text:span><text:span text:style-name="T121">corner, </text:span><text:span text:style-name="Command">–min</text:span><text:span text:style-name="Command"><text:span text:style-name="T122"> and </text:span></text:span><text:span text:style-name="Command">-max</text:span> arguments. <text:span text:style-name="T123">To use the same parastiics for every corner and for min/max delay calculation read the SPEF without </text:span><text:span text:style-name="Command"><text:span text:style-name="T123">-corner</text:span></text:span><text:span text:style-name="T123">, </text:span><text:span text:style-name="Command"><text:span text:style-name="T123">-min</text:span></text:span><text:span text:style-name="T123">, and </text:span><text:span text:style-name="Command"><text:span text:style-name="T123">-max</text:span></text:span><text:span text:style-name="T123"> options. </text:span></text:p>
      <text:p text:style-name="Example_20__20_indented"><text:span text:style-name="Command">read_spef</text:span> <text:span text:style-name="Command_20_Argument"><text:span text:style-name="T123">spef1</text:span></text:span></text:p>
      <text:p text:style-name="P97"><text:span text:style-name="T123">To use separate parastics for min/max delay, use the </text:span><text:span text:style-name="Command"><text:span text:style-name="T123">-min</text:span></text:span><text:span text:style-name="T123">, and </text:span><text:span text:style-name="Command"><text:span text:style-name="T123">-max</text:span></text:span><text:span text:style-name="T123"> options for each SPEF file.</text:span></text:p>
      <text:p text:style-name="P98"><text:span text:style-name="Command">read_spef</text:span> <text:span text:style-name="Command"><text:span text:style-name="T123">-min </text:span></text:span><text:span text:style-name="Command_20_Argument"><text:span text:style-name="T123">spef1</text:span></text:span><text:span text:style-name="Command_20_Argument"><text:line-break/></text:span><text:span text:style-name="Command">read_spef</text:span><text:span text:style-name="Command_20_Argument"> </text:span><text:span text:style-name="Command"><text:span text:style-name="T123">-max </text:span></text:span><text:span text:style-name="Command_20_Argument"><text:span text:style-name="T123">spef2</text:span></text:span></text:p>
      <text:p text:style-name="P99"><text:soft-page-break/><text:span text:style-name="T123">To use separate parastics for each corner, use the </text:span><text:span text:style-name="Command"><text:span text:style-name="T123">-corner</text:span></text:span><text:span text:style-name="T123"> option for each SPEF file.</text:span></text:p>
      <text:p text:style-name="P98"><text:span text:style-name="Command">read_spef</text:span> <text:span text:style-name="Command"><text:span text:style-name="T123">-corner ss </text:span></text:span><text:span text:style-name="Command_20_Argument"><text:span text:style-name="T123">spef1</text:span></text:span><text:span text:style-name="Command_20_Argument"><text:line-break/></text:span><text:span text:style-name="Command">read_spef</text:span><text:span text:style-name="Command_20_Argument"> </text:span><text:span text:style-name="Command"><text:span text:style-name="T123">-corner tt spef2</text:span></text:span><text:span text:style-name="Command_20_Argument"><text:span text:style-name="T123"><text:line-break/></text:span></text:span><text:span text:style-name="Command"><text:span text:style-name="T123">read_spef</text:span></text:span><text:span text:style-name="Command_20_Argument"><text:span text:style-name="T123"> </text:span></text:span><text:span text:style-name="Command"><text:span text:style-name="T123">-corner ff </text:span></text:span><text:span text:style-name="Command_20_Argument"><text:span text:style-name="T123">spef3</text:span></text:span></text:p>
      <text:p text:style-name="P97"><text:span text:style-name="T123">To use separate parastics for each corner and separate min/max delay calculation, use the </text:span><text:span text:style-name="Command"><text:span text:style-name="T123">-corner</text:span></text:span><text:span text:style-name="T123"> option along with the </text:span><text:span text:style-name="Command"><text:span text:style-name="T123">-min</text:span></text:span><text:span text:style-name="T123">, and </text:span><text:span text:style-name="Command"><text:span text:style-name="T123">-max</text:span></text:span><text:span text:style-name="T123"> options.</text:span></text:p>
      <text:p text:style-name="P98"><text:span text:style-name="Command">read_spef</text:span> <text:span text:style-name="Command"><text:span text:style-name="T123">-corner ss -min </text:span></text:span><text:span text:style-name="Command_20_Argument"><text:span text:style-name="T123">spef1</text:span></text:span><text:span text:style-name="Command_20_Argument"><text:line-break/></text:span><text:span text:style-name="Command">read_spef</text:span><text:span text:style-name="Command_20_Argument"> </text:span><text:span text:style-name="Command"><text:span text:style-name="T123">-corner ss -max spef2</text:span></text:span><text:span text:style-name="Command_20_Argument"><text:span text:style-name="T123"><text:line-break/></text:span></text:span><text:span text:style-name="Command"><text:span text:style-name="T123">read_spef</text:span></text:span><text:span text:style-name="Command_20_Argument"><text:span text:style-name="T123"> </text:span></text:span><text:span text:style-name="Command"><text:span text:style-name="T123">-corner ff -min spef</text:span></text:span><text:span text:style-name="Command_20_Argument"><text:span text:style-name="T123">3<text:line-break/></text:span></text:span><text:span text:style-name="Command"><text:span text:style-name="T123">read_spef</text:span></text:span><text:span text:style-name="Command_20_Argument"><text:span text:style-name="T123"> </text:span></text:span><text:span text:style-name="Command"><text:span text:style-name="T123">-corner ff -max spef</text:span></text:span><text:span text:style-name="Command_20_Argument"><text:span text:style-name="T123">4</text:span></text:span></text:p>
      <text:p text:style-name="P97">With the <text:span text:style-name="Command">-reduce</text:span> <text:span text:style-name="T124">option</text:span>, the current delay calculator reduces the parastic network to the appropriate type and deletes the parasitic network. <text:span text:style-name="T116">This </text:span>substantially reduc<text:span text:style-name="T116">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7">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9697148464"/><text:span text:style-name="Command_20_Heading">read_</text:span><text:span text:style-name="Command_20_Heading"><text:span text:style-name="T125">vcd</text:span></text:span><text:alphabetical-index-mark-end text:id="IMark19697148464"/></text:p>
          </table:table-cell>
          <table:table-cell table:style-name="Table32.A1" office:value-type="string">
            <text:p text:style-name="P102"><text:span text:style-name="Command_20_Argument"><text:span text:style-name="T102">[-scope </text:span></text:span><text:span text:style-name="Command_20_Argument"><text:span text:style-name="T103">scope</text:span></text:span><text:span text:style-name="Command_20_Argument"><text:span text:style-name="T102">]<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3">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4">VCD</text:span></text:span><text:span text:style-name="Default_20_Paragraph_20_Font"> file to read.</text:span></text:p>
          </table:table-cell>
        </table:table-row>
      </table:table>
      <text:p text:style-name="P105"><text:span text:style-name="T104">The </text:span><text:span text:style-name="Command_20_Heading"><text:span text:style-name="T105">read_</text:span></text:span><text:span text:style-name="Command_20_Heading"><text:span text:style-name="T126">vcd</text:span></text:span><text:span text:style-name="T104"> command reads a VCD (Value Change Dump) file from a Verilog simulat</text:span><text:span text:style-name="T107">ion</text:span><text:span text:style-name="T104"> and extracts pin activities and duty cycles for use in power estimation. </text:span><text:span text:style-name="T108">Files compressed with gzip are supported. </text:span><text:span text:style-name="T109">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9697144672"/><text:span text:style-name="Command_20_Heading">read_verilog</text:span><text:alphabetical-index-mark-end text:id="IMark19697144672"/></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9697275216"/>verilog netlist<text:alphabetical-index-mark-end text:id="IMark19697275216"/>. After all verilog netlist and Liberty libraries are read the design must be linked with the <text:span text:style-name="Command">link_design</text:span> command.</text:p>
      <text:p text:style-name="Body">Verilog 2001 module port declaratation<text:span text:style-name="T107">s are </text:span>support<text:span text:style-name="T10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9697048080"/><text:span text:style-name="Command_20_Heading">replace_cell</text:span><text:alphabetical-index-mark-end text:id="IMark19697048080"/></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7">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9696875824"/><text:span text:style-name="Command_20_Heading">report_annotated_check</text:span><text:alphabetical-index-mark-end text:id="IMark19696875824"/></text:p>
          </table:table-cell>
          <table:table-cell table:style-name="Table55.A1" office:value-type="string">
            <text:p text:style-name="P106"><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7"><text:span text:style-name="Command"><text:span text:style-name="T128">-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he <text:span text:style-name="Command_20_Heading"><text:span text:style-name="T129">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9696882352"/><text:span text:style-name="Command_20_Heading">report_annotated_delay</text:span><text:alphabetical-index-mark-end text:id="IMark19696882352"/></text:p>
          </table:table-cell>
          <table:table-cell table:style-name="Table56.A1" office:value-type="string">
            <text:p text:style-name="P106"><text:span text:style-name="T110">[-cell]<text:line-break/>[-net]<text:line-break/>[-from_in_ports]<text:line-break/>[-to_out_ports]</text:span><text:span text:style-name="T130"><text:line-break/></text:span><text:span text:style-name="Command">[-max_line</text:span><text:span text:style-name="Command"><text:span text:style-name="T131">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2">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2">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9"><text:span text:style-name="Command"><text:span text:style-name="T21">-max_line</text:span></text:span><text:span text:style-name="Command"><text:span text:style-name="T133">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ext:soft-page-break/>The <text:span text:style-name="Command_20_Heading"><text:span text:style-name="T129">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4">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0"><text:alphabetical-index-mark-start text:id="IMark19697003472"/><text:span text:style-name="Command_20_Heading">report_checks</text:span><text:alphabetical-index-mark-end text:id="IMark19697003472"/></text:p>
          </table:table-cell>
          <table:table-cell table:style-name="Table52.A1" office:value-type="string">
            <text:p text:style-name="P110">[-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5">s</text:span>]<text:line-break/>[-format end|full|short|summary<text:line-break/> <text:s text:c="11"/>|full_clock|full_clock_expanded<text:line-break/> <text:s text:c="11"/><text:span text:style-name="T136">|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11"><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rise_</text:span><text:span text:style-name="T21">from </text:span>from_list</text:p>
          </table:table-cell>
          <table:table-cell table:style-name="Table52.A2" office:value-type="string">
            <text:p text:style-name="P112"><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fall_</text:span><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hrough </text:span>through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1"><text:span text:style-name="T21">-</text:span><text:span text:style-name="T41">rise_</text:span><text:span text:style-name="T21">through </text:span>through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1">fall_</text:span><text:span text:style-name="T21">through </text:span>through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3">to </text:span>to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rise_</text:span><text:span text:style-name="T43">to </text:span>to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fall_</text:span><text:span text:style-name="T43">to </text:span>to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3">-unconstrained</text:p>
          </table:table-cell>
          <table:table-cell table:style-name="Table52.A2" office:value-type="string">
            <text:p text:style-name="P112"><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0"><text:span text:style-name="Command">-path_delay min</text:span></text:p>
          </table:table-cell>
          <table:table-cell table:style-name="Table52.A2" office:value-type="string">
            <text:p text:style-name="P112"><text:span text:style-name="Default_20_Paragraph_20_Font">Report min path (hold) checks.</text:span></text:p>
          </table:table-cell>
        </table:table-row>
        <table:table-row table:style-name="Table52.13">
          <table:table-cell table:style-name="Table52.A2" office:value-type="string">
            <text:p text:style-name="P110"><text:span text:style-name="Command">-path_delay min_rise</text:span></text:p>
          </table:table-cell>
          <table:table-cell table:style-name="Table52.A2" office:value-type="string">
            <text:p text:style-name="P112"><text:span text:style-name="Default_20_Paragraph_20_Font">Report min path (hold) checks for rising endpoints.</text:span></text:p>
          </table:table-cell>
        </table:table-row>
        <table:table-row table:style-name="Table52.1">
          <table:table-cell table:style-name="Table52.A2" office:value-type="string">
            <text:p text:style-name="P110"><text:span text:style-name="Command">-path_delay min_fall</text:span></text:p>
          </table:table-cell>
          <table:table-cell table:style-name="Table52.A2" office:value-type="string">
            <text:p text:style-name="P112"><text:span text:style-name="Default_20_Paragraph_20_Font">Report min path (hold) checks for falling endpoints.</text:span></text:p>
          </table:table-cell>
        </table:table-row>
        <table:table-row table:style-name="Table52.1">
          <table:table-cell table:style-name="Table52.A2" office:value-type="string">
            <text:p text:style-name="P110"><text:span text:style-name="Command">-path_delay max</text:span></text:p>
          </table:table-cell>
          <table:table-cell table:style-name="Table52.A2" office:value-type="string">
            <text:p text:style-name="P112"><text:span text:style-name="Default_20_Paragraph_20_Font">Report max path (setup) checks.</text:span></text:p>
          </table:table-cell>
        </table:table-row>
        <table:table-row table:style-name="Table52.1">
          <table:table-cell table:style-name="Table52.A2" office:value-type="string">
            <text:p text:style-name="P110"><text:span text:style-name="Command">-path_delay max_rise</text:span></text:p>
          </table:table-cell>
          <table:table-cell table:style-name="Table52.A2" office:value-type="string">
            <text:p text:style-name="P112"><text:span text:style-name="Default_20_Paragraph_20_Font">Report max path (setup) checks for rising endpoints.</text:span></text:p>
          </table:table-cell>
        </table:table-row>
        <table:table-row table:style-name="Table52.1">
          <table:table-cell table:style-name="Table52.A2" office:value-type="string">
            <text:p text:style-name="P110"><text:span text:style-name="Command">-path_delay max_fall</text:span></text:p>
          </table:table-cell>
          <table:table-cell table:style-name="Table52.A2" office:value-type="string">
            <text:p text:style-name="P112"><text:span text:style-name="Default_20_Paragraph_20_Font">Report max path (setup) checks for falling endpoints.</text:span></text:p>
          </table:table-cell>
        </table:table-row>
        <table:table-row table:style-name="Table52.1">
          <table:table-cell table:style-name="Table52.A2" office:value-type="string">
            <text:p text:style-name="P110"><text:span text:style-name="Command">-path_delay min_max</text:span></text:p>
          </table:table-cell>
          <table:table-cell table:style-name="Table52.A2" office:value-type="string">
            <text:p text:style-name="P112"><text:span text:style-name="Default_20_Paragraph_20_Font">Report max and max path (setup and hold) checks.</text:span></text:p>
          </table:table-cell>
        </table:table-row>
        <table:table-row table:style-name="Table52.1">
          <table:table-cell table:style-name="Table52.A2" office:value-type="string">
            <text:p text:style-name="P111"><text:span text:style-name="T21">-group_path_count </text:span>path_count</text:p>
          </table:table-cell>
          <table:table-cell table:style-name="Table52.A2" office:value-type="string">
            <text:p text:style-name="P112"><text:span text:style-name="Default_20_Paragraph_20_Font">The number of paths to report in each path group. The default is 1.</text:span></text:p>
          </table:table-cell>
        </table:table-row>
        <table:table-row table:style-name="Table52.1">
          <table:table-cell table:style-name="Table52.A2" office:value-type="string">
            <text:p text:style-name="P111"><text:span text:style-name="T21">-endpoint_path_count</text:span> endpoint_path_count</text:p>
          </table:table-cell>
          <table:table-cell table:style-name="Table52.A2" office:value-type="string">
            <text:p text:style-name="P112"><text:span text:style-name="Default_20_Paragraph_20_Font">The number of paths to report for each endpoint. The default is 1.</text:span></text:p>
          </table:table-cell>
        </table:table-row>
        <table:table-row table:style-name="Table52.1">
          <table:table-cell table:style-name="Table52.A2" office:value-type="string">
            <text:p text:style-name="P113">‑unique_paths_to_endpoint</text:p>
          </table:table-cell>
          <table:table-cell table:style-name="Table52.A2" office:value-type="string">
            <text:p text:style-name="P112"><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4"><text:span text:style-name="T21">-</text:span><text:span text:style-name="T137">corner </text:span>corner</text:p>
          </table:table-cell>
          <table:table-cell table:style-name="Table52.A2" office:value-type="string">
            <text:p text:style-name="P112"><text:span text:style-name="Default_20_Paragraph_20_Font"><text:span text:style-name="T138">R</text:span></text:span><text:span text:style-name="Default_20_Paragraph_20_Font">eport paths for </text:span><text:span text:style-name="Default_20_Paragraph_20_Font"><text:span text:style-name="T138">one</text:span></text:span><text:span text:style-name="Default_20_Paragraph_20_Font"> process corner. </text:span><text:span text:style-name="Default_20_Paragraph_20_Font"><text:span text:style-name="T139">The</text:span></text:span><text:span text:style-name="Default_20_Paragraph_20_Font"> default </text:span><text:span text:style-name="Default_20_Paragraph_20_Font"><text:span text:style-name="T139">is to report</text:span></text:span><text:span text:style-name="Default_20_Paragraph_20_Font"> paths </text:span><text:span text:style-name="Default_20_Paragraph_20_Font"><text:span text:style-name="T139">for</text:span></text:span><text:span text:style-name="Default_20_Paragraph_20_Font"> all process corners.</text:span></text:p>
          </table:table-cell>
        </table:table-row>
        <table:table-row table:style-name="Table52.1">
          <table:table-cell table:style-name="Table52.A2" office:value-type="string">
            <text:p text:style-name="P111"><text:span text:style-name="T21">-slack_max </text:span>max_slack</text:p>
          </table:table-cell>
          <table:table-cell table:style-name="Table52.A2" office:value-type="string">
            <text:p text:style-name="P112"><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1"><text:span text:style-name="T21">-slack_min </text:span>min_slack</text:p>
          </table:table-cell>
          <table:table-cell table:style-name="Table52.A2" office:value-type="string">
            <text:p text:style-name="P112"><text:span text:style-name="Default_20_Paragraph_20_Font">Only report paths with more slack than </text:span><text:span text:style-name="Command_20_Argument">min_slack</text:span><text:span text:style-name="Default_20_Paragraph_20_Font">.</text:span></text:p>
          </table:table-cell>
        </table:table-row>
        <text:soft-page-break/>
        <table:table-row table:style-name="Table52.1">
          <table:table-cell table:style-name="Table52.A2" office:value-type="string">
            <text:p text:style-name="P110">-sort_by_slack</text:p>
          </table:table-cell>
          <table:table-cell table:style-name="Table52.A2" office:value-type="string">
            <text:p text:style-name="P112"><text:span text:style-name="Default_20_Paragraph_20_Font">Sort paths by slack rather than slack grouped by path group.</text:span></text:p>
          </table:table-cell>
        </table:table-row>
        <table:table-row table:style-name="Table52.1">
          <table:table-cell table:style-name="Table52.A2" office:value-type="string">
            <text:p text:style-name="P111"><text:span text:style-name="T21">-path_group </text:span>group<text:span text:style-name="T140">s</text:span></text:p>
          </table:table-cell>
          <table:table-cell table:style-name="Table52.A2" office:value-type="string">
            <text:p text:style-name="P112"><text:span text:style-name="Default_20_Paragraph_20_Font">List of path group</text:span><text:span text:style-name="Default_20_Paragraph_20_Font"><text:span text:style-name="T140">s</text:span></text:span><text:span text:style-name="Default_20_Paragraph_20_Font"> to report. </text:span><text:span text:style-name="Default_20_Paragraph_20_Font"><text:span text:style-name="T140">The default is to report a</text:span></text:span><text:span text:style-name="Default_20_Paragraph_20_Font">ll path groups.</text:span></text:p>
          </table:table-cell>
        </table:table-row>
        <table:table-row table:style-name="Table52.1">
          <table:table-cell table:style-name="Table52.A2" office:value-type="string">
            <text:p text:style-name="P110">-format end</text:p>
          </table:table-cell>
          <table:table-cell table:style-name="Table52.A2" office:value-type="string">
            <text:p text:style-name="P112"><text:span text:style-name="Default_20_Paragraph_20_Font">Report path ends in one line with delay, required time and slack.</text:span></text:p>
          </table:table-cell>
        </table:table-row>
        <table:table-row table:style-name="Table52.1">
          <table:table-cell table:style-name="Table52.A2" office:value-type="string">
            <text:p text:style-name="P110">-format full</text:p>
          </table:table-cell>
          <table:table-cell table:style-name="Table52.A2" office:value-type="string">
            <text:p text:style-name="P112"><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0">-format full_clock</text:p>
          </table:table-cell>
          <table:table-cell table:style-name="Table52.A2" office:value-type="string">
            <text:p text:style-name="P112"><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0">-format full_clock_expanded</text:p>
          </table:table-cell>
          <table:table-cell table:style-name="Table52.A2" office:value-type="string">
            <text:p text:style-name="P112"><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0">-format short</text:p>
          </table:table-cell>
          <table:table-cell table:style-name="Table52.A2" office:value-type="string">
            <text:p text:style-name="P112"><text:span text:style-name="Default_20_Paragraph_20_Font">Report only path start and end points.</text:span></text:p>
          </table:table-cell>
        </table:table-row>
        <table:table-row table:style-name="Table52.1">
          <table:table-cell table:style-name="Table52.A2" office:value-type="string">
            <text:p text:style-name="P110">-format summary</text:p>
          </table:table-cell>
          <table:table-cell table:style-name="Table52.A2" office:value-type="string">
            <text:p text:style-name="P112"><text:span text:style-name="Default_20_Paragraph_20_Font">Report only path ends with delay.</text:span></text:p>
          </table:table-cell>
        </table:table-row>
        <table:table-row table:style-name="Table52.1">
          <table:table-cell table:style-name="Table52.A2" office:value-type="string">
            <text:p text:style-name="P110">-format <text:span text:style-name="T141">json</text:span></text:p>
          </table:table-cell>
          <table:table-cell table:style-name="Table52.A2" office:value-type="string">
            <text:p text:style-name="P115"><text:span text:style-name="T141">Report in json format. </text:span><text:span text:style-name="T142">-</text:span><text:span text:style-name="T143">fields</text:span><text:span text:style-name="T144"> </text:span><text:span text:style-name="T145">is ignored.</text:span></text:p>
          </table:table-cell>
        </table:table-row>
        <table:table-row table:style-name="Table52.1">
          <table:table-cell table:style-name="Table52.A2" office:value-type="string">
            <text:p text:style-name="P114"><text:span text:style-name="T21">-</text:span><text:span text:style-name="T144">fields </text:span>fields</text:p>
          </table:table-cell>
          <table:table-cell table:style-name="Table52.A2" office:value-type="string">
            <text:p text:style-name="P110"><text:span text:style-name="Default_20_Paragraph_20_Font">List of </text:span><text:span text:style-name="Default_20_Paragraph_20_Font"><text:span text:style-name="T49">capacitance|slew|input_pins|</text:span></text:span><text:span text:style-name="Default_20_Paragraph_20_Font"><text:span text:style-name="T146">hierarcial_pins|</text:span></text:span><text:span text:style-name="Default_20_Paragraph_20_Font"><text:span text:style-name="T49">nets|fanout</text:span></text:span><text:span text:style-name="Default_20_Paragraph_20_Font"><text:span text:style-name="T147">|src_attr</text:span></text:span></text:p>
          </table:table-cell>
        </table:table-row>
        <table:table-row table:style-name="Table52.1">
          <table:table-cell table:style-name="Table52.A2" office:value-type="string">
            <text:p text:style-name="P114"><text:span text:style-name="T21">-</text:span><text:span text:style-name="T144">digits </text:span>digits</text:p>
          </table:table-cell>
          <table:table-cell table:style-name="Table52.A2" office:value-type="string">
            <text:p text:style-name="P11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0">-no_line_splits</text:p>
          </table:table-cell>
          <table:table-cell table:style-name="Table52.A2" office:value-type="string">
            <text:p text:style-name="P116"><text:span text:style-name="Default_20_Paragraph_20_Font">Do not split long lines into multiple lines.</text:span></text:p>
          </table:table-cell>
        </table:table-row>
      </table:table>
      <text:p text:style-name="P117">The <text:span text:style-name="Command">report_checks</text:span> command reports paths in the design. <text:span text:style-name="T148">Paths are reported in groups by capture clock, unclocked path delays, gated clocks and unconstrained.</text:span></text:p>
      <text:p text:style-name="P11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9697395888"/><text:span text:style-name="Command_20_Heading">report_check_types</text:span><text:alphabetical-index-mark-end text:id="IMark19697395888"/></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9">-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50">slack_only</text:span></text:p>
          </table:table-cell>
          <table:table-cell table:style-name="Table59.A2" office:value-type="string">
            <text:p text:style-name="P40"><text:span text:style-name="Default_20_Paragraph_20_Font"><text:span text:style-name="T150">R</text:span></text:span><text:span text:style-name="Default_20_Paragraph_20_Font">eport the minumum slack for each </text:span><text:span text:style-name="Default_20_Paragraph_20_Font"><text:span text:style-name="T150">timing </text:span></text:span><text:span text:style-name="Default_20_Paragraph_20_Font">check.</text:span></text:p>
          </table:table-cell>
        </table:table-row>
        <table:table-row table:style-name="Table59.1">
          <table:table-cell table:style-name="Table59.A2" office:value-type="string">
            <text:p text:style-name="P29">-format <text:span text:style-name="T150">end</text:span></text:p>
          </table:table-cell>
          <table:table-cell table:style-name="Table59.A2" office:value-type="string">
            <text:p text:style-name="Example"><text:span text:style-name="Default_20_Paragraph_20_Font"><text:span text:style-name="T150">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4">digits </text:span>digits</text:p>
          </table:table-cell>
          <table:table-cell table:style-name="Table59.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1"><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2"><text:alphabetical-index-mark-start text:id="IMark19697003472"/><text:alphabetical-index-mark-start text:id="IMark19697395888"/><text:span text:style-name="Command_20_Heading">report_clock_</text:span><text:span text:style-name="Command_20_Heading"><text:span text:style-name="T151">latency</text:span></text:span><text:alphabetical-index-mark-end text:id="IMark19697395888"/><text:alphabetical-index-mark-end text:id="IMark19697003472"/></text:p>
          </table:table-cell>
          <table:table-cell table:style-name="Table142.A1" office:value-type="string">
            <text:p text:style-name="P123">[-clock <text:span text:style-name="T1">clocks</text:span>]<text:line-break/><text:span text:style-name="T152">[</text:span><text:span text:style-name="T153">-include_internal_latency</text:span><text:span text:style-name="T154">]</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4"><text:span text:style-name="T21">-clock </text:span><text:span text:style-name="T32">clocks</text:span></text:p>
          </table:table-cell>
          <table:table-cell table:style-name="Table142.A2" office:value-type="string">
            <text:p text:style-name="P125"><text:span text:style-name="Default_20_Paragraph_20_Font">The clocks to report.</text:span></text:p>
          </table:table-cell>
        </table:table-row>
        <table:table-row table:style-name="Table142.1">
          <table:table-cell table:style-name="Table142.A2" office:value-type="string">
            <text:p text:style-name="P126">-include_internal_latency</text:p>
          </table:table-cell>
          <table:table-cell table:style-name="Table142.A2" office:value-type="string">
            <text:p text:style-name="P127">Include internal clock latency from liberty min/max_clock_tree_path timing groups.</text:p>
          </table:table-cell>
        </table:table-row>
        <table:table-row table:style-name="Table142.1">
          <table:table-cell table:style-name="Table142.A2" office:value-type="string">
            <text:p text:style-name="P124"><text:span text:style-name="T21">-digits</text:span> digits</text:p>
          </table:table-cell>
          <table:table-cell table:style-name="Table142.A2" office:value-type="string">
            <text:p text:style-name="P125"><text:span text:style-name="Default_20_Paragraph_20_Font">The number of digits to report for delays.</text:span></text:p>
          </table:table-cell>
        </table:table-row>
      </table:table>
      <text:p text:style-name="P128">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9697003472"/><text:span text:style-name="Command_20_Heading">report_clock_min_period</text:span><text:alphabetical-index-mark-end text:id="IMark19697003472"/></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9"><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50">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9697395888"/><text:span text:style-name="Command_20_Heading">report_clock_properties</text:span><text:alphabetical-index-mark-end text:id="IMark19697395888"/></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9697003472"/><text:alphabetical-index-mark-start text:id="IMark19697395888"/><text:span text:style-name="Command_20_Heading">report_clock_skew</text:span><text:alphabetical-index-mark-end text:id="IMark19697395888"/><text:alphabetical-index-mark-end text:id="IMark19697003472"/></text:p>
          </table:table-cell>
          <table:table-cell table:style-name="Table157.A1" office:value-type="string">
            <text:p text:style-name="P130">[-setup|-hold]<text:line-break/>[-clock <text:span text:style-name="T1">clocks</text:span>]<text:span text:style-name="T155"><text:line-break/></text:span><text:span text:style-name="T153">[-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1"><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6">-include_internal_latency</text:p>
          </table:table-cell>
          <table:table-cell table:style-name="Table157.A2" office:value-type="string">
            <text:p text:style-name="P127">Include internal clock latency from liberty min/max_clock_tree_path timing groups.</text:p>
          </table:table-cell>
        </table:table-row>
        <table:table-row table:style-name="Table157.1">
          <table:table-cell table:style-name="Table157.A2" office:value-type="string">
            <text:p text:style-name="P131"><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2">Report the maximum difference in clock arrival between <text:span text:style-name="T156">every</text:span> source and target register <text:span text:style-name="T157">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9697003472"/><text:span text:style-name="Command_20_Heading">report_dcalc</text:span><text:alphabetical-index-mark-end text:id="IMark19697003472"/></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3"><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8">Report delay calculations for timing arcs from instance input pin </text:span></text:span><text:span text:style-name="Command_20_Argument"><text:span text:style-name="T158">from_pin</text:span></text:span><text:span text:style-name="Default_20_Paragraph_20_Font">.</text:span></text:p>
          </table:table-cell>
        </table:table-row>
        <table:table-row table:style-name="Table60.1">
          <table:table-cell table:style-name="Table60.A2" office:value-type="string">
            <text:p text:style-name="P33"><text:span text:style-name="T159">-to </text:span>to_pin</text:p>
          </table:table-cell>
          <table:table-cell table:style-name="Table60.A2" office:value-type="string">
            <text:p text:style-name="P134"><text:span text:style-name="Default_20_Paragraph_20_Font"><text:span text:style-name="T158">Report delay calculations for timing arcs to instance output pin to</text:span></text:span><text:span text:style-name="Command_20_Argument"><text:span text:style-name="T158">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7">corner </text:span>corner</text:p>
          </table:table-cell>
          <table:table-cell table:style-name="Table60.A2" office:value-type="string">
            <text:p text:style-name="P135"><text:span text:style-name="Default_20_Paragraph_20_Font"><text:span text:style-name="T138">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60">min</text:span></text:p>
          </table:table-cell>
          <table:table-cell table:style-name="Table60.A2" office:value-type="string">
            <text:p text:style-name="P135"><text:span text:style-name="Default_20_Paragraph_20_Font"><text:span text:style-name="T160">Report delay calculation for min delays.</text:span></text:span></text:p>
          </table:table-cell>
        </table:table-row>
        <table:table-row table:style-name="Table60.1">
          <table:table-cell table:style-name="Table60.A2" office:value-type="string">
            <text:p text:style-name="P47">-<text:span text:style-name="T160">max</text:span></text:p>
          </table:table-cell>
          <table:table-cell table:style-name="Table60.A2" office:value-type="string">
            <text:p text:style-name="P135"><text:span text:style-name="Default_20_Paragraph_20_Font"><text:span text:style-name="T160">Report delay calculation for max delays.</text:span></text:span></text:p>
          </table:table-cell>
        </table:table-row>
        <table:table-row table:style-name="Table60.1">
          <table:table-cell table:style-name="Table60.A2" office:value-type="string">
            <text:p text:style-name="P35"><text:span text:style-name="T21">-</text:span><text:span text:style-name="T159">digits </text:span>digits</text:p>
          </table:table-cell>
          <table:table-cell table:style-name="Table60.A2" office:value-type="string">
            <text:p text:style-name="P136"><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9697438416"/><text:span text:style-name="Command_20_Heading">report_disabled_edges</text:span><text:alphabetical-index-mark-end text:id="IMark19697438416"/></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61">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9697438416"/><text:span text:style-name="Command_20_Heading">report_instance</text:span><text:alphabetical-index-mark-end text:id="IMark19697438416"/></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9697439968"/><text:span text:style-name="Command_20_Heading">report_lib_cell</text:span><text:alphabetical-index-mark-end text:id="IMark19697439968"/></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9697003472"/><text:span text:style-name="Command_20_Heading">report_net</text:span><text:alphabetical-index-mark-end text:id="IMark19697003472"/></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7">-digits <text:span text:style-name="T23">digits</text:span></text:p>
          </table:table-cell>
          <table:table-cell table:style-name="Table65.A2" office:value-type="string">
            <text:p text:style-name="P13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9">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0"><text:alphabetical-index-mark-start text:id="IMark19697003472"/><text:span text:style-name="Command_20_Heading">report_</text:span><text:span text:style-name="Command_20_Heading"><text:span text:style-name="T162">parasitic_annotation</text:span></text:span><text:alphabetical-index-mark-end text:id="IMark19697003472"/></text:p>
          </table:table-cell>
          <table:table-cell table:style-name="Table127.A1" office:value-type="string">
            <text:p text:style-name="P140"><text:span text:style-name="T163">[-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42"><text:span text:style-name="Default_20_Paragraph_20_Font">Report unannotated and partially annotated nets.</text:span></text:p>
          </table:table-cell>
        </table:table-row>
      </table:table>
      <text:p text:style-name="P14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9697440624"/><text:span text:style-name="Command_20_Heading">report_power</text:span><text:alphabetical-index-mark-end text:id="IMark19697440624"/></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4"><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4">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4">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5">digits </text:span>digits</text:p>
          </table:table-cell>
          <table:table-cell table:style-name="Table67.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5"><text:span text:style-name="T166">The </text:span><text:span text:style-name="Command_20_Heading"><text:span text:style-name="T167">report_power</text:span></text:span><text:span text:style-name="T166">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8">T</text:span></text:span><text:span text:style-name="Command_20_Heading"><text:span text:style-name="T169">he </text:span></text:span><text:span text:style-name="Command_20_Heading"><text:span text:style-name="T105">read_</text:span></text:span><text:span text:style-name="Command_20_Heading"><text:span text:style-name="T170">vcd or read_saif</text:span></text:span><text:span text:style-name="Command_20_Heading"><text:span text:style-name="T105"> </text:span></text:span><text:span text:style-name="Command_20_Heading"><text:span text:style-name="T169">command</text:span></text:span><text:span text:style-name="Command_20_Heading"><text:span text:style-name="T171">s</text:span></text:span><text:span text:style-name="Command_20_Heading"><text:span text:style-name="T169"> can be used to read activities </text:span></text:span><text:span text:style-name="Command_20_Heading"><text:span text:style-name="T172">from</text:span></text:span><text:span text:style-name="Command_20_Heading"><text:span text:style-name="T169"> a file </text:span></text:span><text:span text:style-name="Command_20_Heading"><text:span text:style-name="T168">based on </text:span></text:span><text:span text:style-name="Command_20_Heading"><text:span text:style-name="T173">simulation. If no simulation activities are available,</text:span></text:span> the <text:span text:style-name="Command_20_Heading"><text:span text:style-name="T127">set_power_activity</text:span></text:span><text:span text:style-name="Command_20_Heading"><text:span text:style-name="T174"> command </text:span></text:span><text:span text:style-name="Command_20_Heading"><text:span text:style-name="T173">should be used</text:span></text:span><text:span text:style-name="Command_20_Heading"><text:span text:style-name="T174"> to set </text:span></text:span><text:span text:style-name="Command_20_Heading"><text:span text:style-name="T172">the </text:span></text:span><text:span text:style-name="Command_20_Heading"><text:span text:style-name="T174">activit</text:span></text:span><text:span text:style-name="Command_20_Heading"><text:span text:style-name="T172">y</text:span></text:span><text:span text:style-name="Command_20_Heading"><text:span text:style-name="T174"> of input ports or pins in the design. </text:span></text:span><text:span text:style-name="Command_20_Heading"><text:span text:style-name="T175">The default input activity and duty </text:span></text:span><text:span text:style-name="Command_20_Heading"><text:span text:style-name="T176">for inputs </text:span></text:span><text:span text:style-name="Command_20_Heading"><text:span text:style-name="T175">are 0.1 and 0.5 respectively. </text:span></text:span><text:span text:style-name="Command_20_Heading"><text:span text:style-name="T174">The activities are propagated </text:span></text:span><text:span text:style-name="Command_20_Heading"><text:span text:style-name="T177">from annotated input ports or pins </text:span></text:span><text:span text:style-name="Command_20_Heading"><text:span text:style-name="T174">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9697125568"/><text:span text:style-name="Command_20_Heading">report_pulse_width_checks</text:span><text:alphabetical-index-mark-end text:id="IMark19697125568"/></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8">-</text:span><text:span text:style-name="T179">digits </text:span>digits</text:p>
          </table:table-cell>
          <table:table-cell table:style-name="Table51.A2" office:value-type="string">
            <text:p text:style-name="P14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7">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7"><text:alphabetical-index-mark-start text:id="IMark19696656784"/><text:span text:style-name="Command_20_Heading">report_</text:span><text:span text:style-name="Command_20_Heading"><text:span text:style-name="T180">slews</text:span></text:span><text:alphabetical-index-mark-end text:id="IMark19696656784"/></text:p>
          </table:table-cell>
          <table:table-cell table:style-name="Table57.A1" office:value-type="string">
            <text:p text:style-name="P147">[-corner <text:span text:style-name="T1">corner</text:span>]<text:line-break/><text:span text:style-name="T1">pin</text:span></text:p>
          </table:table-cell>
        </table:table-row>
        <table:table-row table:style-name="Table57.1">
          <table:table-cell table:style-name="Table57.A2" office:value-type="string">
            <text:p text:style-name="P148"><text:span text:style-name="T21">-</text:span><text:span text:style-name="T137">corner </text:span>corner</text:p>
          </table:table-cell>
          <table:table-cell table:style-name="Table57.A2" office:value-type="string">
            <text:p text:style-name="P149"><text:span text:style-name="Default_20_Paragraph_20_Font"><text:span text:style-name="T138">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0">pin</text:p>
          </table:table-cell>
          <table:table-cell table:style-name="Table57.A2" office:value-type="string">
            <text:p text:style-name="P149"><text:span text:style-name="Default_20_Paragraph_20_Font"/></text:p>
          </table:table-cell>
        </table:table-row>
      </table:table>
      <text:p text:style-name="P151">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9696878784"/><text:span text:style-name="Command_20_Heading">report_units</text:span><text:alphabetical-index-mark-end text:id="IMark19696878784"/></text:p>
          </table:table-cell>
          <table:table-cell table:style-name="Table152.A1" office:value-type="string">
            <text:p text:style-name="P29"><text:span text:style-name="Command_20_Argument"/></text:p>
          </table:table-cell>
        </table:table-row>
      </table:table>
      <text:p text:style-name="Body_20_first">Report the <text:span text:style-name="T181">units used for </text:span>command <text:span text:style-name="T181">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9696881152"/><text:span text:style-name="Command_20_Heading">report_worst_slack</text:span><text:alphabetical-index-mark-end text:id="IMark19696881152"/></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4">digits </text:span>digits</text:p>
          </table:table-cell>
          <table:table-cell table:style-name="Table154.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9697126288"/><text:span text:style-name="Command_20_Heading">set_assigned_check</text:span><text:alphabetical-index-mark-end text:id="IMark19697126288"/></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82">Annotate setup</text:span></text:span><text:span text:style-name="Default_20_Paragraph_20_Font"> timing check</text:span><text:span text:style-name="Default_20_Paragraph_20_Font"><text:span text:style-name="T182">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82">Annotate hold</text:span></text:span><text:span text:style-name="Default_20_Paragraph_20_Font"> timing check</text:span><text:span text:style-name="Default_20_Paragraph_20_Font"><text:span text:style-name="T182">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82">Annotate recovery</text:span></text:span><text:span text:style-name="Default_20_Paragraph_20_Font"> timing check</text:span><text:span text:style-name="Default_20_Paragraph_20_Font"><text:span text:style-name="T182">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82">Annotate removal</text:span></text:span><text:span text:style-name="Default_20_Paragraph_20_Font"> timing check</text:span><text:span text:style-name="Default_20_Paragraph_20_Font"><text:span text:style-name="T182">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83">corner </text:span>corner</text:p>
          </table:table-cell>
          <table:table-cell table:style-name="Table31.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3">-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5">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4">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9082318000"/><text:span text:style-name="Command_20_Heading">set_assigned_delay</text:span><text:alphabetical-index-mark-end text:id="IMark19082318000"/></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83">corner </text:span>corner</text:p>
          </table:table-cell>
          <table:table-cell table:style-name="Table70.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6">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6">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9697445600"/><text:span text:style-name="Command_20_Heading">set_assigned_transition</text:span><text:alphabetical-index-mark-end text:id="IMark19697445600"/></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7">corner </text:span>corner</text:p>
          </table:table-cell>
          <table:table-cell table:style-name="Table71.A2" office:value-type="string">
            <text:p text:style-name="P135"><text:span text:style-name="Default_20_Paragraph_20_Font"><text:span text:style-name="T187">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9082323600"/><text:span text:style-name="Command_20_Heading">set_case_analysis</text:span><text:alphabetical-index-mark-end text:id="IMark19082323600"/></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4">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9082323648"/><text:span text:style-name="Command_20_Heading">set_clock_gating_check</text:span><text:alphabetical-index-mark-end text:id="IMark19082323648"/></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8">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8">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9082324528"/><text:span text:style-name="Command_20_Heading">set_clock_groups</text:span><text:alphabetical-index-mark-end text:id="IMark19082324528"/></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9">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9082321632"/><text:span text:style-name="Command_20_Heading">set_clock_latency</text:span><text:alphabetical-index-mark-end text:id="IMark19082321632"/></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9">-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90">-</text:span></text:span><text:span text:style-name="Command_20_Heading"><text:span text:style-name="T191">clo</text:span></text:span><text:span text:style-name="Command_20_Heading"><text:span text:style-name="T192">ck </text:span></text:span><text:span text:style-name="Command_20_Heading"><text:span text:style-name="T193">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9082321456"/><text:span text:style-name="Command_20_Heading">set_clock_transition</text:span><text:alphabetical-index-mark-end text:id="IMark19082321456"/></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4">Set the </text:span></text:span><text:span text:style-name="Default_20_Paragraph_20_Font"><text:span text:style-name="T21">transition </text:span></text:span><text:span text:style-name="Default_20_Paragraph_20_Font"><text:span text:style-name="T194">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4">Set the </text:span></text:span><text:span text:style-name="Default_20_Paragraph_20_Font"><text:span text:style-name="T21">transition </text:span></text:span><text:span text:style-name="Default_20_Paragraph_20_Font"><text:span text:style-name="T194">time</text:span></text:span><text:span text:style-name="Default_20_Paragraph_20_Font"><text:span text:style-name="T21"> for the </text:span></text:span><text:span text:style-name="Default_20_Paragraph_20_Font"><text:span text:style-name="T194">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5"><text:span text:style-name="Default_20_Paragraph_20_Font"><text:span text:style-name="T194">Set the min </text:span></text:span><text:span text:style-name="Default_20_Paragraph_20_Font"><text:span text:style-name="T21">transition </text:span></text:span><text:span text:style-name="Default_20_Paragraph_20_Font"><text:span text:style-name="T194">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5"><text:span text:style-name="Default_20_Paragraph_20_Font"><text:span text:style-name="T194">Set the min </text:span></text:span><text:span text:style-name="Default_20_Paragraph_20_Font"><text:span text:style-name="T21">transition </text:span></text:span><text:span text:style-name="Default_20_Paragraph_20_Font"><text:span text:style-name="T194">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9082326032"/><text:span text:style-name="Command_20_Heading">set_clock_uncertainty</text:span><text:alphabetical-index-mark-end text:id="IMark19082326032"/></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5">from </text:span>from_clock</text:p>
          </table:table-cell>
          <table:table-cell table:style-name="Table78.A2" office:value-type="string">
            <text:p text:style-name="P156"><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5">to </text:span>to_clock</text:p>
          </table:table-cell>
          <table:table-cell table:style-name="Table78.A2" office:value-type="string">
            <text:p text:style-name="P156"><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7"><text:span text:style-name="Default_20_Paragraph_20_Font"><text:span text:style-name="T196">Inter-clock target clock rise edge, alternative to ‑</text:span></text:span><text:span text:style-name="Default_20_Paragraph_20_Font"><text:span text:style-name="T197">rise_to</text:span></text:span><text:span text:style-name="Default_20_Paragraph_20_Font"><text:span text:style-name="T196">.Inter-clock target clock rise edge, alternative to ‑</text:span></text:span><text:span text:style-name="Default_20_Paragraph_20_Font"><text:span text:style-name="T197">rise_to</text:span></text:span><text:span text:style-name="Default_20_Paragraph_20_Font"><text:span text:style-name="T196">.</text:span></text:span></text:p>
          </table:table-cell>
        </table:table-row>
        <table:table-row table:style-name="Table78.1">
          <table:table-cell table:style-name="Table78.A2" office:value-type="string">
            <text:p text:style-name="P29">-fall</text:p>
          </table:table-cell>
          <table:table-cell table:style-name="Table78.A2" office:value-type="string">
            <text:p text:style-name="P157"><text:span text:style-name="Default_20_Paragraph_20_Font"><text:span text:style-name="T196">Inter-clock target clock rise edge, alternative to ‑</text:span></text:span><text:span text:style-name="Default_20_Paragraph_20_Font"><text:span text:style-name="T198">fall</text:span></text:span><text:span text:style-name="Default_20_Paragraph_20_Font"><text:span text:style-name="T197">_to</text:span></text:span><text:span text:style-name="Default_20_Paragraph_20_Font"><text:span text:style-name="T196">.</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9">for</text:span></text:span><text:span text:style-name="Default_20_Paragraph_20_Font"> setup check</text:span><text:span text:style-name="Default_20_Paragraph_20_Font"><text:span text:style-name="T199">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9">for</text:span></text:span><text:span text:style-name="Default_20_Paragraph_20_Font"> hold </text:span><text:span text:style-name="Default_20_Paragraph_20_Font"><text:span text:style-name="T199">checks</text:span></text:span><text:span text:style-name="Default_20_Paragraph_20_Font">.</text:span></text:p>
          </table:table-cell>
        </table:table-row>
        <table:table-row table:style-name="Table78.1">
          <table:table-cell table:style-name="Table78.A2" office:value-type="string">
            <text:p text:style-name="P158">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9">The <text:span text:style-name="Command">set_clock_uncertainty</text:span> command specifies the uncertainty or jitter in a clock. <text:span text:style-name="T200">The uncertainty for a clock can be specified on its source pin or port, or the clock itself. </text:span></text:p>
      <text:p text:style-name="P160"><text:span text:style-name="Command">set_clock_uncertainty .</text:span><text:span text:style-name="Command"><text:span text:style-name="T200">1 [get_clock clk1]</text:span></text:span></text:p>
      <text:p text:style-name="P161"><text:span text:style-name="T200">Inter-clock uncertainty between the source and target clocks of timing checks is specified with the ‑</text:span><text:span text:style-name="Command"><text:span text:style-name="T200">from|‑rise_from|-fall_from</text:span></text:span><text:span text:style-name="T200"> </text:span><text:span text:style-name="T201">and</text:span><text:span text:style-name="T200"> ‑</text:span><text:span text:style-name="T201">to</text:span><text:span text:style-name="Command"><text:span text:style-name="T200">|‑rise_</text:span></text:span><text:span text:style-name="Command"><text:span text:style-name="T201">to</text:span></text:span><text:span text:style-name="Command"><text:span text:style-name="T200">|-fall_</text:span></text:span><text:span text:style-name="Command"><text:span text:style-name="T201">to</text:span></text:span><text:span text:style-name="T200"> arguments .</text:span></text:p>
      <text:p text:style-name="P160"><text:soft-page-break/><text:span text:style-name="Command">set_clock_uncertainty -</text:span><text:span text:style-name="Command"><text:span text:style-name="T200">from [get_clock clk1] -to [get_clocks clk2] </text:span></text:span><text:span text:style-name="Command">.</text:span><text:span text:style-name="Command"><text:span text:style-name="T200">1</text:span></text:span></text:p>
      <text:p text:style-name="P161"><text:span text:style-name="Command"><text:span text:style-name="T202">The following commands are equivalent.</text:span></text:span></text:p>
      <text:p text:style-name="P162"><text:span text:style-name="Command"><text:span text:style-name="T201">set_clock_uncertainty -</text:span></text:span><text:span text:style-name="Command"><text:span text:style-name="T200">from [get_clock clk1] -</text:span></text:span><text:span text:style-name="Command"><text:span text:style-name="T201">rise_</text:span></text:span><text:span text:style-name="Command"><text:span text:style-name="T200">to [get_clocks clk2] </text:span></text:span><text:span text:style-name="Command"><text:span text:style-name="T201">.</text:span></text:span><text:span text:style-name="Command"><text:span text:style-name="T200">1<text:line-break/></text:span></text:span><text:span text:style-name="Command">set_clock_uncertainty -</text:span><text:span text:style-name="Command"><text:span text:style-name="T200">from [get_clock clk1] -to [get_clocks clk2] -</text:span></text:span><text:span text:style-name="Command"><text:span text:style-name="T201">rise </text:span></text:span><text:span text:style-name="Command">.</text:span><text:span text:style-name="Command"><text:span text:style-name="T200">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9082325856"/><text:span text:style-name="Command_20_Heading">set_cmd_units</text:span><text:alphabetical-index-mark-end text:id="IMark19082325856"/></text:p>
          </table:table-cell>
          <table:table-cell table:style-name="Table76.A1" office:value-type="string">
            <text:p text:style-name="P163"><text:span text:style-name="T132">[-capacitance </text:span><text:span text:style-name="T203">cap_unit</text:span><text:span text:style-name="T132">]<text:line-break/>[-resistance </text:span><text:span text:style-name="T203">res_unit</text:span><text:span text:style-name="T132">]<text:line-break/>[-time </text:span><text:span text:style-name="T203">time_unit</text:span><text:span text:style-name="T132">]<text:line-break/>[-voltage </text:span><text:span text:style-name="T203">voltage_unit</text:span><text:span text:style-name="T132">]<text:line-break/>[-current </text:span><text:span text:style-name="T203">current_unit</text:span><text:span text:style-name="T132">]<text:line-break/>[-power </text:span><text:span text:style-name="T203">power_unit</text:span><text:span text:style-name="T132">]<text:line-break/>[-distance </text:span><text:span text:style-name="T204">distance_unit</text:span><text:span text:style-name="T132">]</text:span></text:p>
          </table:table-cell>
        </table:table-row>
        <table:table-row table:style-name="Table76.1">
          <table:table-cell table:style-name="Table76.A2" office:value-type="string">
            <text:p text:style-name="P164"><text:span text:style-name="T21">-capacitance </text:span>cap_unit</text:p>
          </table:table-cell>
          <table:table-cell table:style-name="Table76.A2" office:value-type="string">
            <text:p text:style-name="P163"><text:span text:style-name="Default_20_Paragraph_20_Font">The capacitance scale factor followed by </text:span>'f'.</text:p>
          </table:table-cell>
        </table:table-row>
        <table:table-row table:style-name="Table76.1">
          <table:table-cell table:style-name="Table76.A2" office:value-type="string">
            <text:p text:style-name="P164"><text:span text:style-name="T21">-resistance </text:span>res_unit</text:p>
          </table:table-cell>
          <table:table-cell table:style-name="Table76.A2" office:value-type="string">
            <text:p text:style-name="P163"><text:span text:style-name="Default_20_Paragraph_20_Font">The resistance scale factor followed by </text:span>'ohm'.</text:p>
          </table:table-cell>
        </table:table-row>
        <table:table-row table:style-name="Table76.1">
          <table:table-cell table:style-name="Table76.A2" office:value-type="string">
            <text:p text:style-name="P164"><text:span text:style-name="T21">-time </text:span>time_unit</text:p>
          </table:table-cell>
          <table:table-cell table:style-name="Table76.A2" office:value-type="string">
            <text:p text:style-name="P163"><text:span text:style-name="Default_20_Paragraph_20_Font">The time scale factor followed by 's'.</text:span></text:p>
          </table:table-cell>
        </table:table-row>
        <table:table-row table:style-name="Table76.1">
          <table:table-cell table:style-name="Table76.A2" office:value-type="string">
            <text:p text:style-name="P164"><text:span text:style-name="T21">-voltage </text:span>voltage_unit</text:p>
          </table:table-cell>
          <table:table-cell table:style-name="Table76.A2" office:value-type="string">
            <text:p text:style-name="P165"><text:span text:style-name="Default_20_Paragraph_20_Font">The voltage scale factor followed by </text:span>'v<text:span text:style-name="T205">'</text:span>.</text:p>
          </table:table-cell>
        </table:table-row>
        <table:table-row table:style-name="Table76.1">
          <table:table-cell table:style-name="Table76.A2" office:value-type="string">
            <text:p text:style-name="P164"><text:span text:style-name="T21">-current </text:span>current_unit</text:p>
          </table:table-cell>
          <table:table-cell table:style-name="Table76.A2" office:value-type="string">
            <text:p text:style-name="P165"><text:span text:style-name="Default_20_Paragraph_20_Font">The current scale factor followed by </text:span>'A'.</text:p>
          </table:table-cell>
        </table:table-row>
        <table:table-row table:style-name="Table76.1">
          <table:table-cell table:style-name="Table76.A2" office:value-type="string">
            <text:p text:style-name="P164"><text:span text:style-name="T21">-power </text:span>power_unit</text:p>
          </table:table-cell>
          <table:table-cell table:style-name="Table76.A2" office:value-type="string">
            <text:p text:style-name="P165"><text:span text:style-name="Default_20_Paragraph_20_Font">The power scale factor followed by </text:span>'w'.</text:p>
          </table:table-cell>
        </table:table-row>
        <table:table-row table:style-name="Table76.1">
          <table:table-cell table:style-name="Table76.A2" office:value-type="string">
            <text:p text:style-name="P164"><text:span text:style-name="T21">-distance </text:span>distance_unit</text:p>
          </table:table-cell>
          <table:table-cell table:style-name="Table76.A2" office:value-type="string">
            <text:p text:style-name="P165"><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7"> change</text:span> the units used by the STA command interpreter when parsing commands and reporting results. <text:span text:style-name="T20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9082327888"/><text:span text:style-name="Command_20_Heading">set_data_check</text:span><text:alphabetical-index-mark-end text:id="IMark19082327888"/></text:p>
          </table:table-cell>
          <table:table-cell table:style-name="Table79.A1" office:value-type="string">
            <text:p text:style-name="P166">[-from<text:span text:style-name="T206">|-rise_from|-fall_from</text:span> <text:span text:style-name="T23">from_</text:span><text:span text:style-name="T207">pin</text:span>]<text:line-break/>[-to<text:span text:style-name="T206">|-rise_to|-fall_to</text:span> <text:span text:style-name="T23">to_</text:span><text:span text:style-name="T207">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7"><text:span text:style-name="T21">-from </text:span>from_<text:span text:style-name="T208">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7"><text:span text:style-name="T21">-to </text:span>to_<text:span text:style-name="T208">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8"><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9082327312"/><text:alphabetical-index-mark-start text:id="IMark19082329888"/><text:span text:style-name="Command_20_Heading">set_disable_inferred_clock_gating</text:span><text:alphabetical-index-mark-end text:id="IMark19082329888"/><text:alphabetical-index-mark-end text:id="IMark19082327312"/></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9">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9082328912"/><text:span text:style-name="Command_20_Heading">set_disable_timing</text:span><text:alphabetical-index-mark-end text:id="IMark19082328912"/></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9"><text:span text:style-name="T21">-from </text:span>from_port</text:p>
          </table:table-cell>
          <table:table-cell table:style-name="Table81.A2" office:value-type="string">
            <text:p text:style-name="P170"/>
          </table:table-cell>
        </table:table-row>
        <table:table-row table:style-name="Table81.1">
          <table:table-cell table:style-name="Table81.A2" office:value-type="string">
            <text:p text:style-name="P169"><text:span text:style-name="T21">-to </text:span>to_port</text:p>
          </table:table-cell>
          <table:table-cell table:style-name="Table81.A2" office:value-type="string">
            <text:p text:style-name="P170"/>
          </table:table-cell>
        </table:table-row>
        <table:table-row table:style-name="Table81.1">
          <table:table-cell table:style-name="Table81.A2" office:value-type="string">
            <text:p text:style-name="P35">objects</text:p>
          </table:table-cell>
          <table:table-cell table:style-name="Table81.A2" office:value-type="string">
            <text:p text:style-name="P171"><text:span text:style-name="Default_20_Paragraph_20_Font">A list of instances, ports, pins, cells, cell/port, </text:span><text:span text:style-name="Default_20_Paragraph_20_Font"><text:span text:style-name="T208">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9082326816"/><text:span text:style-name="Command_20_Heading">set_drive</text:span><text:alphabetical-index-mark-end text:id="IMark19082326816"/></text:p>
          </table:table-cell>
          <table:table-cell table:style-name="Table82.A1" office:value-type="string">
            <text:p text:style-name="P29">[-rise]<text:line-break/>[-fall]<text:line-break/>[-max]<text:line-break/>[-min]<text:span text:style-name="T23"><text:line-break/>resistance<text:line-break/>port</text:span><text:span text:style-name="T207">s</text:span></text:p>
          </table:table-cell>
        </table:table-row>
        <table:table-row table:style-name="Table82.1">
          <table:table-cell table:style-name="Table82.A2" office:value-type="string">
            <text:p text:style-name="P29">-rise</text:p>
          </table:table-cell>
          <table:table-cell table:style-name="Table82.A2" office:value-type="string">
            <text:p text:style-name="P172"><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2"><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9">Set the</text:span></text:span><text:span text:style-name="Default_20_Paragraph_20_Font"> maximum </text:span><text:span text:style-name="Default_20_Paragraph_20_Font"><text:span text:style-name="T209">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3"><text:span text:style-name="Default_20_Paragraph_20_Font"><text:span text:style-name="T209">Set the</text:span></text:span><text:span text:style-name="Default_20_Paragraph_20_Font"> m</text:span><text:span text:style-name="Default_20_Paragraph_20_Font"><text:span text:style-name="T209">in</text:span></text:span><text:span text:style-name="Default_20_Paragraph_20_Font">imum </text:span><text:span text:style-name="Default_20_Paragraph_20_Font"><text:span text:style-name="T209">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8">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9082325408"/><text:span text:style-name="Command_20_Heading">set_driving_cell</text:span><text:alphabetical-index-mark-end text:id="IMark19082325408"/></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10">s</text:span></text:p>
          </table:table-cell>
        </table:table-row>
        <table:table-row table:style-name="Table83.1">
          <table:table-cell table:style-name="Table83.A2" office:value-type="string">
            <text:p text:style-name="P174"><text:span text:style-name="T21">-lib_cell </text:span>cell_name</text:p>
          </table:table-cell>
          <table:table-cell table:style-name="Table83.A2" office:value-type="string">
            <text:p text:style-name="P175"><text:span text:style-name="Default_20_Paragraph_20_Font">The driving cell.</text:span></text:p>
          </table:table-cell>
        </table:table-row>
        <table:table-row table:style-name="Table83.1">
          <table:table-cell table:style-name="Table83.A2" office:value-type="string">
            <text:p text:style-name="P174"><text:span text:style-name="T21">-library </text:span>library</text:p>
          </table:table-cell>
          <table:table-cell table:style-name="Table83.A2" office:value-type="string">
            <text:p text:style-name="P175"><text:span text:style-name="Default_20_Paragraph_20_Font">The driving cell </text:span><text:span text:style-name="Default_20_Paragraph_20_Font"><text:span text:style-name="T127">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6"><text:span text:style-name="Default_20_Paragraph_20_Font"><text:span text:style-name="T209">Set</text:span></text:span><text:span text:style-name="Default_20_Paragraph_20_Font"> the driving cell </text:span><text:span text:style-name="Default_20_Paragraph_20_Font"><text:span text:style-name="T211">for a </text:span></text:span><text:span text:style-name="Default_20_Paragraph_20_Font"><text:span text:style-name="T209">rising</text:span></text:span><text:span text:style-name="Default_20_Paragraph_20_Font"><text:span text:style-name="T211">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3"><text:span text:style-name="Default_20_Paragraph_20_Font"><text:span text:style-name="T209">Set</text:span></text:span><text:span text:style-name="Default_20_Paragraph_20_Font"> the</text:span><text:span text:style-name="Default_20_Paragraph_20_Font"><text:span text:style-name="T209"> </text:span></text:span><text:span text:style-name="Default_20_Paragraph_20_Font">driving cell </text:span><text:span text:style-name="Default_20_Paragraph_20_Font"><text:span text:style-name="T211">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3"><text:span text:style-name="Default_20_Paragraph_20_Font"><text:span text:style-name="T209">Set</text:span></text:span><text:span text:style-name="Default_20_Paragraph_20_Font"> the</text:span><text:span text:style-name="Default_20_Paragraph_20_Font"><text:span text:style-name="T209"> </text:span></text:span><text:span text:style-name="Default_20_Paragraph_20_Font">driving cell </text:span><text:span text:style-name="Default_20_Paragraph_20_Font"><text:span text:style-name="T209">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3"><text:span text:style-name="Default_20_Paragraph_20_Font"><text:span text:style-name="T209">Set</text:span></text:span><text:span text:style-name="Default_20_Paragraph_20_Font"> the</text:span><text:span text:style-name="Default_20_Paragraph_20_Font"><text:span text:style-name="T209"> </text:span></text:span><text:span text:style-name="Default_20_Paragraph_20_Font">driving cell </text:span><text:span text:style-name="Default_20_Paragraph_20_Font"><text:span text:style-name="T209">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12">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12">from_pin </text:span>from_pin</text:p>
          </table:table-cell>
          <table:table-cell table:style-name="Table83.A2" office:value-type="string">
            <text:p text:style-name="P40"><text:span text:style-name="Default_20_Paragraph_20_Font">Use </text:span><text:span text:style-name="Default_20_Paragraph_20_Font"><text:span text:style-name="T209">timng arcs</text:span></text:span><text:span text:style-name="Default_20_Paragraph_20_Font"> from </text:span><text:span text:style-name="Command_20_Argument"><text:span text:style-name="T209">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4"><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4"><text:span text:style-name="T21">-input_transition_</text:span><text:span text:style-name="T212">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9">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9082328624"/><text:span text:style-name="Command_20_Heading">set_false_path</text:span><text:alphabetical-index-mark-end text:id="IMark19082328624"/></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3">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3">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3">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3">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7"><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7"><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7"><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9082331472"/><text:span text:style-name="Command_20_Heading">set_fanout_load</text:span><text:alphabetical-index-mark-end text:id="IMark19082331472"/></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9082331472"/><text:span text:style-name="Command_20_Heading">set_hierarchy_separator</text:span><text:alphabetical-index-mark-end text:id="IMark19082331472"/></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9697462640"/><text:span text:style-name="Command_20_Heading">set_ideal_latency</text:span><text:alphabetical-index-mark-end text:id="IMark19697462640"/></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9697462640"/><text:span text:style-name="Command_20_Heading">set_ideal_network</text:span><text:alphabetical-index-mark-end text:id="IMark19697462640"/></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9697462640"/><text:span text:style-name="Command_20_Heading">set_ideal_transition</text:span><text:alphabetical-index-mark-end text:id="IMark19697462640"/></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9697464128"/><text:span text:style-name="Command_20_Heading">set_input_delay</text:span><text:alphabetical-index-mark-end text:id="IMark19697464128"/></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3">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3">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8"><text:span text:style-name="Default_20_Paragraph_20_Font"><text:span text:style-name="T213">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8"><text:span text:style-name="Default_20_Paragraph_20_Font"><text:span text:style-name="T213">Set</text:span></text:span><text:span text:style-name="Default_20_Paragraph_20_Font"> the minimum arrival time.</text:span></text:p>
          </table:table-cell>
        </table:table-row>
        <table:table-row table:style-name="Table90.1">
          <table:table-cell table:style-name="Table90.A2" office:value-type="string">
            <text:p text:style-name="P179"><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80"><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4">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1"><text:span text:style-name="Default_20_Paragraph_20_Font"><text:span text:style-name="T214">Do not add</text:span></text:span><text:span text:style-name="Default_20_Paragraph_20_Font"> the clock latency to the delay value </text:span><text:span text:style-name="Default_20_Paragraph_20_Font"><text:span text:style-name="T214">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2">The <text:span text:style-name="Command">set_input_delay</text:span> command is used to specify the arrival time of an input signal.</text:p>
      <text:p text:style-name="P182"><text:span text:style-name="T215">The following command sets the min, max, rise and fall times on the </text:span><text:span text:style-name="Command"><text:span text:style-name="T215">in1</text:span></text:span><text:span text:style-name="T215"> input port </text:span><text:span text:style-name="Command"><text:span text:style-name="T215">1.0</text:span></text:span><text:span text:style-name="T215"> time units after the rising edge of </text:span><text:span text:style-name="Command"><text:span text:style-name="T215">clk1</text:span></text:span><text:span text:style-name="T215">.</text:span></text:p>
      <text:p text:style-name="P183">set_input_delay -clock clk1 1.0 [get_ports in1]</text:p>
      <text:p text:style-name="P184"><text:span text:style-name="T215">Use multiple commands with the -add_delay option to specifiy separate arrival times for min, max, rise and fall times or multiple clocks. For example, the following specifies separate arrival times with respect to clocks </text:span><text:span text:style-name="Command"><text:span text:style-name="T215">clk1</text:span></text:span><text:span text:style-name="T215"> and </text:span><text:span text:style-name="Command"><text:span text:style-name="T215">clk2</text:span></text:span><text:span text:style-name="T215">.</text:span></text:p>
      <text:p text:style-name="P183">set_input_delay -clock clk1 1.0 [get_ports in1]<text:line-break/>set_input_delay -<text:span text:style-name="T215">add_delay </text:span>-clock clk<text:span text:style-name="T215">2</text:span> <text:span text:style-name="T215">2</text:span>.0 [get_ports in1]</text:p>
      <text:p text:style-name="P18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5">Paths from inputs that do not have an arrival time defined by <text:span text:style-name="T49">set_input_delay</text:span> are not reported. Set the<text:span text:style-name="T127"> </text:span><text:span text:style-name="Command_20_Heading"><text:span text:style-name="T127">sta_input_port_default_clock</text:span></text:span><text:span text:style-name="Command_20_Heading"><text:span text:style-name="T174"> variable to </text:span></text:span><text:span text:style-name="Command_20_Heading"><text:span text:style-name="T216">1</text:span></text:span><text:span text:style-name="Command_20_Heading"><text:span text:style-name="T174"> to report paths from inputs without a </text:span></text:span><text:span text:style-name="Command_20_Heading"><text:span text:style-name="T216">set_input_delay</text:span></text:span><text:span text:style-name="Command_20_Heading"><text:span text:style-name="T174">.</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9082332544"/><text:span text:style-name="Command_20_Heading">set_input_transition</text:span><text:alphabetical-index-mark-end text:id="IMark19082332544"/></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7">Set the</text:span></text:span><text:span text:style-name="Default_20_Paragraph_20_Font"> rising edge </text:span><text:span text:style-name="Default_20_Paragraph_20_Font"><text:span text:style-name="T217">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6"><text:span text:style-name="Default_20_Paragraph_20_Font"><text:span text:style-name="T217">Set the</text:span></text:span><text:span text:style-name="Default_20_Paragraph_20_Font"> </text:span><text:span text:style-name="Default_20_Paragraph_20_Font"><text:span text:style-name="T217">falling</text:span></text:span><text:span text:style-name="Default_20_Paragraph_20_Font"> edge </text:span><text:span text:style-name="Default_20_Paragraph_20_Font"><text:span text:style-name="T217">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7">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7">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9082332192"/><text:span text:style-name="Command_20_Heading">set_level_shifter_strategy</text:span><text:alphabetical-index-mark-end text:id="IMark19082332192"/></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9082329312"/><text:span text:style-name="Command_20_Heading">set_level_shifter_threshold</text:span><text:alphabetical-index-mark-end text:id="IMark19082329312"/></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9082332464"/><text:span text:style-name="Command_20_Heading">set_load</text:span><text:alphabetical-index-mark-end text:id="IMark19082332464"/></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8">Set t</text:span></text:span><text:span text:style-name="Default_20_Paragraph_20_Font">he </text:span><text:span text:style-name="Default_20_Paragraph_20_Font"><text:span text:style-name="T219">external port </text:span></text:span><text:span text:style-name="Default_20_Paragraph_20_Font"><text:span text:style-name="T218">rising </text:span></text:span><text:span text:style-name="Default_20_Paragraph_20_Font">capacitance </text:span><text:span text:style-name="Default_20_Paragraph_20_Font"><text:span text:style-name="T219">(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7"><text:span text:style-name="Default_20_Paragraph_20_Font"><text:span text:style-name="T218">Set t</text:span></text:span><text:span text:style-name="Default_20_Paragraph_20_Font">he </text:span><text:span text:style-name="Default_20_Paragraph_20_Font"><text:span text:style-name="T219">external port </text:span></text:span><text:span text:style-name="Default_20_Paragraph_20_Font"><text:span text:style-name="T218">falling </text:span></text:span><text:span text:style-name="Default_20_Paragraph_20_Font">capacitance </text:span><text:span text:style-name="Default_20_Paragraph_20_Font"><text:span text:style-name="T219">(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8"><text:span text:style-name="Default_20_Paragraph_20_Font"><text:span text:style-name="T218">Set t</text:span></text:span><text:span text:style-name="Default_20_Paragraph_20_Font">he </text:span><text:span text:style-name="Default_20_Paragraph_20_Font"><text:span text:style-name="T218">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9"><text:span text:style-name="Default_20_Paragraph_20_Font"><text:span text:style-name="T218">Set t</text:span></text:span><text:span text:style-name="Default_20_Paragraph_20_Font">he </text:span><text:span text:style-name="Default_20_Paragraph_20_Font"><text:span text:style-name="T218">m</text:span></text:span><text:span text:style-name="Default_20_Paragraph_20_Font"><text:span text:style-name="T220">in</text:span></text:span><text:span text:style-name="Default_20_Paragraph_20_Font"><text:span text:style-name="T218">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7"><text:span text:style-name="Default_20_Paragraph_20_Font">Subtract the capacitance of all instance pins connected to the net from </text:span><text:span text:style-name="Command_20_Argument">capacitance </text:span><text:span text:style-name="Default_20_Paragraph_20_Font"><text:span text:style-name="T219">(nets only)</text:span></text:span><text:span text:style-name="Default_20_Paragraph_20_Font">. </text:span><text:span text:style-name="Default_20_Paragraph_20_Font"><text:span text:style-name="T219">If the resulting capacitance is negative, zero is used. </text:span></text:span><text:span text:style-name="Default_20_Paragraph_20_Font"><text:span text:style-name="T221">Pin capacitance</text:span></text:span><text:span text:style-name="Default_20_Paragraph_20_Font"><text:span text:style-name="T222">s</text:span></text:span><text:span text:style-name="Default_20_Paragraph_20_Font"><text:span text:style-name="T221"> </text:span></text:span><text:span text:style-name="Default_20_Paragraph_20_Font"><text:span text:style-name="T222">are</text:span></text:span><text:span text:style-name="Default_20_Paragraph_20_Font"><text:span text:style-name="T221">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9">wire </text:span>capacitance on a net or <text:span text:style-name="T219">external capacitance on a </text:span>port. <text:span text:style-name="T219">There are four different uses for the </text:span><text:span text:style-name="T223">set_load</text:span><text:span text:style-name="T219"> commanc:</text:span></text:p>
      <text:p text:style-name="P190">set_load -wire_load <text:span text:style-name="T1">port</text:span> <text:s/>external <text:span text:style-name="T224">port </text:span>wire <text:span text:style-name="T224">capacitance</text:span><text:line-break/>set_load -pin_load <text:span text:style-name="T1">port</text:span> <text:s text:c="2"/>external <text:span text:style-name="T224">port </text:span>pin <text:span text:style-name="T224">capacitance</text:span><text:line-break/>set_load <text:span text:style-name="T1">port</text:span> <text:s text:c="12"/>same as -pin_load<text:line-break/>set_load <text:span text:style-name="T1">net</text:span> <text:s text:c="13"/><text:span text:style-name="T224">net wire capacitance</text:span></text:p>
      <text:p text:style-name="P191"><text:span text:style-name="T219">External p</text:span>ort <text:span text:style-name="T219">capacitance </text:span>can <text:span text:style-name="T219">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2"><text:span text:style-name="T224">When annnotating n</text:span>et wire capacitance <text:span text:style-name="T224">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4">Setting the capacitance on a net overrides </text:span><text:span text:style-name="T225">SPEF </text:span><text:span text:style-name="T226">parasitics </text:span><text:span text:style-name="T224">for delay calculation</text:span><text:span text:style-name="T226">.</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9082329824"/><text:span text:style-name="Command_20_Heading">set_logic_dc</text:span><text:alphabetical-index-mark-end text:id="IMark19082329824"/></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9082333904"/><text:span text:style-name="Command_20_Heading">set_logic_one</text:span><text:alphabetical-index-mark-end text:id="IMark19082333904"/></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5">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9697468912"/><text:span text:style-name="Command_20_Heading">set_logic_zero</text:span><text:alphabetical-index-mark-end text:id="IMark19697468912"/></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5">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9697469616"/><text:span text:style-name="Command_20_Heading">set_max_area</text:span><text:alphabetical-index-mark-end text:id="IMark19697469616"/></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9697469616"/><text:span text:style-name="Command_20_Heading">set_max_capacitance</text:span><text:alphabetical-index-mark-end text:id="IMark19697469616"/></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9082333904"/><text:span text:style-name="Command_20_Heading">set_max_delay</text:span><text:alphabetical-index-mark-end text:id="IMark19082333904"/></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7">Set max delay for</text:span></text:span><text:span text:style-name="Default_20_Paragraph_20_Font"> </text:span><text:span text:style-name="Default_20_Paragraph_20_Font"><text:span text:style-name="T228">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3"><text:span text:style-name="Default_20_Paragraph_20_Font"><text:span text:style-name="T227">Set max delay for </text:span></text:span><text:span text:style-name="Default_20_Paragraph_20_Font"><text:s/>falling </text:span><text:span text:style-name="Default_20_Paragraph_20_Font"><text:span text:style-name="T228">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9">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9082331232"/><text:span text:style-name="Command_20_Heading">set_max_dynamic_power</text:span><text:alphabetical-index-mark-end text:id="IMark19082331232"/></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9082331216"/><text:span text:style-name="Command_20_Heading">set_max_fanout</text:span><text:alphabetical-index-mark-end text:id="IMark19082331216"/></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9697473424"/><text:span text:style-name="Command_20_Heading">set_max_leakage_power</text:span><text:alphabetical-index-mark-end text:id="IMark19697473424"/></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9082333136"/><text:span text:style-name="Command_20_Heading">set_max_time_borrow</text:span><text:alphabetical-index-mark-end text:id="IMark19082333136"/></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9">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9082334928"/><text:span text:style-name="Command_20_Heading">set_max_transition</text:span><text:alphabetical-index-mark-end text:id="IMark19082334928"/></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4"><text:span text:style-name="Command">-data_path</text:span></text:p>
          </table:table-cell>
          <table:table-cell table:style-name="Table105.A2" office:value-type="string">
            <text:p text:style-name="P195"><text:span text:style-name="Default_20_Paragraph_20_Font">Set the <text:s/>max slew for data paths.</text:span></text:p>
          </table:table-cell>
        </table:table-row>
        <table:table-row table:style-name="Table105.1">
          <table:table-cell table:style-name="Table105.A2" office:value-type="string">
            <text:p text:style-name="P194"><text:span text:style-name="Command">-clock_path</text:span></text:p>
          </table:table-cell>
          <table:table-cell table:style-name="Table105.A2" office:value-type="string">
            <text:p text:style-name="P195"><text:span text:style-name="Default_20_Paragraph_20_Font">Set the <text:s/>max slew for clock paths.</text:span></text:p>
          </table:table-cell>
        </table:table-row>
        <table:table-row table:style-name="Table105.1">
          <table:table-cell table:style-name="Table105.A2" office:value-type="string">
            <text:p text:style-name="P194"><text:span text:style-name="Command">-rise</text:span></text:p>
          </table:table-cell>
          <table:table-cell table:style-name="Table105.A2" office:value-type="string">
            <text:p text:style-name="P195"><text:span text:style-name="Default_20_Paragraph_20_Font">Set the <text:s/>max slew for rising paths.</text:span></text:p>
          </table:table-cell>
        </table:table-row>
        <table:table-row table:style-name="Table105.1">
          <table:table-cell table:style-name="Table105.A2" office:value-type="string">
            <text:p text:style-name="P194"><text:span text:style-name="Command">-fall</text:span></text:p>
          </table:table-cell>
          <table:table-cell table:style-name="Table105.A2" office:value-type="string">
            <text:p text:style-name="P195"><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30">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31">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9082335552"/><text:span text:style-name="Command_20_Heading">set_min_capacitance</text:span><text:alphabetical-index-mark-end text:id="IMark19082335552"/></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6"><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9697476560"/><text:span text:style-name="Command_20_Heading">set_min_delay</text:span><text:alphabetical-index-mark-end text:id="IMark19697476560"/></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7">Set min delay for</text:span></text:span><text:span text:style-name="Default_20_Paragraph_20_Font"> </text:span><text:span text:style-name="Default_20_Paragraph_20_Font"><text:span text:style-name="T228">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3"><text:span text:style-name="Default_20_Paragraph_20_Font"><text:span text:style-name="T227">Set min delay for </text:span></text:span><text:span text:style-name="Default_20_Paragraph_20_Font"><text:s/>falling </text:span><text:span text:style-name="Default_20_Paragraph_20_Font"><text:span text:style-name="T228">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7"><text:span text:style-name="Default_20_Paragraph_20_Font">The m</text:span><text:span text:style-name="Default_20_Paragraph_20_Font"><text:span text:style-name="T232">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9697477456"/><text:span text:style-name="Command_20_Heading">set_min_pulse_width</text:span><text:alphabetical-index-mark-end text:id="IMark19697477456"/></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9082337760"/><text:span text:style-name="Command_20_Heading">set_multicycle_path</text:span><text:alphabetical-index-mark-end text:id="IMark19082337760"/></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7">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7">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3"><text:span text:style-name="Default_20_Paragraph_20_Font"><text:span text:style-name="T227">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3"><text:span text:style-name="Default_20_Paragraph_20_Font"><text:span text:style-name="T227">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9082339296"/><text:span text:style-name="Command_20_Heading">set_operating_conditions</text:span><text:alphabetical-index-mark-end text:id="IMark19082339296"/></text:p>
          </table:table-cell>
          <table:table-cell table:style-name="Table113.A1" office:value-type="string">
            <text:p text:style-name="P198">[-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9">-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0">-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0">‑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33">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4">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4">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1"><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201"><text:span text:style-name="T21">-m</text:span><text:span text:style-name="T234">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9082340336"/><text:span text:style-name="Command_20_Heading">set_output_delay</text:span><text:alphabetical-index-mark-end text:id="IMark19082340336"/></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3">Set</text:span></text:span><text:span text:style-name="Default_20_Paragraph_20_Font"> the </text:span><text:span text:style-name="Default_20_Paragraph_20_Font"><text:span text:style-name="T235">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2"><text:span text:style-name="Default_20_Paragraph_20_Font"><text:span text:style-name="T213">Set</text:span></text:span><text:span text:style-name="Default_20_Paragraph_20_Font"> the </text:span><text:span text:style-name="Default_20_Paragraph_20_Font"><text:span text:style-name="T235">output delay</text:span></text:span><text:span text:style-name="Default_20_Paragraph_20_Font"> for the </text:span><text:span text:style-name="Default_20_Paragraph_20_Font"><text:span text:style-name="T235">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2"><text:span text:style-name="Default_20_Paragraph_20_Font"><text:span text:style-name="T213">Set</text:span></text:span><text:span text:style-name="Default_20_Paragraph_20_Font"> the </text:span><text:span text:style-name="Default_20_Paragraph_20_Font"><text:span text:style-name="T235">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2"><text:span text:style-name="Default_20_Paragraph_20_Font"><text:span text:style-name="T213">Set</text:span></text:span><text:span text:style-name="Default_20_Paragraph_20_Font"> the </text:span><text:span text:style-name="Default_20_Paragraph_20_Font"><text:span text:style-name="T235">minimum output delay</text:span></text:span><text:span text:style-name="Default_20_Paragraph_20_Font">.</text:span></text:p>
          </table:table-cell>
        </table:table-row>
        <table:table-row table:style-name="Table114.1">
          <table:table-cell table:style-name="Table114.A2" office:value-type="string">
            <text:p text:style-name="P203"><text:span text:style-name="T21">-clock </text:span>clock</text:p>
          </table:table-cell>
          <table:table-cell table:style-name="Table114.A2" office:value-type="string">
            <text:p text:style-name="P202"><text:span text:style-name="Default_20_Paragraph_20_Font">The </text:span><text:span text:style-name="Default_20_Paragraph_20_Font"><text:span text:style-name="T235">external check</text:span></text:span><text:span text:style-name="Default_20_Paragraph_20_Font"> is </text:span><text:span text:style-name="Default_20_Paragraph_20_Font"><text:span text:style-name="T236">to </text:span></text:span><text:span text:style-name="Command_20_Argument"><text:span text:style-name="T237">cloc</text:span></text:span><text:span text:style-name="Command_20_Argument"><text:span text:style-name="T238">k</text:span></text:span><text:span text:style-name="Default_20_Paragraph_20_Font"><text:span text:style-name="T239">. </text:span></text:span><text:span text:style-name="Default_20_Paragraph_20_Font"><text:span text:style-name="T240">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4"><text:span text:style-name="Default_20_Paragraph_20_Font">The </text:span><text:span text:style-name="Default_20_Paragraph_20_Font"><text:span text:style-name="T236">external check</text:span></text:span><text:span text:style-name="Default_20_Paragraph_20_Font"> is </text:span><text:span text:style-name="Default_20_Paragraph_20_Font"><text:span text:style-name="T236">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5"><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6">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6">output delay</text:span></text:span><text:span text:style-name="Default_20_Paragraph_20_Font"> to any existing </text:span><text:span text:style-name="Default_20_Paragraph_20_Font"><text:span text:style-name="T236">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6">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5">the external delay to </text:span><text:span text:style-name="T241">a setup/</text:span><text:span text:style-name="T242">hold</text:span><text:span text:style-name="T241"> check on an output port or internal pin </text:span><text:span text:style-name="T243">that is clocked by </text:span><text:span text:style-name="Command_20_Argument"><text:span text:style-name="T243">clock</text:span></text:span><text:span text:style-name="T241">.</text:span> Unless the <text:span text:style-name="Command">-add_delay</text:span> option is specified any existing <text:span text:style-name="T243">output delays are</text:span> replaced.</text:p>
      <text:p text:style-name="P206">The <text:span text:style-name="Command">–reference_pin</text:span> option is used to specify a <text:span text:style-name="T242">timing check</text:span> with respect to the arrival on a pin in the clock network. For propagated clocks, the <text:span text:style-name="T242">timing check</text:span> is relative to the clock arrival time at the reference pin (the clock source latency and network latency from the clock source to the reference pin). For ideal clocks, <text:span text:style-name="T242">the timing check</text:span> is relative to the reference pin clock source latency. With the <text:span text:style-name="Command">-clock_fall</text:span> flag the <text:span text:style-name="T242">timing check</text:span> is relative to the falling <text:span text:style-name="T235">edge</text:span> <text:span text:style-name="T235">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2">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9082341072"/><text:span text:style-name="Command_20_Heading">set_port_fanout_number</text:span><text:alphabetical-index-mark-end text:id="IMark19082341072"/></text:p>
          </table:table-cell>
          <table:table-cell table:style-name="Table115.A1" office:value-type="string">
            <text:p text:style-name="P29"><text:span text:style-name="Command_20_Argument"><text:span text:style-name="T244">[-min]<text:line-break/>[-max]<text:line-break/></text:span></text:span><text:span text:style-name="Command_20_Argument"><text:span text:style-name="T245">fanout<text:line-break/>port</text:span></text:span><text:span text:style-name="Command_20_Argument"><text:span text:style-name="T246">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7">Set t</text:span></text:span><text:span text:style-name="Default_20_Paragraph_20_Font">he </text:span><text:span text:style-name="Default_20_Paragraph_20_Font"><text:span text:style-name="T247">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7"><text:span text:style-name="Default_20_Paragraph_20_Font"><text:span text:style-name="T247">Set t</text:span></text:span><text:span text:style-name="Default_20_Paragraph_20_Font">he </text:span><text:span text:style-name="Default_20_Paragraph_20_Font"><text:span text:style-name="T247">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9082340208"/><text:span text:style-name="Command_20_Heading">set_power</text:span><text:span text:style-name="Command_20_Heading"><text:span text:style-name="T248">_activity</text:span></text:span><text:alphabetical-index-mark-end text:id="IMark19082340208"/></text:p>
          </table:table-cell>
          <table:table-cell table:style-name="Table149.A1" office:value-type="string">
            <text:p text:style-name="P29"><text:span text:style-name="Command_20_Argument"><text:span text:style-name="T244">[-global]<text:line-break/>[-input]<text:line-break/>[-input_ports </text:span></text:span><text:span text:style-name="Command_20_Argument"><text:span text:style-name="T249">ports</text:span></text:span><text:span text:style-name="Command_20_Argument"><text:span text:style-name="T244">]<text:line-break/>[-pins </text:span></text:span><text:span text:style-name="Command_20_Argument"><text:span text:style-name="T249">pins</text:span></text:span><text:span text:style-name="Command_20_Argument"><text:span text:style-name="T244">]<text:line-break/>[-activity </text:span></text:span><text:span text:style-name="Command_20_Argument"><text:span text:style-name="T249">activity</text:span></text:span><text:span text:style-name="Command_20_Argument"><text:span text:style-name="T244">]<text:line-break/>[-duty </text:span></text:span><text:span text:style-name="Command_20_Argument"><text:span text:style-name="T249">duty</text:span></text:span><text:span text:style-name="Command_20_Argument"><text:span text:style-name="T244">]</text:span></text:span></text:p>
          </table:table-cell>
        </table:table-row>
        <table:table-row table:style-name="Table149.1">
          <table:table-cell table:style-name="Table149.A2" office:value-type="string">
            <text:p text:style-name="P29"><text:span text:style-name="Command_20_Argument"><text:span text:style-name="T249">-</text:span></text:span><text:span text:style-name="Command_20_Argument"><text:span text:style-name="T250">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51">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51">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7"><text:span text:style-name="Command_20_Argument"><text:span text:style-name="T250">-activity </text:span></text:span><text:span text:style-name="Command_20_Argument"><text:span text:style-name="T249">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50">-</text:span></text:span><text:span text:style-name="Command_20_Argument"><text:span text:style-name="T252">d</text:span></text:span><text:span text:style-name="Command_20_Argument"><text:span text:style-name="T253">ut</text:span></text:span><text:span text:style-name="Command_20_Argument"><text:span text:style-name="T252">y </text:span></text:span><text:span text:style-name="Command_20_Argument"><text:span text:style-name="T249">duty</text:span></text:span></text:p>
          </table:table-cell>
          <table:table-cell table:style-name="Table149.A2" office:value-type="string">
            <text:p text:style-name="P29"><text:span text:style-name="Default_20_Paragraph_20_Font">The duty, or probability the signal is high </text:span><text:span text:style-name="Default_20_Paragraph_20_Font"><text:span text:style-name="T254">(0 &lt;= duty &lt;= 1.0)</text:span></text:span><text:span text:style-name="Default_20_Paragraph_20_Font">. Defaults to 0.5.</text:span></text:p>
          </table:table-cell>
        </table:table-row>
      </table:table>
      <text:p text:style-name="P209">The <text:span text:style-name="Command_20_Heading"><text:span text:style-name="T127">set_power_activity</text:span></text:span> command is used to set the activity and duty used for power analysis globally or for input ports or pins in the design.</text:p>
      <text:p text:style-name="P210">The default input activity and duty <text:span text:style-name="T255">for inputs </text:span>are 0.1 and 0.5 respectively, which is equivalent to the following command:</text:p>
      <text:p text:style-name="P211"><text:span text:style-name="Command_20_Heading"><text:span text:style-name="T127">set_power_activity</text:span></text:span><text:span text:style-name="Command_20_Heading"> </text:span><text:span text:style-name="Command_20_Argument"><text:span text:style-name="T24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9082341936"/><text:span text:style-name="Command_20_Heading">set_propagated_clock</text:span><text:alphabetical-index-mark-end text:id="IMark19082341936"/></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9082341728"/><text:span text:style-name="Command_20_Heading">set_pvt</text:span><text:alphabetical-index-mark-end text:id="IMark19082341728"/></text:p>
          </table:table-cell>
          <table:table-cell table:style-name="Table117.A1" office:value-type="string">
            <text:p text:style-name="P198">[-min]<text:line-break/>[-max]<text:line-break/>[-process <text:span text:style-name="T23">process</text:span>]<text:line-break/>[-voltage <text:span text:style-name="T23">voltage</text:span>]</text:p>
            <text:p text:style-name="P212">[-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6">S</text:span></text:span><text:span text:style-name="Default_20_Paragraph_20_Font">et the PVT values for max delay</text:span><text:span text:style-name="Default_20_Paragraph_20_Font"><text:span text:style-name="T256">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6">S</text:span></text:span><text:span text:style-name="Default_20_Paragraph_20_Font">et the PVT values for min delay</text:span><text:span text:style-name="Default_20_Paragraph_20_Font"><text:span text:style-name="T256">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51">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51">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51">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9082339904"/><text:span text:style-name="Command_20_Heading">set_sense</text:span><text:alphabetical-index-mark-end text:id="IMark19082339904"/></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3"><text:span text:style-name="Command_20_Argument"><text:span text:style-name="T24">-type clock</text:span></text:span></text:p>
          </table:table-cell>
          <table:table-cell table:style-name="Table68.A1" office:value-type="string">
            <text:p text:style-name="P214"><text:span text:style-name="Default_20_Paragraph_20_Font">Set the sense for clock paths.</text:span></text:p>
          </table:table-cell>
        </table:table-row>
        <table:table-row table:style-name="Table68.1">
          <table:table-cell table:style-name="Table68.A3" office:value-type="string">
            <text:p text:style-name="P213"><text:span text:style-name="Command_20_Argument"><text:span text:style-name="T24">-type data</text:span></text:span></text:p>
          </table:table-cell>
          <table:table-cell table:style-name="Table68.A3" office:value-type="string">
            <text:p text:style-name="P214"><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7">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7">a</text:span></text:span><text:span text:style-name="Default_20_Paragraph_20_Font"><text:span text:style-name="T24">te.</text:span></text:span></text:p>
          </table:table-cell>
        </table:table-row>
        <table:table-row table:style-name="Table68.1">
          <table:table-cell table:style-name="Table68.A1" office:value-type="string">
            <text:p text:style-name="P215"><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8">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9082342832"/><text:span text:style-name="Command_20_Heading">set_timing_derate</text:span><text:alphabetical-index-mark-end text:id="IMark19082342832"/></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9">rise</text:span></text:p>
          </table:table-cell>
          <table:table-cell table:style-name="Table118.A2" office:value-type="string">
            <text:p text:style-name="P216"><text:span text:style-name="Default_20_Paragraph_20_Font">Set the derating for rising delays.</text:span></text:p>
          </table:table-cell>
        </table:table-row>
        <table:table-row table:style-name="Table118.1">
          <table:table-cell table:style-name="Table118.A2" office:value-type="string">
            <text:p text:style-name="P29">-<text:span text:style-name="T259">fall</text:span></text:p>
          </table:table-cell>
          <table:table-cell table:style-name="Table118.A2" office:value-type="string">
            <text:p text:style-name="P216"><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60">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9697479232"/><text:span text:style-name="Command_20_Heading">set_resistance</text:span><text:alphabetical-index-mark-end text:id="IMark19697479232"/></text:p>
          </table:table-cell>
          <table:table-cell table:style-name="Table119.A1" office:value-type="string">
            <text:p text:style-name="P29">[-max]<text:line-break/>[-min]<text:line-break/><text:span text:style-name="T23">resistance<text:line-break/>net</text:span><text:span text:style-name="T261">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62">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9697488528"/><text:span text:style-name="Command_20_Heading">set_units</text:span><text:alphabetical-index-mark-end text:id="IMark19697488528"/></text:p>
          </table:table-cell>
          <table:table-cell table:style-name="Table120.A1" office:value-type="string">
            <text:p text:style-name="P163"><text:span text:style-name="T132">[-capacitance </text:span><text:span text:style-name="T203">cap_unit</text:span><text:span text:style-name="T132">]<text:line-break/>[-resistance </text:span><text:span text:style-name="T203">res_unit</text:span><text:span text:style-name="T132">]<text:line-break/>[-time </text:span><text:span text:style-name="T203">time_unit</text:span><text:span text:style-name="T132">]<text:line-break/>[-voltage </text:span><text:span text:style-name="T203">voltage_unit</text:span><text:span text:style-name="T132">]<text:line-break/>[-current </text:span><text:span text:style-name="T203">current_unit</text:span><text:span text:style-name="T132">]<text:line-break/>[-power </text:span><text:span text:style-name="T203">power_unit</text:span><text:span text:style-name="T132">]<text:line-break/>[-distance </text:span><text:span text:style-name="T204">distance_unit</text:span><text:span text:style-name="T132">]</text:span></text:p>
          </table:table-cell>
        </table:table-row>
        <table:table-row table:style-name="Table120.1">
          <table:table-cell table:style-name="Table120.A2" office:value-type="string">
            <text:p text:style-name="P217"><text:span text:style-name="Command">-capacitance </text:span>cap_unit</text:p>
          </table:table-cell>
          <table:table-cell table:style-name="Table120.A2" office:value-type="string">
            <text:p text:style-name="P16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7"><text:span text:style-name="Command">-resistance </text:span>res_unit</text:p>
          </table:table-cell>
          <table:table-cell table:style-name="Table120.A2" office:value-type="string">
            <text:p text:style-name="P163"><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7"><text:span text:style-name="Command">-time </text:span>time_unit</text:p>
          </table:table-cell>
          <table:table-cell table:style-name="Table120.A2" office:value-type="string">
            <text:p text:style-name="P163"><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7">-voltage voltage_unit</text:p>
          </table:table-cell>
          <table:table-cell table:style-name="Table120.A2" office:value-type="string">
            <text:p text:style-name="P16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7"><text:span text:style-name="Command">-current </text:span>current_unit</text:p>
          </table:table-cell>
          <table:table-cell table:style-name="Table120.A2" office:value-type="string">
            <text:p text:style-name="P16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7"><text:span text:style-name="Command">-power </text:span>power_unit</text:p>
          </table:table-cell>
          <table:table-cell table:style-name="Table120.A2" office:value-type="string">
            <text:p text:style-name="P165"><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5">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9697479232"/><text:span text:style-name="Command_20_Heading">set_wire_load_min_block_size</text:span><text:alphabetical-index-mark-end text:id="IMark19697479232"/></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9697479232"/><text:span text:style-name="Command_20_Heading">set_wire_load_mode</text:span><text:alphabetical-index-mark-end text:id="IMark19697479232"/></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9697479232"/><text:span text:style-name="Command_20_Heading">set_wire_load_model</text:span><text:alphabetical-index-mark-end text:id="IMark19697479232"/></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20"><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0"><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9697472288"/><text:span text:style-name="Command_20_Heading">set_wire_load_selection_group</text:span><text:alphabetical-index-mark-end text:id="IMark19697472288"/></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9082338496"/><text:span text:style-name="Command_20_Heading">source</text:span><text:alphabetical-index-mark-end text:id="IMark19082338496"/></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63">[</text:span></text:span><text:span text:style-name="Command">&gt; </text:span><text:span text:style-name="Command_20_Argument"><text:span text:style-name="T263">log_filename</text:span></text:span><text:span text:style-name="Command">]<text:line-break/></text:span><text:span text:style-name="Command"><text:span text:style-name="T263">[</text:span></text:span><text:span text:style-name="Command">&gt;&gt; </text:span><text:span text:style-name="Command"><text:span text:style-name="T263">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1"><text:span text:style-name="Command">&gt; </text:span><text:span text:style-name="Command_20_Argument"><text:span text:style-name="T263">log_filename</text:span></text:span></text:p>
          </table:table-cell>
          <table:table-cell table:style-name="Table125.A2" office:value-type="string">
            <text:p text:style-name="P222"><text:span text:style-name="Default_20_Paragraph_20_Font">Redirect command output to log_filename.</text:span></text:p>
          </table:table-cell>
        </table:table-row>
        <table:table-row table:style-name="Table125.1">
          <table:table-cell table:style-name="Table125.A2" office:value-type="string">
            <text:p text:style-name="P221"><text:span text:style-name="Command">&gt;&gt; </text:span><text:span text:style-name="Command_20_Argument"><text:span text:style-name="T263">log_filename</text:span></text:span></text:p>
          </table:table-cell>
          <table:table-cell table:style-name="Table125.A2" office:value-type="string">
            <text:p text:style-name="P22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P223">The <text:span text:style-name="Command">source</text:span> command stops and reports any errors encountered while reading a file unless <text:span text:style-name="Command">sta_continue_on_error</text:span> is <text:span text:style-name="Command">1</text:span>.</text:p>
      <table:table table:name="Table156" table:style-name="Table156">
        <table:table-column table:style-name="Table156.A"/>
        <table:table-column table:style-name="Table156.B"/>
        <table:table-row table:style-name="Table156.1">
          <table:table-cell table:style-name="Table156.A1" office:value-type="string">
            <text:p text:style-name="P224"><text:alphabetical-index-mark-start text:id="IMark19082338528"/><text:span text:style-name="Command_20_Heading"><text:span text:style-name="T264">suppress_msg</text:span></text:span><text:alphabetical-index-mark-end text:id="IMark19082338528"/></text:p>
          </table:table-cell>
          <table:table-cell table:style-name="Table156.A1" office:value-type="string">
            <text:p text:style-name="P224"><text:span text:style-name="Command_20_Argument"><text:span text:style-name="T265">msg_ids</text:span></text:span></text:p>
          </table:table-cell>
        </table:table-row>
        <table:table-row table:style-name="Table156.1">
          <table:table-cell table:style-name="Table156.A2" office:value-type="string">
            <text:p text:style-name="P224"><text:span text:style-name="Command_20_Argument"><text:span text:style-name="T265">msg_ids</text:span></text:span></text:p>
          </table:table-cell>
          <table:table-cell table:style-name="Table156.A2" office:value-type="string">
            <text:p text:style-name="P225"><text:span text:style-name="Default_20_Paragraph_20_Font">A list of </text:span><text:span text:style-name="Default_20_Paragraph_20_Font"><text:span text:style-name="T265">error/warning message IDs to suppress.</text:span></text:span></text:p>
          </table:table-cell>
        </table:table-row>
      </table:table>
      <text:p text:style-name="P223">The <text:span text:style-name="Command"><text:span text:style-name="T265">suppress_msg</text:span></text:span> command <text:span text:style-name="T265">suppresses specified error/warning messages by ID</text:span>. <text:span text:style-name="T266">The list of message IDs can be found in </text:span><text:span text:style-name="Command_20_Argument"><text:span text:style-name="T266">doc/messages.txt</text:span></text:span><text:span text:style-name="Command_20_Argument"><text:span text:style-name="T267">.</text:span></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9082326656"/><text:span text:style-name="Command_20_Heading">unset_case_analysis</text:span><text:alphabetical-index-mark-end text:id="IMark19082326656"/></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9697493936"/><text:span text:style-name="Command_20_Heading">unset_clock_latency</text:span><text:alphabetical-index-mark-end text:id="IMark19697493936"/></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9697496272"/><text:span text:style-name="Command_20_Heading">unset_clock_transition</text:span><text:alphabetical-index-mark-end text:id="IMark19697496272"/></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ext:soft-page-break/>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29"><text:alphabetical-index-mark-start text:id="IMark19697496864"/><text:span text:style-name="Command_20_Heading">unset_clock_uncertainty</text:span><text:alphabetical-index-mark-end text:id="IMark19697496864"/></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6"><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6"><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8">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9697497664"/><text:span text:style-name="Command_20_Heading">unset_data_check</text:span><text:alphabetical-index-mark-end text:id="IMark19697497664"/></text:p>
          </table:table-cell>
          <table:table-cell table:style-name="Table43.A1" office:value-type="string">
            <text:p text:style-name="P227">[-from<text:span text:style-name="T268">|-rise_from|-fall_from</text:span> <text:span text:style-name="T23">from_object</text:span>]<text:line-break/>[-to<text:span text:style-name="T268">|-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6"><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6">-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ext:soft-page-break/>
        <table:table-row table:style-name="Table43.1">
          <table:table-cell table:style-name="Table43.A2" office:value-type="string">
            <text:p text:style-name="P158">clock</text:p>
          </table:table-cell>
          <table:table-cell table:style-name="Table43.A2" office:value-type="string">
            <text:p text:style-name="P40"><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9082344144"/><text:span text:style-name="Command_20_Heading">unset_disable_inferred_clock_gating</text:span><text:alphabetical-index-mark-end text:id="IMark19082344144"/></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9">unset_disable_inferred_clock_gating</text:span></text:span> command removes a previous <text:span text:style-name="Command_20_Heading"><text:span text:style-name="T129">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9697107552"/><text:span text:style-name="Command_20_Heading">unset_disable_timing</text:span><text:alphabetical-index-mark-end text:id="IMark19697107552"/></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0"/>
          </table:table-cell>
        </table:table-row>
        <table:table-row table:style-name="Table45.1">
          <table:table-cell table:style-name="Table45.A2" office:value-type="string">
            <text:p text:style-name="P35">to_port</text:p>
          </table:table-cell>
          <table:table-cell table:style-name="Table45.A2" office:value-type="string">
            <text:p text:style-name="P170"/>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9082342496"/><text:span text:style-name="Command_20_Heading">unset_input_delay</text:span><text:alphabetical-index-mark-end text:id="IMark19082342496"/></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9">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9">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9">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8"><text:span text:style-name="Default_20_Paragraph_20_Font"><text:span text:style-name="T269">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9">Unset t</text:span></text:span><text:span text:style-name="Default_20_Paragraph_20_Font">he arrival time from </text:span><text:span text:style-name="Command_20_Argument">clock</text:span><text:span text:style-name="Default_20_Paragraph_20_Font">.</text:span></text:p>
          </table:table-cell>
        </table:table-row>
        <text:soft-page-break/>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9">Unset t</text:span></text:span><text:span text:style-name="Default_20_Paragraph_20_Font">he arrival time from the falling edge of </text:span><text:span text:style-name="Default_20_Paragraph_20_Font"><text:span text:style-name="T23">clock</text:span></text:span></text:p>
          </table:table-cell>
        </table:table-row>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9697109072"/><text:span text:style-name="Command_20_Heading">unset_output_delay</text:span><text:alphabetical-index-mark-end text:id="IMark19697109072"/></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9082344976"/><text:span text:style-name="Command_20_Heading">unset_path_exceptions</text:span><text:alphabetical-index-mark-end text:id="IMark19082344976"/></text:p>
          </table:table-cell>
          <table:table-cell table:style-name="Table53.A1" office:value-type="string">
            <text:p text:style-name="P229">[-setup]<text:line-break/>[-hold]<text:line-break/>[-rise]<text:line-break/>[-fall]<text:line-break/>[-from<text:span text:style-name="T270">|-rise_from|-fall_from</text:span> <text:span text:style-name="T23">from</text:span>]<text:line-break/>[-through<text:span text:style-name="T270">|-rise_through|-fall_through</text:span> <text:span text:style-name="T23">through</text:span>]<text:line-break/>[-to<text:span text:style-name="T270">|-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70">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30"><text:span text:style-name="Default_20_Paragraph_20_Font"><text:span text:style-name="T270">Unset path exceptions for</text:span></text:span><text:span text:style-name="Default_20_Paragraph_20_Font"> hold checks.</text:span></text:p>
          </table:table-cell>
        </table:table-row>
        <text:soft-page-break/>
        <table:table-row table:style-name="Table53.1">
          <table:table-cell table:style-name="Table53.A2" office:value-type="string">
            <text:p text:style-name="P29">-rise</text:p>
          </table:table-cell>
          <table:table-cell table:style-name="Table53.A2" office:value-type="string">
            <text:p text:style-name="P230"><text:span text:style-name="Default_20_Paragraph_20_Font"><text:span text:style-name="T270">Unset path exceptions for</text:span></text:span><text:span text:style-name="Default_20_Paragraph_20_Font"> rising path edges.</text:span></text:p>
          </table:table-cell>
        </table:table-row>
        <table:table-row table:style-name="Table53.1">
          <table:table-cell table:style-name="Table53.A2" office:value-type="string">
            <text:p text:style-name="P29">-fall</text:p>
          </table:table-cell>
          <table:table-cell table:style-name="Table53.A2" office:value-type="string">
            <text:p text:style-name="P230"><text:span text:style-name="Default_20_Paragraph_20_Font"><text:span text:style-name="T270">Unset path exceptions for</text:span></text:span><text:span text:style-name="Default_20_Paragraph_20_Font"> </text:span><text:span text:style-name="Default_20_Paragraph_20_Font"><text:span text:style-name="T270">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71">from</text:span></text:span><text:span text:style-name="Command"><text:span text:style-name="T270">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31"><text:span text:style-name="T21">-</text:span><text:span text:style-name="T271">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71">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7">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9697109968"/><text:span text:style-name="Command_20_Heading">unset_propagated_clock</text:span><text:alphabetical-index-mark-end text:id="IMark19697109968"/></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9697111040"/><text:span text:style-name="Command_20_Heading">unset_timing_derate</text:span><text:alphabetical-index-mark-end text:id="IMark19697111040"/></text:p>
          </table:table-cell>
          <table:table-cell table:style-name="Table64.A1" office:value-type="string">
            <text:p text:style-name="P29"/>
          </table:table-cell>
        </table:table-row>
      </table:table>
      <text:p text:style-name="P223">Remove all derating factors set with the <text:span text:style-name="Command">set_timing_derate</text:span> command.</text:p>
      <table:table table:name="Table159" table:style-name="Table159">
        <table:table-column table:style-name="Table159.A"/>
        <table:table-column table:style-name="Table159.B"/>
        <table:table-row table:style-name="Table159.1">
          <table:table-cell table:style-name="Table159.A1" office:value-type="string">
            <text:p text:style-name="P224"><text:alphabetical-index-mark-start text:id="IMark19697111008"/><text:span text:style-name="Command_20_Heading">uns</text:span><text:span text:style-name="Command_20_Heading"><text:span text:style-name="T264">uppress_msg</text:span></text:span><text:alphabetical-index-mark-end text:id="IMark19697111008"/></text:p>
          </table:table-cell>
          <table:table-cell table:style-name="Table159.A1" office:value-type="string">
            <text:p text:style-name="P224"><text:span text:style-name="Command_20_Argument"><text:span text:style-name="T265">msg_ids</text:span></text:span></text:p>
          </table:table-cell>
        </table:table-row>
        <table:table-row table:style-name="Table159.1">
          <table:table-cell table:style-name="Table159.A2" office:value-type="string">
            <text:p text:style-name="P224"><text:span text:style-name="Command_20_Argument"><text:span text:style-name="T265">msg_ids</text:span></text:span></text:p>
          </table:table-cell>
          <table:table-cell table:style-name="Table159.A2" office:value-type="string">
            <text:p text:style-name="P225"><text:span text:style-name="Default_20_Paragraph_20_Font">A list of </text:span><text:span text:style-name="Default_20_Paragraph_20_Font"><text:span text:style-name="T265">error/warning message IDs to unsuppress.</text:span></text:span></text:p>
          </table:table-cell>
        </table:table-row>
      </table:table>
      <text:p text:style-name="P223">The <text:span text:style-name="Command"><text:span text:style-name="T265">unsuppress_msg</text:span></text:span> command <text:span text:style-name="T265">removes suppressions for the specified error/warning messages by ID</text:span>. <text:span text:style-name="T266">The list of message IDs can be found in </text:span><text:span text:style-name="Command_20_Argument"><text:span text:style-name="T266">doc/messages.txt</text:span></text:span><text:span text:style-name="Command_20_Argument"><text:span text:style-name="T267">.</text:span></text:span></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9082344640"/><text:span text:style-name="Command_20_Heading">user_run_time</text:span><text:alphabetical-index-mark-end text:id="IMark19082344640"/></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9697111904"/><text:span text:style-name="Command_20_Heading">with_output_to_variable</text:span><text:alphabetical-index-mark-end text:id="IMark19697111904"/></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7">with_output_to_variable</text:span></text:span> command redirects the output of TCL commands to a variable.</text:p>
      <table:table table:name="Table153" table:style-name="Table153">
        <table:table-column table:style-name="Table153.A"/>
        <table:table-column table:style-name="Table153.B"/>
        <text:soft-page-break/>
        <table:table-row table:style-name="Table153.1">
          <table:table-cell table:style-name="Table153.A1" office:value-type="string">
            <text:p text:style-name="P29"><text:alphabetical-index-mark-start text:id="IMark19687709520"/><text:span text:style-name="Command_20_Heading">write_path_spice</text:span><text:alphabetical-index-mark-end text:id="IMark19687709520"/></text:p>
          </table:table-cell>
          <table:table-cell table:style-name="Table153.A1" office:value-type="string">
            <text:p text:style-name="P232">-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72">[</text:span><text:span text:style-name="T21">-</text:span><text:span text:style-name="T273">simulator hspice|ngspice|xyce</text:span><text:span text:style-name="T272">]</text:span></text:p>
          </table:table-cell>
        </table:table-row>
        <table:table-row table:style-name="Table153.1">
          <table:table-cell table:style-name="Table153.A2" office:value-type="string">
            <text:p text:style-name="P233"><text:span text:style-name="Command_20_Argument"><text:span text:style-name="T3">path_args</text:span></text:span></text:p>
          </table:table-cell>
          <table:table-cell table:style-name="Table153.A2" office:value-type="string">
            <text:p text:style-name="P29">-from|-through|-to arguments as in report_checks.</text:p>
          </table:table-cell>
        </table:table-row>
        <table:table-row table:style-name="Table153.1">
          <table:table-cell table:style-name="Table153.A2" office:value-type="string">
            <text:p text:style-name="P234">spice_directory</text:p>
          </table:table-cell>
          <table:table-cell table:style-name="Table153.A2" office:value-type="string">
            <text:p text:style-name="P235"><text:span text:style-name="Default_20_Paragraph_20_Font"><text:span text:style-name="T274">D</text:span></text:span><text:span text:style-name="Default_20_Paragraph_20_Font">irectory </text:span><text:span text:style-name="Default_20_Paragraph_20_Font"><text:span text:style-name="T274">for s</text:span></text:span><text:span text:style-name="Default_20_Paragraph_20_Font">pice </text:span><text:span text:style-name="Default_20_Paragraph_20_Font"><text:span text:style-name="T275">to write </text:span></text:span><text:span text:style-name="Default_20_Paragraph_20_Font">output </text:span><text:span text:style-name="Default_20_Paragraph_20_Font"><text:span text:style-name="T274">files</text:span></text:span><text:span text:style-name="Default_20_Paragraph_20_Font">.</text:span></text:p>
          </table:table-cell>
        </table:table-row>
        <table:table-row table:style-name="Table153.1">
          <table:table-cell table:style-name="Table153.A2" office:value-type="string">
            <text:p text:style-name="P234">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34">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34">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33"><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6"><text:span text:style-name="T21">-</text:span><text:span text:style-name="T273">simulator</text:span></text:p>
          </table:table-cell>
          <table:table-cell table:style-name="Table153.A2" office:value-type="string">
            <text:p text:style-name="P237">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8">Example command:</text:p>
      <text:p text:style-name="P239">write_path_spice -path_args {-from "in0" -to "out1" -unconstrained} \<text:line-break/> <text:s/>-spice_directory $result_dir \<text:line-break/> <text:s/>-lib_subckt_file "write_spice1.subckt" \<text:line-break/> <text:s/>-model_file "write_spice1.models" \<text:line-break/> <text:s/>-power VDD -ground VSS</text:p>
      <text:p text:style-name="P240">When the simulator is hspice, <text:span text:style-name="Command">.measure</text:span> statements will be added to the spice netlist.</text:p>
      <text:p text:style-name="P240">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9697111904"/><text:span text:style-name="Command_20_Heading">write_sdc</text:span><text:alphabetical-index-mark-end text:id="IMark19697111904"/></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ext:soft-page-break/>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76">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9687709120"/><text:span text:style-name="Command_20_Heading">write_sdf</text:span><text:alphabetical-index-mark-end text:id="IMark19687709120"/></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77">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41"><text:span text:style-name="T21">-</text:span><text:span text:style-name="T278">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77">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77">SDF file</text:span></text:span><text:span text:style-name="Default_20_Paragraph_20_Font">name to write.</text:span></text:p>
          </table:table-cell>
        </table:table-row>
      </table:table>
      <text:p text:style-name="P242">Write the delay calculation delays for the design in SDF format to <text:span text:style-name="Command_20_Argument">filename</text:span>. <text:span text:style-name="T279">If -</text:span><text:span text:style-name="Example"><text:span text:style-name="T279">corner</text:span></text:span><text:span text:style-name="T279"> is not specified the min/max delays are across all corners. With </text:span><text:span text:style-name="Example"><text:span text:style-name="T279">-corner</text:span></text:span><text:span text:style-name="T279"> the min/max delays for </text:span><text:span text:style-name="Example"><text:span text:style-name="T280">corner</text:span></text:span><text:span text:style-name="T279">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43"><text:alphabetical-index-mark-start text:id="IMark19082291088"/><text:span text:style-name="Command_20_Heading">write_</text:span><text:span text:style-name="Command_20_Heading"><text:span text:style-name="T281">timing_model</text:span></text:span><text:alphabetical-index-mark-end text:id="IMark19082291088"/></text:p>
          </table:table-cell>
          <table:table-cell table:style-name="Table58.A1" office:value-type="string">
            <text:p text:style-name="P244"><text:span text:style-name="T282">[-</text:span><text:span text:style-name="T283">library</text:span><text:span text:style-name="T282">_name </text:span><text:span text:style-name="T284">lib</text:span><text:span text:style-name="T285">_name</text:span><text:span text:style-name="T282">]<text:line-break/>[-cell_name </text:span><text:span text:style-name="T285">cell_name</text:span><text:span text:style-name="T282">]</text:span></text:p>
            <text:p text:style-name="P245">[-<text:span text:style-name="T281">corner </text:span><text:span text:style-name="T285">corner</text:span><text:span text:style-name="T21">]</text:span><text:line-break/><text:span text:style-name="T1">filename</text:span></text:p>
          </table:table-cell>
        </table:table-row>
        <text:soft-page-break/>
        <table:table-row table:style-name="Table58.1">
          <table:table-cell table:style-name="Table58.A2" office:value-type="string">
            <text:p text:style-name="P246"><text:span text:style-name="T286">-</text:span><text:span text:style-name="T287">library</text:span><text:span text:style-name="T286">_name </text:span><text:span text:style-name="T284">lib</text:span><text:span text:style-name="T285">_name</text:span></text:p>
          </table:table-cell>
          <table:table-cell table:style-name="Table58.A2" office:value-type="string">
            <text:p text:style-name="P247">T<text:span text:style-name="Default_20_Paragraph_20_Font">he name to use for the liberty </text:span><text:span text:style-name="Default_20_Paragraph_20_Font"><text:span text:style-name="T283">library. Defaults to </text:span></text:span><text:span text:style-name="Command_20_Argument"><text:span text:style-name="T32">cell_name</text:span></text:span><text:span text:style-name="Default_20_Paragraph_20_Font"><text:span text:style-name="T283">.</text:span></text:span></text:p>
          </table:table-cell>
        </table:table-row>
        <table:table-row table:style-name="Table58.1">
          <table:table-cell table:style-name="Table58.A2" office:value-type="string">
            <text:p text:style-name="P246"><text:span text:style-name="Command_20_Argument"><text:span text:style-name="T288">-cell_name </text:span></text:span><text:span text:style-name="Command_20_Argument"><text:span text:style-name="T289">cell_name</text:span></text:span></text:p>
          </table:table-cell>
          <table:table-cell table:style-name="Table58.A2" office:value-type="string">
            <text:p text:style-name="P248"><text:span text:style-name="Default_20_Paragraph_20_Font">The name to use for the liberty cell. </text:span><text:span text:style-name="Default_20_Paragraph_20_Font"><text:span text:style-name="T283">Defaults to the top level module name.</text:span></text:span></text:p>
          </table:table-cell>
        </table:table-row>
        <table:table-row table:style-name="Table58.1">
          <table:table-cell table:style-name="Table58.A2" office:value-type="string">
            <text:p text:style-name="P249"><text:span text:style-name="Command_20_Argument"><text:span text:style-name="T290">-corner </text:span></text:span><text:span text:style-name="Command_20_Argument"><text:span text:style-name="T291">corner</text:span></text:span></text:p>
          </table:table-cell>
          <table:table-cell table:style-name="Table58.A2" office:value-type="string">
            <text:p text:style-name="P250"><text:span text:style-name="Default_20_Paragraph_20_Font">The process corner to use for extracting the model.</text:span></text:p>
          </table:table-cell>
        </table:table-row>
        <table:table-row table:style-name="Table58.1">
          <table:table-cell table:style-name="Table58.A2" office:value-type="string">
            <text:p text:style-name="P251">filename</text:p>
          </table:table-cell>
          <table:table-cell table:style-name="Table58.A2" office:value-type="string">
            <text:p text:style-name="P252"><text:span text:style-name="Default_20_Paragraph_20_Font">Filename </text:span><text:span text:style-name="Default_20_Paragraph_20_Font"><text:span text:style-name="T292">for the liberty timing model</text:span></text:span>.</text:p>
          </table:table-cell>
        </table:table-row>
      </table:table>
      <text:p text:style-name="P253">The <text:span text:style-name="Command_20_Heading"><text:span text:style-name="T127">write_</text:span></text:span><text:span text:style-name="Command_20_Heading"><text:span text:style-name="T293">timing_model</text:span></text:span> command constructs a liberty timing model for the current design and writes it to <text:span text:style-name="T1">file</text:span><text:span text:style-name="T294">name</text:span>. <text:span text:style-name="Command_20_Argument"><text:span text:style-name="T289">cell_name</text:span></text:span><text:span text:style-name="T295"> defaults to the cell name of the top level block in the design.</text:span></text:p>
      <text:p text:style-name="P254"><text:span text:style-name="T296">The SDC used to extract the block should include the clock definitions. </text:span><text:span text:style-name="T297">If the block contains a clock network </text:span><text:span text:style-name="T298">set_propagated_cloc</text:span><text:span text:style-name="T299">k</text:span><text:span text:style-name="Default_20_Paragraph_20_Font"><text:span text:style-name="T300"> </text:span></text:span><text:span text:style-name="Default_20_Paragraph_20_Font"><text:span text:style-name="T297">should be used so the clock delays are included in the timing model. </text:span></text:span><text:span text:style-name="Default_20_Paragraph_20_Font"><text:span text:style-name="T301">The following SDC commands are ignored</text:span></text:span><text:span text:style-name="T302"> when bulding the timing model.</text:span></text:p>
      <text:p text:style-name="Example_20__20_indented"><text:span text:style-name="T298">set_</text:span><text:span text:style-name="T303">input_delay<text:line-break/></text:span><text:span text:style-name="T298">set_</text:span><text:span text:style-name="T303">output_delay<text:line-break/></text:span><text:span text:style-name="Example"><text:span text:style-name="T302">set_load<text:line-break/></text:span></text:span><text:span text:style-name="Example"><text:span text:style-name="T301">set_timing_derate</text:span></text:span></text:p>
      <text:p text:style-name="P254"><text:span text:style-name="T304">Using </text:span><text:span text:style-name="T298">set_</text:span><text:span text:style-name="T303">input_</text:span><text:span text:style-name="T305">transition</text:span><text:span text:style-name="T304"> with the slew from the block context will be used will improve the match between the timing model and the block netlist. </text:span><text:span text:style-name="T306"><text:s/></text:span><text:span text:style-name="T300">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81">s<text:line-break/></text:span>clock to output timing paths</text:p>
      <text:p text:style-name="P25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9687734208"/><text:span text:style-name="Command_20_Heading">write_verilog</text:span><text:alphabetical-index-mark-end text:id="IMark19687734208"/></text:p>
          </table:table-cell>
          <table:table-cell table:style-name="Table109.A1" office:value-type="string">
            <text:p text:style-name="P232">[-sort<text:span text:style-name="T21">]</text:span></text:p>
            <text:p text:style-name="P232"><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33"><text:span text:style-name="Command_20_Argument"><text:span text:style-name="T290">-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6">-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7"><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0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ext:soft-page-break/>
        <table:table-row table:style-name="Table109.1">
          <table:table-cell table:style-name="Table109.A2" office:value-type="string">
            <text:p text:style-name="P234">filename</text:p>
          </table:table-cell>
          <table:table-cell table:style-name="Table109.A2" office:value-type="string">
            <text:p text:style-name="P40"><text:span text:style-name="Default_20_Paragraph_20_Font">Filename </text:span><text:span text:style-name="Default_20_Paragraph_20_Font"><text:span text:style-name="T307">for the liberty library</text:span></text:span><text:span text:style-name="Default_20_Paragraph_20_Font">.</text:span></text:p>
          </table:table-cell>
        </table:table-row>
      </table:table>
      <text:p text:style-name="P258">The <text:span text:style-name="T7">write_verilog</text:span> command writes a verilog netlist to <text:span text:style-name="T3">filename</text:span>. Use <text:span text:style-name="T290">-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9687734208"/>Filter Expressions<text:bookmark-end text:name="__RefHeading___Toc42589_2528141652"/><text:alphabetical-index-mark-end text:id="IMark19687734208"/></text:h>
      <text:p text:style-name="P259">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60"><text:span text:style-name="Default_20_Paragraph_20_Font">Return objects with </text:span><text:span text:style-name="Command_20_Argument">property</text:span><text:span text:style-name="Default_20_Paragraph_20_Font"> value equal to </text:span><text:span text:style-name="Command_20_Argument"><text:span text:style-name="T308">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60"><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9">pattern</text:span></text:span></text:p>
          </table:table-cell>
          <table:table-cell table:style-name="Table66.A2" office:value-type="string">
            <text:p text:style-name="P260"><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10">value</text:span></text:span></text:p>
          </table:table-cell>
          <table:table-cell table:style-name="Table66.A2" office:value-type="string">
            <text:p text:style-name="P260"><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11">~</text:span></text:span><text:span text:style-name="Command"><text:span text:style-name="T310">value</text:span></text:span></text:p>
          </table:table-cell>
          <table:table-cell table:style-name="Table66.A2" office:value-type="string">
            <text:p text:style-name="P261"><text:span text:style-name="Default_20_Paragraph_20_Font">Return objects with </text:span><text:span text:style-name="Command_20_Argument">property</text:span><text:span text:style-name="Default_20_Paragraph_20_Font"> value </text:span><text:span text:style-name="Default_20_Paragraph_20_Font"><text:span text:style-name="T312">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9">expr1</text:span></text:span><text:span text:style-name="Command"><text:span text:style-name="T313">&amp;&amp;e</text:span></text:span><text:span text:style-name="Command"><text:span text:style-name="T314">xpr2</text:span></text:span></text:p>
          </table:table-cell>
          <table:table-cell table:style-name="Table66.A2" office:value-type="string">
            <text:p text:style-name="P260"><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9">expr1</text:span></text:span><text:span text:style-name="Command"><text:span text:style-name="T315">||</text:span></text:span><text:span text:style-name="Command"><text:span text:style-name="T309">expr2</text:span></text:span></text:p>
          </table:table-cell>
          <table:table-cell table:style-name="Table66.A2" office:value-type="string">
            <text:p text:style-name="P260"><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16">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9687734208"/>Variables<text:bookmark-end text:name="__RefHeading___Toc42591_2528141652"/><text:alphabetical-index-mark-end text:id="IMark19687734208"/></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9082292240"/><text:span text:style-name="Command_20_Heading">hierarchy_separator</text:span><text:alphabetical-index-mark-end text:id="IMark19082292240"/></text:p>
          </table:table-cell>
          <table:table-cell table:style-name="Table130.A1" office:value-type="string">
            <text:p text:style-name="P29"><text:span text:style-name="Command_20_Argument"><text:span text:style-name="T24">Any character</text:span></text:span><text:span text:style-name="Command_20_Argument"><text:span text:style-name="T31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9082292240"/><text:span text:style-name="Command_20_Heading">sta_bidirect_net_paths_enabled</text:span><text:alphabetical-index-mark-end text:id="IMark19082292240"/></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9687734208"/><text:span text:style-name="Command_20_Heading">sta_continue_on_error</text:span><text:alphabetical-index-mark-end text:id="IMark19687734208"/></text:p>
          </table:table-cell>
          <table:table-cell table:style-name="Table110.A1" office:value-type="string">
            <text:p text:style-name="P29"><text:span text:style-name="Command_20_Argument"><text:span text:style-name="T24">0|1</text:span></text:span></text:p>
          </table:table-cell>
        </table:table-row>
      </table:table>
      <text:p text:style-name="Body_20_first"><text:soft-page-break/>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9687734208"/><text:span text:style-name="Command_20_Heading">sta_crpr_mode</text:span><text:alphabetical-index-mark-end text:id="IMark19687734208"/></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9687734208"/><text:span text:style-name="Command_20_Heading">sta_cond_default_arcs_enabled</text:span><text:alphabetical-index-mark-end text:id="IMark19687734208"/></text:p>
          </table:table-cell>
          <table:table-cell table:style-name="Table140.A1" office:value-type="string">
            <text:p text:style-name="P29"><text:span text:style-name="Command_20_Argument"><text:span text:style-name="T24">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9687734208"/><text:span text:style-name="Command_20_Heading">sta_crpr_enabled</text:span><text:alphabetical-index-mark-end text:id="IMark19687734208"/></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9687734208"/><text:span text:style-name="Command_20_Heading">sta_dynamic_loop_breaking</text:span><text:alphabetical-index-mark-end text:id="IMark19687734208"/></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9687734208"/><text:span text:style-name="Command_20_Heading">sta_gated_clock_checks_enabled</text:span><text:alphabetical-index-mark-end text:id="IMark19687734208"/></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9">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9687734208"/><text:span text:style-name="Command_20_Heading">sta_input_port_default_clock</text:span><text:alphabetical-index-mark-end text:id="IMark19687734208"/></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9687734208"/><text:span text:style-name="Command_20_Heading">sta_internal_bidirect_instance_paths_enabled</text:span><text:alphabetical-index-mark-end text:id="IMark19687734208"/></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ext:soft-page-break/>
        <table:table-row table:style-name="Table38.1">
          <table:table-cell table:style-name="Table38.A1" office:value-type="string">
            <text:p text:style-name="P29"><text:alphabetical-index-mark-start text:id="IMark19687734208"/><text:span text:style-name="Command_20_Heading">sta_pocv_enabled</text:span><text:alphabetical-index-mark-end text:id="IMark19687734208"/></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9687734208"/><text:span text:style-name="Command_20_Heading">sta_propagate_all_clocks</text:span><text:alphabetical-index-mark-end text:id="IMark19687734208"/></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7">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9687734208"/><text:span text:style-name="Command_20_Heading">sta_propagate_gated_clock_enable</text:span><text:alphabetical-index-mark-end text:id="IMark19687734208"/></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7">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9082292240"/><text:span text:style-name="Command_20_Heading">sta_recovery_removal_checks_enabled</text:span><text:alphabetical-index-mark-end text:id="IMark19082292240"/></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7">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9082298912"/><text:span text:style-name="Command_20_Heading">sta_report_default_digits</text:span><text:alphabetical-index-mark-end text:id="IMark19082298912"/></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9082298912"/><text:alphabetical-index-mark-start text:id="IMark19082291088"/><text:span text:style-name="Command_20_Heading">sta_preset_clear_arcs_enabled</text:span><text:alphabetical-index-mark-end text:id="IMark19082291088"/><text:alphabetical-index-mark-end text:id="IMark19082298912"/></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62">Alphabetical Index</text:p>
            </text:index-title>
            <text:p text:style-name="P263">all_clocks<text:tab/>6</text:p>
            <text:p text:style-name="P263">all_inputs<text:tab/>6</text:p>
            <text:p text:style-name="P263">all_outputs<text:tab/>6</text:p>
            <text:p text:style-name="P263">all_registers<text:tab/>6</text:p>
            <text:p text:style-name="P263">check_setup<text:tab/>7</text:p>
            <text:p text:style-name="P263">Command Line Arguments<text:tab/>1</text:p>
            <text:p text:style-name="P263">Commands<text:tab/>6</text:p>
            <text:p text:style-name="P263">connect_pin<text:tab/>7</text:p>
            <text:p text:style-name="P263">create_generated_clock<text:tab/>9</text:p>
            <text:p text:style-name="P263">create_voltage_area<text:tab/>10</text:p>
            <text:p text:style-name="P263">current_design<text:tab/>10</text:p>
            <text:p text:style-name="P263">current_instance<text:tab/>10</text:p>
            <text:p text:style-name="P263">define_corners<text:tab/>11</text:p>
            <text:p text:style-name="P263">delete_clock<text:tab/>11</text:p>
            <text:p text:style-name="P263">delete_from_list<text:tab/>11</text:p>
            <text:p text:style-name="P263">delete_generated_clock<text:tab/>11</text:p>
            <text:p text:style-name="P263">delete_instance<text:tab/>11</text:p>
            <text:p text:style-name="P263">delete_net<text:tab/>12</text:p>
            <text:p text:style-name="P263">disconnect_pin<text:tab/>12</text:p>
            <text:p text:style-name="P263">elapsed_run_time<text:tab/>12</text:p>
            <text:p text:style-name="P263">Example Command Scripts<text:tab/>1</text:p>
            <text:p text:style-name="P263">Filter Expressions<text:tab/>77</text:p>
            <text:p text:style-name="P263">find_timing_paths<text:tab/>13</text:p>
            <text:p text:style-name="P263">get_cells<text:tab/>14</text:p>
            <text:p text:style-name="P263">get_clocks<text:tab/>15</text:p>
            <text:p text:style-name="P263">get_fanin<text:tab/>16</text:p>
            <text:p text:style-name="P263">get_fanout<text:tab/>16</text:p>
            <text:p text:style-name="P263">get_full_name<text:tab/>17</text:p>
            <text:p text:style-name="P263">get_lib_pins<text:tab/>18</text:p>
            <text:p text:style-name="P263">get_libs<text:tab/>18</text:p>
            <text:p text:style-name="P263">get_name<text:tab/>20</text:p>
            <text:p text:style-name="P263">get_nets<text:tab/>19</text:p>
            <text:p text:style-name="P263">get_pins<text:tab/>20</text:p>
            <text:p text:style-name="P263">get_ports<text:tab/>21</text:p>
            <text:p text:style-name="P263">get_property<text:tab/>21</text:p>
            <text:p text:style-name="P263">get_timing_edges<text:tab/>24</text:p>
            <text:p text:style-name="P263">group_path<text:tab/>25</text:p>
            <text:p text:style-name="P263">hierarchy_separator<text:tab/>78</text:p>
            <text:p text:style-name="P263">link_design<text:tab/>26</text:p>
            <text:p text:style-name="P263">make_instance<text:tab/>26</text:p>
            <text:p text:style-name="P263">make_net<text:tab/>26</text:p>
            <text:p text:style-name="P263">Power Analysis<text:tab/>2</text:p>
            <text:p text:style-name="P263">read_liberty<text:tab/>26</text:p>
            <text:p text:style-name="P263">read_saif<text:tab/>27</text:p>
            <text:p text:style-name="P263">read_sdc<text:tab/>28</text:p>
            <text:p text:style-name="P263">read_sdf<text:tab/>28</text:p>
            <text:p text:style-name="P263">read_spef<text:tab/>29</text:p>
            <text:p text:style-name="P263">read_vcd<text:tab/>30</text:p>
            <text:p text:style-name="P263">read_verilog<text:tab/>30</text:p>
            <text:p text:style-name="P263">redirection<text:tab/>4</text:p>
            <text:p text:style-name="P263">replace_cell<text:tab/>31</text:p>
            <text:p text:style-name="P263">report_annotated_check<text:tab/>31</text:p>
            <text:p text:style-name="P263">report_annotated_delay<text:tab/>32</text:p>
            <text:p text:style-name="P263">report_check_types<text:tab/>36</text:p>
            <text:p text:style-name="P263">report_checks<text:tab/>33</text:p>
            <text:p text:style-name="P263">report_clock_latency<text:tab/>37</text:p>
            <text:p text:style-name="P263">report_clock_min_period<text:tab/>37</text:p>
            <text:p text:style-name="P263">report_clock_properties<text:tab/>37</text:p>
            <text:p text:style-name="P263">report_clock_skew<text:tab/>38</text:p>
            <text:p text:style-name="P263">report_dcalc<text:tab/>38</text:p>
            <text:p text:style-name="P263">report_disabled_edges<text:tab/>39</text:p>
            <text:p text:style-name="P263"><text:soft-page-break/>report_instance<text:tab/>39</text:p>
            <text:p text:style-name="P263">report_lib_cell<text:tab/>39</text:p>
            <text:p text:style-name="P263">report_net<text:tab/>39</text:p>
            <text:p text:style-name="P263">report_parasitic_annotation<text:tab/>39</text:p>
            <text:p text:style-name="P263">report_power<text:tab/>40</text:p>
            <text:p text:style-name="P263">report_pulse_width_checks<text:tab/>40</text:p>
            <text:p text:style-name="P263">report_slews<text:tab/>41</text:p>
            <text:p text:style-name="P263">report_units<text:tab/>41</text:p>
            <text:p text:style-name="P263">report_worst_slack<text:tab/>41</text:p>
            <text:p text:style-name="P263">set_assigned_check<text:tab/>42</text:p>
            <text:p text:style-name="P263">set_assigned_delay<text:tab/>43</text:p>
            <text:p text:style-name="P263">set_assigned_transition<text:tab/>43</text:p>
            <text:p text:style-name="P263">set_case_analysis<text:tab/>44</text:p>
            <text:p text:style-name="P263">set_clock_gating_check<text:tab/>44</text:p>
            <text:p text:style-name="P263">set_clock_groups<text:tab/>45</text:p>
            <text:p text:style-name="P263">set_clock_latency<text:tab/>46</text:p>
            <text:p text:style-name="P263">set_clock_transition<text:tab/>46</text:p>
            <text:p text:style-name="P263">set_clock_uncertainty<text:tab/>47</text:p>
            <text:p text:style-name="P263">set_cmd_units<text:tab/>48</text:p>
            <text:p text:style-name="P263">set_data_check<text:tab/>49</text:p>
            <text:p text:style-name="P263">set_disable_inferred_clock_gating<text:tab/>49</text:p>
            <text:p text:style-name="P263">set_disable_timing<text:tab/>49</text:p>
            <text:p text:style-name="P263">set_drive<text:tab/>50</text:p>
            <text:p text:style-name="P263">set_driving_cell<text:tab/>51</text:p>
            <text:p text:style-name="P263">set_false_path<text:tab/>52</text:p>
            <text:p text:style-name="P263">set_fanout_load<text:tab/>53</text:p>
            <text:p text:style-name="P263">set_hierarchy_separator<text:tab/>53</text:p>
            <text:p text:style-name="P263">set_ideal_latency<text:tab/>53</text:p>
            <text:p text:style-name="P263">set_ideal_network<text:tab/>53</text:p>
            <text:p text:style-name="P263">set_ideal_transition<text:tab/>53</text:p>
            <text:p text:style-name="P263">set_input_delay<text:tab/>53</text:p>
            <text:p text:style-name="P263">set_input_transition<text:tab/>55</text:p>
            <text:p text:style-name="P263">set_level_shifter_strategy<text:tab/>55</text:p>
            <text:p text:style-name="P263">set_level_shifter_threshold<text:tab/>55</text:p>
            <text:p text:style-name="P263">set_load<text:tab/>55</text:p>
            <text:p text:style-name="P263">set_logic_dc<text:tab/>56</text:p>
            <text:p text:style-name="P263">set_logic_one<text:tab/>56</text:p>
            <text:p text:style-name="P263">set_logic_zero<text:tab/>56</text:p>
            <text:p text:style-name="P263">set_max_area<text:tab/>57</text:p>
            <text:p text:style-name="P263">set_max_capacitance<text:tab/>57</text:p>
            <text:p text:style-name="P263">set_max_delay<text:tab/>57</text:p>
            <text:p text:style-name="P263">set_max_dynamic_power<text:tab/>58</text:p>
            <text:p text:style-name="P263">set_max_fanout<text:tab/>58</text:p>
            <text:p text:style-name="P263">set_max_leakage_power<text:tab/>58</text:p>
            <text:p text:style-name="P263">set_max_time_borrow<text:tab/>58</text:p>
            <text:p text:style-name="P263">set_max_transition<text:tab/>59</text:p>
            <text:p text:style-name="P263">set_min_capacitance<text:tab/>59</text:p>
            <text:p text:style-name="P263">set_min_delay<text:tab/>60</text:p>
            <text:p text:style-name="P263">set_min_pulse_width<text:tab/>60</text:p>
            <text:p text:style-name="P263">set_multicycle_path<text:tab/>61</text:p>
            <text:p text:style-name="P263">set_operating_conditions<text:tab/>62</text:p>
            <text:p text:style-name="P263">set_output_delay<text:tab/>63</text:p>
            <text:p text:style-name="P263">set_port_fanout_number<text:tab/>64</text:p>
            <text:p text:style-name="P263">set_power_activity<text:tab/>64</text:p>
            <text:p text:style-name="P263">set_propagated_clock<text:tab/>64</text:p>
            <text:p text:style-name="P263">set_pvt<text:tab/>65</text:p>
            <text:p text:style-name="P263">set_resistance<text:tab/>67</text:p>
            <text:p text:style-name="P263">set_sense<text:tab/>65</text:p>
            <text:p text:style-name="P263">set_timing_derate<text:tab/>66</text:p>
            <text:p text:style-name="P263">set_units<text:tab/>67</text:p>
            <text:p text:style-name="P263">set_wire_load_min_block_size<text:tab/>68</text:p>
            <text:p text:style-name="P263">set_wire_load_mode<text:tab/>68</text:p>
            <text:p text:style-name="P263">set_wire_load_model<text:tab/>69</text:p>
            <text:p text:style-name="P263">set_wire_load_selection_group<text:tab/>69</text:p>
            <text:p text:style-name="P263"><text:soft-page-break/>source<text:tab/>69</text:p>
            <text:p text:style-name="P263">SPEF<text:tab/>29</text:p>
            <text:p text:style-name="P263">sta_bidirect_net_paths_enabled<text:tab/>78</text:p>
            <text:p text:style-name="P263">sta_cond_default_arcs_enabled<text:tab/>78</text:p>
            <text:p text:style-name="P263">sta_continue_on_error<text:tab/>78</text:p>
            <text:p text:style-name="P263">sta_crpr_enabled<text:tab/>79</text:p>
            <text:p text:style-name="P263">sta_crpr_mode<text:tab/>78</text:p>
            <text:p text:style-name="P263">sta_dynamic_loop_breaking<text:tab/>79</text:p>
            <text:p text:style-name="P263">sta_gated_clock_checks_enabled<text:tab/>79</text:p>
            <text:p text:style-name="P263">sta_input_port_default_clock<text:tab/>79</text:p>
            <text:p text:style-name="P263">sta_internal_bidirect_instance_paths_enabled<text:tab/>79</text:p>
            <text:p text:style-name="P263">sta_pocv_enabled<text:tab/>79</text:p>
            <text:p text:style-name="P263">sta_preset_clear_arcs_enabled<text:tab/>80</text:p>
            <text:p text:style-name="P263">sta_propagate_all_clocks<text:tab/>79</text:p>
            <text:p text:style-name="P263">sta_propagate_gated_clock_enable<text:tab/>80</text:p>
            <text:p text:style-name="P263">sta_recovery_removal_checks_enabled<text:tab/>80</text:p>
            <text:p text:style-name="P263">sta_report_default_digits<text:tab/>80</text:p>
            <text:p text:style-name="P263">TCL Interpreter<text:tab/>3</text:p>
            <text:p text:style-name="P263">Timing Analysis using SDF<text:tab/>2</text:p>
            <text:p text:style-name="P263">Timing Analysis with Multiple Process Corners<text:tab/>2</text:p>
            <text:p text:style-name="P263">unset_case_analysis<text:tab/>70</text:p>
            <text:p text:style-name="P263">unset_clock_latency<text:tab/>70</text:p>
            <text:p text:style-name="P263">unset_clock_transition<text:tab/>70</text:p>
            <text:p text:style-name="P263">unset_clock_uncertainty<text:tab/>71</text:p>
            <text:p text:style-name="P263">unset_data_check<text:tab/>71</text:p>
            <text:p text:style-name="P263">unset_disable_inferred_clock_gating<text:tab/>72</text:p>
            <text:p text:style-name="P263">unset_disable_timing<text:tab/>72</text:p>
            <text:p text:style-name="P263">unset_input_delay<text:tab/>72</text:p>
            <text:p text:style-name="P263">unset_output_delay<text:tab/>73</text:p>
            <text:p text:style-name="P263">unset_path_exceptions<text:tab/>73</text:p>
            <text:p text:style-name="P263">unset_propagated_clock<text:tab/>74</text:p>
            <text:p text:style-name="P263">unset_timing_derate<text:tab/>74</text:p>
            <text:p text:style-name="P263">user_run_time<text:tab/>74</text:p>
            <text:p text:style-name="P263">Variables<text:tab/>78</text:p>
            <text:p text:style-name="P263">verilog netlist<text:tab/>31</text:p>
            <text:p text:style-name="P263">with_output_to_variable<text:tab/>74</text:p>
            <text:p text:style-name="P263">write_path_spice<text:tab/>74</text:p>
            <text:p text:style-name="P263">write_sdc<text:tab/>75</text:p>
            <text:p text:style-name="P263">write_sdf<text:tab/>76</text:p>
            <text:p text:style-name="P263">write_timing_model<text:tab/>76</text:p>
            <text:p text:style-name="P263">write_verilog<text:tab/>77</text:p>
          </text:index-body>
        </text:alphabetical-index>
        <text:p text:style-name="P264"/>
        <text:p text:style-name="P265">Version 2.<text:span text:style-name="T318">6</text:span>.<text:span text:style-name="T319">0</text:span>, <text:span text:style-name="T318">Sep</text:span> <text:span text:style-name="T318">23</text:span>, 20<text:span text:style-name="T319">2</text:span><text:span text:style-name="T318">4</text:span><text:line-break/>Copyright (c) 20<text:span text:style-name="T319">2</text:span><text:span text:style-name="T318">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62</meta:editing-cycles>
    <meta:print-date>2024-11-13T14:19:30.888104825</meta:print-date>
    <meta:creation-date>2010-07-31T21:07:00</meta:creation-date>
    <dc:date>2025-01-04T17:55:26.202959305</dc:date>
    <meta:editing-duration>P116DT21H22M42S</meta:editing-duration>
    <meta:generator>LibreOffice/24.8.2.1$MacOSX_AARCH64 LibreOffice_project/0f794b6e29741098670a3b95d60478a65d05ef13</meta:generator>
    <meta:printed-by>PDF files: James Cherry</meta:printed-by>
    <meta:document-statistic meta:table-count="159" meta:image-count="0" meta:object-count="0" meta:page-count="84" meta:paragraph-count="2138" meta:word-count="15912" meta:character-count="110076" meta:non-whitespace-character-count="953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